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ummy1" table:style-name="ta1">
        <table:shapes>
          <draw:frame draw:z-index="0" draw:style-name="gr1" draw:text-style-name="P1" svg:width="2939.95pt" svg:height="633.6pt" svg:x="354.3pt" svg:y="913.07pt">
            <loext:p draw:notify-on-update-of-ranges="dummy1.A2:dummy1.A1001 dummy1.B2:dummy1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45.59pt" svg:height="583.65pt" svg:x="432.51pt" svg:y="41306.49pt">
            <loext:p draw:notify-on-update-of-ranges="dummy1.A3200:dummy1.A4199 dummy1.B3200:dummy1.B41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28.95pt" svg:height="499.21pt" svg:x="363.09pt" svg:y="236.81pt">
            <loext:p draw:notify-on-update-of-ranges="dummy1.A2:dummy1.A1001 dummy1.B2:dummy1.B10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0510080" calcext:value-type="float">
            <text:p>-110510080</text:p>
          </table:table-cell>
          <table:table-cell office:value-type="string" calcext:value-type="string">
            <text:p>F969C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1886336" calcext:value-type="float">
            <text:p>-111886336</text:p>
          </table:table-cell>
          <table:table-cell office:value-type="string" calcext:value-type="string">
            <text:p>F954C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3229824" calcext:value-type="float">
            <text:p>-113229824</text:p>
          </table:table-cell>
          <table:table-cell office:value-type="string" calcext:value-type="string">
            <text:p>F9404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6408320" calcext:value-type="float">
            <text:p>-116408320</text:p>
          </table:table-cell>
          <table:table-cell office:value-type="string" calcext:value-type="string">
            <text:p>F90FC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6686848" calcext:value-type="float">
            <text:p>-116686848</text:p>
          </table:table-cell>
          <table:table-cell office:value-type="string" calcext:value-type="string">
            <text:p>F90B8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07184128" calcext:value-type="float">
            <text:p>-107184128</text:p>
          </table:table-cell>
          <table:table-cell office:value-type="string" calcext:value-type="string">
            <text:p>F99C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07462656" calcext:value-type="float">
            <text:p>-107462656</text:p>
          </table:table-cell>
          <table:table-cell office:value-type="string" calcext:value-type="string">
            <text:p>F9984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08773376" calcext:value-type="float">
            <text:p>-108773376</text:p>
          </table:table-cell>
          <table:table-cell office:value-type="string" calcext:value-type="string">
            <text:p>F9844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2590848" calcext:value-type="float">
            <text:p>-112590848</text:p>
          </table:table-cell>
          <table:table-cell office:value-type="string" calcext:value-type="string">
            <text:p>F94A0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4180096" calcext:value-type="float">
            <text:p>-114180096</text:p>
          </table:table-cell>
          <table:table-cell office:value-type="string" calcext:value-type="string">
            <text:p>F931C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22601472" calcext:value-type="float">
            <text:p>-122601472</text:p>
          </table:table-cell>
          <table:table-cell office:value-type="string" calcext:value-type="string">
            <text:p>F8B14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4573312" calcext:value-type="float">
            <text:p>-114573312</text:p>
          </table:table-cell>
          <table:table-cell office:value-type="string" calcext:value-type="string">
            <text:p>F92B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2246784" calcext:value-type="float">
            <text:p>-112246784</text:p>
          </table:table-cell>
          <table:table-cell office:value-type="string" calcext:value-type="string">
            <text:p>F94F4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07331584" calcext:value-type="float">
            <text:p>-107331584</text:p>
          </table:table-cell>
          <table:table-cell office:value-type="string" calcext:value-type="string">
            <text:p>F99A4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07184128" calcext:value-type="float">
            <text:p>-107184128</text:p>
          </table:table-cell>
          <table:table-cell office:value-type="string" calcext:value-type="string">
            <text:p>F99C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07184128" calcext:value-type="float">
            <text:p>-107184128</text:p>
          </table:table-cell>
          <table:table-cell office:value-type="string" calcext:value-type="string">
            <text:p>F99C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07282432" calcext:value-type="float">
            <text:p>-107282432</text:p>
          </table:table-cell>
          <table:table-cell office:value-type="string" calcext:value-type="string">
            <text:p>F99B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7882880" calcext:value-type="float">
            <text:p>-117882880</text:p>
          </table:table-cell>
          <table:table-cell office:value-type="string" calcext:value-type="string">
            <text:p>F8F94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21225216" calcext:value-type="float">
            <text:p>-121225216</text:p>
          </table:table-cell>
          <table:table-cell office:value-type="string" calcext:value-type="string">
            <text:p>F8C64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21634816" calcext:value-type="float">
            <text:p>-121634816</text:p>
          </table:table-cell>
          <table:table-cell office:value-type="string" calcext:value-type="string">
            <text:p>F8C00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07315200" calcext:value-type="float">
            <text:p>-107315200</text:p>
          </table:table-cell>
          <table:table-cell office:value-type="string" calcext:value-type="string">
            <text:p>F99A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07298816" calcext:value-type="float">
            <text:p>-107298816</text:p>
          </table:table-cell>
          <table:table-cell office:value-type="string" calcext:value-type="string">
            <text:p>F99AC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21339904" calcext:value-type="float">
            <text:p>-121339904</text:p>
          </table:table-cell>
          <table:table-cell office:value-type="string" calcext:value-type="string">
            <text:p>F8C4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13999872" calcext:value-type="float">
            <text:p>-113999872</text:p>
          </table:table-cell>
          <table:table-cell office:value-type="string" calcext:value-type="string">
            <text:p>F9348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08822528" calcext:value-type="float">
            <text:p>-108822528</text:p>
          </table:table-cell>
          <table:table-cell office:value-type="string" calcext:value-type="string">
            <text:p>F9838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07216896" calcext:value-type="float">
            <text:p>-107216896</text:p>
          </table:table-cell>
          <table:table-cell office:value-type="string" calcext:value-type="string">
            <text:p>F99C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07626496" calcext:value-type="float">
            <text:p>-107626496</text:p>
          </table:table-cell>
          <table:table-cell office:value-type="string" calcext:value-type="string">
            <text:p>F995C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9668736" calcext:value-type="float">
            <text:p>-119668736</text:p>
          </table:table-cell>
          <table:table-cell office:value-type="string" calcext:value-type="string">
            <text:p>F8DE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8538240" calcext:value-type="float">
            <text:p>-118538240</text:p>
          </table:table-cell>
          <table:table-cell office:value-type="string" calcext:value-type="string">
            <text:p>F8EF4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7850112" calcext:value-type="float">
            <text:p>-117850112</text:p>
          </table:table-cell>
          <table:table-cell office:value-type="string" calcext:value-type="string">
            <text:p>F8F9C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13950720" calcext:value-type="float">
            <text:p>-113950720</text:p>
          </table:table-cell>
          <table:table-cell office:value-type="string" calcext:value-type="string">
            <text:p>F9354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07200512" calcext:value-type="float">
            <text:p>-107200512</text:p>
          </table:table-cell>
          <table:table-cell office:value-type="string" calcext:value-type="string">
            <text:p>F99C4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07118592" calcext:value-type="float">
            <text:p>-107118592</text:p>
          </table:table-cell>
          <table:table-cell office:value-type="string" calcext:value-type="string">
            <text:p>F99D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2246784" calcext:value-type="float">
            <text:p>-112246784</text:p>
          </table:table-cell>
          <table:table-cell office:value-type="string" calcext:value-type="string">
            <text:p>F94F4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8325248" calcext:value-type="float">
            <text:p>-118325248</text:p>
          </table:table-cell>
          <table:table-cell office:value-type="string" calcext:value-type="string">
            <text:p>F8F28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22339328" calcext:value-type="float">
            <text:p>-122339328</text:p>
          </table:table-cell>
          <table:table-cell office:value-type="string" calcext:value-type="string">
            <text:p>F8B5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07331584" calcext:value-type="float">
            <text:p>-107331584</text:p>
          </table:table-cell>
          <table:table-cell office:value-type="string" calcext:value-type="string">
            <text:p>F99A4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07053056" calcext:value-type="float">
            <text:p>-107053056</text:p>
          </table:table-cell>
          <table:table-cell office:value-type="string" calcext:value-type="string">
            <text:p>F99E8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07069440" calcext:value-type="float">
            <text:p>-107069440</text:p>
          </table:table-cell>
          <table:table-cell office:value-type="string" calcext:value-type="string">
            <text:p>F99E4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07134976" calcext:value-type="float">
            <text:p>-107134976</text:p>
          </table:table-cell>
          <table:table-cell office:value-type="string" calcext:value-type="string">
            <text:p>F99D4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6948992" calcext:value-type="float">
            <text:p>-116948992</text:p>
          </table:table-cell>
          <table:table-cell office:value-type="string" calcext:value-type="string">
            <text:p>F9078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9603200" calcext:value-type="float">
            <text:p>-119603200</text:p>
          </table:table-cell>
          <table:table-cell office:value-type="string" calcext:value-type="string">
            <text:p>F8DF0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22404864" calcext:value-type="float">
            <text:p>-122404864</text:p>
          </table:table-cell>
          <table:table-cell office:value-type="string" calcext:value-type="string">
            <text:p>F8B44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13475584" calcext:value-type="float">
            <text:p>-113475584</text:p>
          </table:table-cell>
          <table:table-cell office:value-type="string" calcext:value-type="string">
            <text:p>F93C8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07380736" calcext:value-type="float">
            <text:p>-107380736</text:p>
          </table:table-cell>
          <table:table-cell office:value-type="string" calcext:value-type="string">
            <text:p>F9998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07233280" calcext:value-type="float">
            <text:p>-107233280</text:p>
          </table:table-cell>
          <table:table-cell office:value-type="string" calcext:value-type="string">
            <text:p>F99B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07347968" calcext:value-type="float">
            <text:p>-107347968</text:p>
          </table:table-cell>
          <table:table-cell office:value-type="string" calcext:value-type="string">
            <text:p>F99A0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3229824" calcext:value-type="float">
            <text:p>-113229824</text:p>
          </table:table-cell>
          <table:table-cell office:value-type="string" calcext:value-type="string">
            <text:p>F9404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1624192" calcext:value-type="float">
            <text:p>-111624192</text:p>
          </table:table-cell>
          <table:table-cell office:value-type="string" calcext:value-type="string">
            <text:p>F958C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07397120" calcext:value-type="float">
            <text:p>-107397120</text:p>
          </table:table-cell>
          <table:table-cell office:value-type="string" calcext:value-type="string">
            <text:p>F9994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07446272" calcext:value-type="float">
            <text:p>-107446272</text:p>
          </table:table-cell>
          <table:table-cell office:value-type="string" calcext:value-type="string">
            <text:p>F9988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08773376" calcext:value-type="float">
            <text:p>-108773376</text:p>
          </table:table-cell>
          <table:table-cell office:value-type="string" calcext:value-type="string">
            <text:p>F9844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1722496" calcext:value-type="float">
            <text:p>-111722496</text:p>
          </table:table-cell>
          <table:table-cell office:value-type="string" calcext:value-type="string">
            <text:p>F9574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21765888" calcext:value-type="float">
            <text:p>-121765888</text:p>
          </table:table-cell>
          <table:table-cell office:value-type="string" calcext:value-type="string">
            <text:p>F8BE0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23076608" calcext:value-type="float">
            <text:p>-123076608</text:p>
          </table:table-cell>
          <table:table-cell office:value-type="string" calcext:value-type="string">
            <text:p>F8AA0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13786880" calcext:value-type="float">
            <text:p>-113786880</text:p>
          </table:table-cell>
          <table:table-cell office:value-type="string" calcext:value-type="string">
            <text:p>F937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1116288" calcext:value-type="float">
            <text:p>-111116288</text:p>
          </table:table-cell>
          <table:table-cell office:value-type="string" calcext:value-type="string">
            <text:p>F9608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07479040" calcext:value-type="float">
            <text:p>-107479040</text:p>
          </table:table-cell>
          <table:table-cell office:value-type="string" calcext:value-type="string">
            <text:p>F9980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07298816" calcext:value-type="float">
            <text:p>-107298816</text:p>
          </table:table-cell>
          <table:table-cell office:value-type="string" calcext:value-type="string">
            <text:p>F99AC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07266048" calcext:value-type="float">
            <text:p>-107266048</text:p>
          </table:table-cell>
          <table:table-cell office:value-type="string" calcext:value-type="string">
            <text:p>F99B4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07249664" calcext:value-type="float">
            <text:p>-107249664</text:p>
          </table:table-cell>
          <table:table-cell office:value-type="string" calcext:value-type="string">
            <text:p>F99B8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07364352" calcext:value-type="float">
            <text:p>-107364352</text:p>
          </table:table-cell>
          <table:table-cell office:value-type="string" calcext:value-type="string">
            <text:p>F999C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9537664" calcext:value-type="float">
            <text:p>-119537664</text:p>
          </table:table-cell>
          <table:table-cell office:value-type="string" calcext:value-type="string">
            <text:p>F8E00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09985792" calcext:value-type="float">
            <text:p>-109985792</text:p>
          </table:table-cell>
          <table:table-cell office:value-type="string" calcext:value-type="string">
            <text:p>F971C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6457472" calcext:value-type="float">
            <text:p>-116457472</text:p>
          </table:table-cell>
          <table:table-cell office:value-type="string" calcext:value-type="string">
            <text:p>F90F0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9390208" calcext:value-type="float">
            <text:p>-119390208</text:p>
          </table:table-cell>
          <table:table-cell office:value-type="string" calcext:value-type="string">
            <text:p>F8E24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23076608" calcext:value-type="float">
            <text:p>-123076608</text:p>
          </table:table-cell>
          <table:table-cell office:value-type="string" calcext:value-type="string">
            <text:p>F8AA0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24010496" calcext:value-type="float">
            <text:p>-124010496</text:p>
          </table:table-cell>
          <table:table-cell office:value-type="string" calcext:value-type="string">
            <text:p>F89BC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07626496" calcext:value-type="float">
            <text:p>-107626496</text:p>
          </table:table-cell>
          <table:table-cell office:value-type="string" calcext:value-type="string">
            <text:p>F995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1263744" calcext:value-type="float">
            <text:p>-111263744</text:p>
          </table:table-cell>
          <table:table-cell office:value-type="string" calcext:value-type="string">
            <text:p>F95E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9947264" calcext:value-type="float">
            <text:p>-119947264</text:p>
          </table:table-cell>
          <table:table-cell office:value-type="string" calcext:value-type="string">
            <text:p>F8D9C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24010496" calcext:value-type="float">
            <text:p>-124010496</text:p>
          </table:table-cell>
          <table:table-cell office:value-type="string" calcext:value-type="string">
            <text:p>F89BC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7211136" calcext:value-type="float">
            <text:p>-117211136</text:p>
          </table:table-cell>
          <table:table-cell office:value-type="string" calcext:value-type="string">
            <text:p>F9038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9881728" calcext:value-type="float">
            <text:p>-119881728</text:p>
          </table:table-cell>
          <table:table-cell office:value-type="string" calcext:value-type="string">
            <text:p>F8DAC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20455168" calcext:value-type="float">
            <text:p>-120455168</text:p>
          </table:table-cell>
          <table:table-cell office:value-type="string" calcext:value-type="string">
            <text:p>F8D20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23682816" calcext:value-type="float">
            <text:p>-123682816</text:p>
          </table:table-cell>
          <table:table-cell office:value-type="string" calcext:value-type="string">
            <text:p>F8A0C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4556928" calcext:value-type="float">
            <text:p>-114556928</text:p>
          </table:table-cell>
          <table:table-cell office:value-type="string" calcext:value-type="string">
            <text:p>F92C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07577344" calcext:value-type="float">
            <text:p>-107577344</text:p>
          </table:table-cell>
          <table:table-cell office:value-type="string" calcext:value-type="string">
            <text:p>F9968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07429888" calcext:value-type="float">
            <text:p>-107429888</text:p>
          </table:table-cell>
          <table:table-cell office:value-type="string" calcext:value-type="string">
            <text:p>F998C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2410624" calcext:value-type="float">
            <text:p>-112410624</text:p>
          </table:table-cell>
          <table:table-cell office:value-type="string" calcext:value-type="string">
            <text:p>F94CC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3180672" calcext:value-type="float">
            <text:p>-113180672</text:p>
          </table:table-cell>
          <table:table-cell office:value-type="string" calcext:value-type="string">
            <text:p>F9410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21274368" calcext:value-type="float">
            <text:p>-121274368</text:p>
          </table:table-cell>
          <table:table-cell office:value-type="string" calcext:value-type="string">
            <text:p>F8C58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23863040" calcext:value-type="float">
            <text:p>-123863040</text:p>
          </table:table-cell>
          <table:table-cell office:value-type="string" calcext:value-type="string">
            <text:p>F89E0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13901568" calcext:value-type="float">
            <text:p>-113901568</text:p>
          </table:table-cell>
          <table:table-cell office:value-type="string" calcext:value-type="string">
            <text:p>F936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8931456" calcext:value-type="float">
            <text:p>-118931456</text:p>
          </table:table-cell>
          <table:table-cell office:value-type="string" calcext:value-type="string">
            <text:p>F8E94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8374400" calcext:value-type="float">
            <text:p>-118374400</text:p>
          </table:table-cell>
          <table:table-cell office:value-type="string" calcext:value-type="string">
            <text:p>F8F1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5818496" calcext:value-type="float">
            <text:p>-115818496</text:p>
          </table:table-cell>
          <table:table-cell office:value-type="string" calcext:value-type="string">
            <text:p>F918C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2427008" calcext:value-type="float">
            <text:p>-112427008</text:p>
          </table:table-cell>
          <table:table-cell office:value-type="string" calcext:value-type="string">
            <text:p>F94C8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08871680" calcext:value-type="float">
            <text:p>-108871680</text:p>
          </table:table-cell>
          <table:table-cell office:value-type="string" calcext:value-type="string">
            <text:p>F982C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1017984" calcext:value-type="float">
            <text:p>-111017984</text:p>
          </table:table-cell>
          <table:table-cell office:value-type="string" calcext:value-type="string">
            <text:p>F962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3098752" calcext:value-type="float">
            <text:p>-113098752</text:p>
          </table:table-cell>
          <table:table-cell office:value-type="string" calcext:value-type="string">
            <text:p>F9424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8980608" calcext:value-type="float">
            <text:p>-118980608</text:p>
          </table:table-cell>
          <table:table-cell office:value-type="string" calcext:value-type="string">
            <text:p>F8E8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8407168" calcext:value-type="float">
            <text:p>-118407168</text:p>
          </table:table-cell>
          <table:table-cell office:value-type="string" calcext:value-type="string">
            <text:p>F8F14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11771648" calcext:value-type="float">
            <text:p>-111771648</text:p>
          </table:table-cell>
          <table:table-cell office:value-type="string" calcext:value-type="string">
            <text:p>F9568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0657536" calcext:value-type="float">
            <text:p>-110657536</text:p>
          </table:table-cell>
          <table:table-cell office:value-type="string" calcext:value-type="string">
            <text:p>F9678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5064832" calcext:value-type="float">
            <text:p>-115064832</text:p>
          </table:table-cell>
          <table:table-cell office:value-type="string" calcext:value-type="string">
            <text:p>F924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4425856" calcext:value-type="float">
            <text:p>-114425856</text:p>
          </table:table-cell>
          <table:table-cell office:value-type="string" calcext:value-type="string">
            <text:p>F92E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3836032" calcext:value-type="float">
            <text:p>-113836032</text:p>
          </table:table-cell>
          <table:table-cell office:value-type="string" calcext:value-type="string">
            <text:p>F937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3262592" calcext:value-type="float">
            <text:p>-113262592</text:p>
          </table:table-cell>
          <table:table-cell office:value-type="string" calcext:value-type="string">
            <text:p>F93F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07544576" calcext:value-type="float">
            <text:p>-107544576</text:p>
          </table:table-cell>
          <table:table-cell office:value-type="string" calcext:value-type="string">
            <text:p>F9970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07511808" calcext:value-type="float">
            <text:p>-107511808</text:p>
          </table:table-cell>
          <table:table-cell office:value-type="string" calcext:value-type="string">
            <text:p>F997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07495424" calcext:value-type="float">
            <text:p>-107495424</text:p>
          </table:table-cell>
          <table:table-cell office:value-type="string" calcext:value-type="string">
            <text:p>F997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5081216" calcext:value-type="float">
            <text:p>-115081216</text:p>
          </table:table-cell>
          <table:table-cell office:value-type="string" calcext:value-type="string">
            <text:p>F9240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8571008" calcext:value-type="float">
            <text:p>-118571008</text:p>
          </table:table-cell>
          <table:table-cell office:value-type="string" calcext:value-type="string">
            <text:p>F8EEC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9013376" calcext:value-type="float">
            <text:p>-119013376</text:p>
          </table:table-cell>
          <table:table-cell office:value-type="string" calcext:value-type="string">
            <text:p>F8E80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6047872" calcext:value-type="float">
            <text:p>-116047872</text:p>
          </table:table-cell>
          <table:table-cell office:value-type="string" calcext:value-type="string">
            <text:p>F9154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5343360" calcext:value-type="float">
            <text:p>-115343360</text:p>
          </table:table-cell>
          <table:table-cell office:value-type="string" calcext:value-type="string">
            <text:p>F920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1607808" calcext:value-type="float">
            <text:p>-111607808</text:p>
          </table:table-cell>
          <table:table-cell office:value-type="string" calcext:value-type="string">
            <text:p>F9590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08052480" calcext:value-type="float">
            <text:p>-108052480</text:p>
          </table:table-cell>
          <table:table-cell office:value-type="string" calcext:value-type="string">
            <text:p>F98F4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2328704" calcext:value-type="float">
            <text:p>-112328704</text:p>
          </table:table-cell>
          <table:table-cell office:value-type="string" calcext:value-type="string">
            <text:p>F94E0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6768768" calcext:value-type="float">
            <text:p>-116768768</text:p>
          </table:table-cell>
          <table:table-cell office:value-type="string" calcext:value-type="string">
            <text:p>F90A4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21372672" calcext:value-type="float">
            <text:p>-121372672</text:p>
          </table:table-cell>
          <table:table-cell office:value-type="string" calcext:value-type="string">
            <text:p>F8C40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0051328" calcext:value-type="float">
            <text:p>-110051328</text:p>
          </table:table-cell>
          <table:table-cell office:value-type="string" calcext:value-type="string">
            <text:p>F970C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09232128" calcext:value-type="float">
            <text:p>-109232128</text:p>
          </table:table-cell>
          <table:table-cell office:value-type="string" calcext:value-type="string">
            <text:p>F97D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4540544" calcext:value-type="float">
            <text:p>-114540544</text:p>
          </table:table-cell>
          <table:table-cell office:value-type="string" calcext:value-type="string">
            <text:p>F92C4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5294208" calcext:value-type="float">
            <text:p>-115294208</text:p>
          </table:table-cell>
          <table:table-cell office:value-type="string" calcext:value-type="string">
            <text:p>F920C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20094720" calcext:value-type="float">
            <text:p>-120094720</text:p>
          </table:table-cell>
          <table:table-cell office:value-type="string" calcext:value-type="string">
            <text:p>F8D78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22486784" calcext:value-type="float">
            <text:p>-122486784</text:p>
          </table:table-cell>
          <table:table-cell office:value-type="string" calcext:value-type="string">
            <text:p>F8B30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6113408" calcext:value-type="float">
            <text:p>-116113408</text:p>
          </table:table-cell>
          <table:table-cell office:value-type="string" calcext:value-type="string">
            <text:p>F914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09215744" calcext:value-type="float">
            <text:p>-109215744</text:p>
          </table:table-cell>
          <table:table-cell office:value-type="string" calcext:value-type="string">
            <text:p>F97D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08281856" calcext:value-type="float">
            <text:p>-108281856</text:p>
          </table:table-cell>
          <table:table-cell office:value-type="string" calcext:value-type="string">
            <text:p>F98BC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08380160" calcext:value-type="float">
            <text:p>-108380160</text:p>
          </table:table-cell>
          <table:table-cell office:value-type="string" calcext:value-type="string">
            <text:p>F98A4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08773376" calcext:value-type="float">
            <text:p>-108773376</text:p>
          </table:table-cell>
          <table:table-cell office:value-type="string" calcext:value-type="string">
            <text:p>F9844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2295936" calcext:value-type="float">
            <text:p>-112295936</text:p>
          </table:table-cell>
          <table:table-cell office:value-type="string" calcext:value-type="string">
            <text:p>F94E8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4393088" calcext:value-type="float">
            <text:p>-114393088</text:p>
          </table:table-cell>
          <table:table-cell office:value-type="string" calcext:value-type="string">
            <text:p>F92E8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8652928" calcext:value-type="float">
            <text:p>-118652928</text:p>
          </table:table-cell>
          <table:table-cell office:value-type="string" calcext:value-type="string">
            <text:p>F8ED8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20422400" calcext:value-type="float">
            <text:p>-120422400</text:p>
          </table:table-cell>
          <table:table-cell office:value-type="string" calcext:value-type="string">
            <text:p>F8D2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20799232" calcext:value-type="float">
            <text:p>-120799232</text:p>
          </table:table-cell>
          <table:table-cell office:value-type="string" calcext:value-type="string">
            <text:p>F8CCC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9701504" calcext:value-type="float">
            <text:p>-119701504</text:p>
          </table:table-cell>
          <table:table-cell office:value-type="string" calcext:value-type="string">
            <text:p>F8DD8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9078912" calcext:value-type="float">
            <text:p>-119078912</text:p>
          </table:table-cell>
          <table:table-cell office:value-type="string" calcext:value-type="string">
            <text:p>F8E70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12443392" calcext:value-type="float">
            <text:p>-112443392</text:p>
          </table:table-cell>
          <table:table-cell office:value-type="string" calcext:value-type="string">
            <text:p>F94C4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7145600" calcext:value-type="float">
            <text:p>-117145600</text:p>
          </table:table-cell>
          <table:table-cell office:value-type="string" calcext:value-type="string">
            <text:p>F9048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8603776" calcext:value-type="float">
            <text:p>-118603776</text:p>
          </table:table-cell>
          <table:table-cell office:value-type="string" calcext:value-type="string">
            <text:p>F8EE4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21815040" calcext:value-type="float">
            <text:p>-121815040</text:p>
          </table:table-cell>
          <table:table-cell office:value-type="string" calcext:value-type="string">
            <text:p>F8BD4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8472704" calcext:value-type="float">
            <text:p>-118472704</text:p>
          </table:table-cell>
          <table:table-cell office:value-type="string" calcext:value-type="string">
            <text:p>F8F0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7915648" calcext:value-type="float">
            <text:p>-117915648</text:p>
          </table:table-cell>
          <table:table-cell office:value-type="string" calcext:value-type="string">
            <text:p>F8F8C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5359744" calcext:value-type="float">
            <text:p>-115359744</text:p>
          </table:table-cell>
          <table:table-cell office:value-type="string" calcext:value-type="string">
            <text:p>F91FC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0804992" calcext:value-type="float">
            <text:p>-110804992</text:p>
          </table:table-cell>
          <table:table-cell office:value-type="string" calcext:value-type="string">
            <text:p>F9654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0133248" calcext:value-type="float">
            <text:p>-110133248</text:p>
          </table:table-cell>
          <table:table-cell office:value-type="string" calcext:value-type="string">
            <text:p>F96F8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4999296" calcext:value-type="float">
            <text:p>-114999296</text:p>
          </table:table-cell>
          <table:table-cell office:value-type="string" calcext:value-type="string">
            <text:p>F9254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9291904" calcext:value-type="float">
            <text:p>-119291904</text:p>
          </table:table-cell>
          <table:table-cell office:value-type="string" calcext:value-type="string">
            <text:p>F8E3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12672768" calcext:value-type="float">
            <text:p>-112672768</text:p>
          </table:table-cell>
          <table:table-cell office:value-type="string" calcext:value-type="string">
            <text:p>F948C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08953600" calcext:value-type="float">
            <text:p>-108953600</text:p>
          </table:table-cell>
          <table:table-cell office:value-type="string" calcext:value-type="string">
            <text:p>F9818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9406592" calcext:value-type="float">
            <text:p>-119406592</text:p>
          </table:table-cell>
          <table:table-cell office:value-type="string" calcext:value-type="string">
            <text:p>F8E20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20029184" calcext:value-type="float">
            <text:p>-120029184</text:p>
          </table:table-cell>
          <table:table-cell office:value-type="string" calcext:value-type="string">
            <text:p>F8D88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22339328" calcext:value-type="float">
            <text:p>-122339328</text:p>
          </table:table-cell>
          <table:table-cell office:value-type="string" calcext:value-type="string">
            <text:p>F8B54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20078336" calcext:value-type="float">
            <text:p>-120078336</text:p>
          </table:table-cell>
          <table:table-cell office:value-type="string" calcext:value-type="string">
            <text:p>F8D7C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5048448" calcext:value-type="float">
            <text:p>-115048448</text:p>
          </table:table-cell>
          <table:table-cell office:value-type="string" calcext:value-type="string">
            <text:p>F9248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4458624" calcext:value-type="float">
            <text:p>-114458624</text:p>
          </table:table-cell>
          <table:table-cell office:value-type="string" calcext:value-type="string">
            <text:p>F92D8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2312320" calcext:value-type="float">
            <text:p>-112312320</text:p>
          </table:table-cell>
          <table:table-cell office:value-type="string" calcext:value-type="string">
            <text:p>F94E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08019712" calcext:value-type="float">
            <text:p>-108019712</text:p>
          </table:table-cell>
          <table:table-cell office:value-type="string" calcext:value-type="string">
            <text:p>F98FC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7325824" calcext:value-type="float">
            <text:p>-117325824</text:p>
          </table:table-cell>
          <table:table-cell office:value-type="string" calcext:value-type="string">
            <text:p>F901C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20815616" calcext:value-type="float">
            <text:p>-120815616</text:p>
          </table:table-cell>
          <table:table-cell office:value-type="string" calcext:value-type="string">
            <text:p>F8CC8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21290752" calcext:value-type="float">
            <text:p>-121290752</text:p>
          </table:table-cell>
          <table:table-cell office:value-type="string" calcext:value-type="string">
            <text:p>F8C54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9865344" calcext:value-type="float">
            <text:p>-119865344</text:p>
          </table:table-cell>
          <table:table-cell office:value-type="string" calcext:value-type="string">
            <text:p>F8DB0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4900992" calcext:value-type="float">
            <text:p>-114900992</text:p>
          </table:table-cell>
          <table:table-cell office:value-type="string" calcext:value-type="string">
            <text:p>F926C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4327552" calcext:value-type="float">
            <text:p>-114327552</text:p>
          </table:table-cell>
          <table:table-cell office:value-type="string" calcext:value-type="string">
            <text:p>F92F8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07642880" calcext:value-type="float">
            <text:p>-107642880</text:p>
          </table:table-cell>
          <table:table-cell office:value-type="string" calcext:value-type="string">
            <text:p>F9958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20963072" calcext:value-type="float">
            <text:p>-120963072</text:p>
          </table:table-cell>
          <table:table-cell office:value-type="string" calcext:value-type="string">
            <text:p>F8CA4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9619584" calcext:value-type="float">
            <text:p>-119619584</text:p>
          </table:table-cell>
          <table:table-cell office:value-type="string" calcext:value-type="string">
            <text:p>F8DEC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7063680" calcext:value-type="float">
            <text:p>-117063680</text:p>
          </table:table-cell>
          <table:table-cell office:value-type="string" calcext:value-type="string">
            <text:p>F905C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5441664" calcext:value-type="float">
            <text:p>-115441664</text:p>
          </table:table-cell>
          <table:table-cell office:value-type="string" calcext:value-type="string">
            <text:p>F91E8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1149056" calcext:value-type="float">
            <text:p>-111149056</text:p>
          </table:table-cell>
          <table:table-cell office:value-type="string" calcext:value-type="string">
            <text:p>F9600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09559808" calcext:value-type="float">
            <text:p>-109559808</text:p>
          </table:table-cell>
          <table:table-cell office:value-type="string" calcext:value-type="string">
            <text:p>F9784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07413504" calcext:value-type="float">
            <text:p>-107413504</text:p>
          </table:table-cell>
          <table:table-cell office:value-type="string" calcext:value-type="string">
            <text:p>F9990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07102208" calcext:value-type="float">
            <text:p>-107102208</text:p>
          </table:table-cell>
          <table:table-cell office:value-type="string" calcext:value-type="string">
            <text:p>F99DC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06971136" calcext:value-type="float">
            <text:p>-106971136</text:p>
          </table:table-cell>
          <table:table-cell office:value-type="string" calcext:value-type="string">
            <text:p>F99FC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07167744" calcext:value-type="float">
            <text:p>-107167744</text:p>
          </table:table-cell>
          <table:table-cell office:value-type="string" calcext:value-type="string">
            <text:p>F99CC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1034368" calcext:value-type="float">
            <text:p>-111034368</text:p>
          </table:table-cell>
          <table:table-cell office:value-type="string" calcext:value-type="string">
            <text:p>F961C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6146176" calcext:value-type="float">
            <text:p>-116146176</text:p>
          </table:table-cell>
          <table:table-cell office:value-type="string" calcext:value-type="string">
            <text:p>F913C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7014528" calcext:value-type="float">
            <text:p>-117014528</text:p>
          </table:table-cell>
          <table:table-cell office:value-type="string" calcext:value-type="string">
            <text:p>F9068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7768192" calcext:value-type="float">
            <text:p>-117768192</text:p>
          </table:table-cell>
          <table:table-cell office:value-type="string" calcext:value-type="string">
            <text:p>F8FB0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9767040" calcext:value-type="float">
            <text:p>-119767040</text:p>
          </table:table-cell>
          <table:table-cell office:value-type="string" calcext:value-type="string">
            <text:p>F8DC8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21044992" calcext:value-type="float">
            <text:p>-121044992</text:p>
          </table:table-cell>
          <table:table-cell office:value-type="string" calcext:value-type="string">
            <text:p>F8C9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8407168" calcext:value-type="float">
            <text:p>-118407168</text:p>
          </table:table-cell>
          <table:table-cell office:value-type="string" calcext:value-type="string">
            <text:p>F8F14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7506048" calcext:value-type="float">
            <text:p>-117506048</text:p>
          </table:table-cell>
          <table:table-cell office:value-type="string" calcext:value-type="string">
            <text:p>F8FF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6785152" calcext:value-type="float">
            <text:p>-116785152</text:p>
          </table:table-cell>
          <table:table-cell office:value-type="string" calcext:value-type="string">
            <text:p>F90A0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6015104" calcext:value-type="float">
            <text:p>-116015104</text:p>
          </table:table-cell>
          <table:table-cell office:value-type="string" calcext:value-type="string">
            <text:p>F915C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1050752" calcext:value-type="float">
            <text:p>-111050752</text:p>
          </table:table-cell>
          <table:table-cell office:value-type="string" calcext:value-type="string">
            <text:p>F9618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0100480" calcext:value-type="float">
            <text:p>-110100480</text:p>
          </table:table-cell>
          <table:table-cell office:value-type="string" calcext:value-type="string">
            <text:p>F9700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2246784" calcext:value-type="float">
            <text:p>-112246784</text:p>
          </table:table-cell>
          <table:table-cell office:value-type="string" calcext:value-type="string">
            <text:p>F94F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2951296" calcext:value-type="float">
            <text:p>-112951296</text:p>
          </table:table-cell>
          <table:table-cell office:value-type="string" calcext:value-type="string">
            <text:p>F9448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4311168" calcext:value-type="float">
            <text:p>-114311168</text:p>
          </table:table-cell>
          <table:table-cell office:value-type="string" calcext:value-type="string">
            <text:p>F92FC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5589120" calcext:value-type="float">
            <text:p>-115589120</text:p>
          </table:table-cell>
          <table:table-cell office:value-type="string" calcext:value-type="string">
            <text:p>F91C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20717312" calcext:value-type="float">
            <text:p>-120717312</text:p>
          </table:table-cell>
          <table:table-cell office:value-type="string" calcext:value-type="string">
            <text:p>F8CE0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21765888" calcext:value-type="float">
            <text:p>-121765888</text:p>
          </table:table-cell>
          <table:table-cell office:value-type="string" calcext:value-type="string">
            <text:p>F8BE0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24010496" calcext:value-type="float">
            <text:p>-124010496</text:p>
          </table:table-cell>
          <table:table-cell office:value-type="string" calcext:value-type="string">
            <text:p>F89BC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21012224" calcext:value-type="float">
            <text:p>-121012224</text:p>
          </table:table-cell>
          <table:table-cell office:value-type="string" calcext:value-type="string">
            <text:p>F8C98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6523008" calcext:value-type="float">
            <text:p>-116523008</text:p>
          </table:table-cell>
          <table:table-cell office:value-type="string" calcext:value-type="string">
            <text:p>F90E0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5867648" calcext:value-type="float">
            <text:p>-115867648</text:p>
          </table:table-cell>
          <table:table-cell office:value-type="string" calcext:value-type="string">
            <text:p>F9180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5195904" calcext:value-type="float">
            <text:p>-115195904</text:p>
          </table:table-cell>
          <table:table-cell office:value-type="string" calcext:value-type="string">
            <text:p>F9224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4589696" calcext:value-type="float">
            <text:p>-114589696</text:p>
          </table:table-cell>
          <table:table-cell office:value-type="string" calcext:value-type="string">
            <text:p>F92B8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12574464" calcext:value-type="float">
            <text:p>-112574464</text:p>
          </table:table-cell>
          <table:table-cell office:value-type="string" calcext:value-type="string">
            <text:p>F94A4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1673344" calcext:value-type="float">
            <text:p>-111673344</text:p>
          </table:table-cell>
          <table:table-cell office:value-type="string" calcext:value-type="string">
            <text:p>F958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07806720" calcext:value-type="float">
            <text:p>-107806720</text:p>
          </table:table-cell>
          <table:table-cell office:value-type="string" calcext:value-type="string">
            <text:p>F9930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4278400" calcext:value-type="float">
            <text:p>-114278400</text:p>
          </table:table-cell>
          <table:table-cell office:value-type="string" calcext:value-type="string">
            <text:p>F930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3688576" calcext:value-type="float">
            <text:p>-113688576</text:p>
          </table:table-cell>
          <table:table-cell office:value-type="string" calcext:value-type="string">
            <text:p>F9394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7708416" calcext:value-type="float">
            <text:p>-107708416</text:p>
          </table:table-cell>
          <table:table-cell office:value-type="string" calcext:value-type="string">
            <text:p>F994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7610112" calcext:value-type="float">
            <text:p>-107610112</text:p>
          </table:table-cell>
          <table:table-cell office:value-type="string" calcext:value-type="string">
            <text:p>F996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7560960" calcext:value-type="float">
            <text:p>-107560960</text:p>
          </table:table-cell>
          <table:table-cell office:value-type="string" calcext:value-type="string">
            <text:p>F996C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07528192" calcext:value-type="float">
            <text:p>-107528192</text:p>
          </table:table-cell>
          <table:table-cell office:value-type="string" calcext:value-type="string">
            <text:p>F9974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07593728" calcext:value-type="float">
            <text:p>-107593728</text:p>
          </table:table-cell>
          <table:table-cell office:value-type="string" calcext:value-type="string">
            <text:p>F9964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07675648" calcext:value-type="float">
            <text:p>-107675648</text:p>
          </table:table-cell>
          <table:table-cell office:value-type="string" calcext:value-type="string">
            <text:p>F995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08183552" calcext:value-type="float">
            <text:p>-108183552</text:p>
          </table:table-cell>
          <table:table-cell office:value-type="string" calcext:value-type="string">
            <text:p>F98D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0477312" calcext:value-type="float">
            <text:p>-110477312</text:p>
          </table:table-cell>
          <table:table-cell office:value-type="string" calcext:value-type="string">
            <text:p>F96A4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1837184" calcext:value-type="float">
            <text:p>-111837184</text:p>
          </table:table-cell>
          <table:table-cell office:value-type="string" calcext:value-type="string">
            <text:p>F9558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4917376" calcext:value-type="float">
            <text:p>-114917376</text:p>
          </table:table-cell>
          <table:table-cell office:value-type="string" calcext:value-type="string">
            <text:p>F926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5671040" calcext:value-type="float">
            <text:p>-115671040</text:p>
          </table:table-cell>
          <table:table-cell office:value-type="string" calcext:value-type="string">
            <text:p>F91B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9128064" calcext:value-type="float">
            <text:p>-119128064</text:p>
          </table:table-cell>
          <table:table-cell office:value-type="string" calcext:value-type="string">
            <text:p>F8E64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9750656" calcext:value-type="float">
            <text:p>-119750656</text:p>
          </table:table-cell>
          <table:table-cell office:value-type="string" calcext:value-type="string">
            <text:p>F8DCC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1356288" calcext:value-type="float">
            <text:p>-121356288</text:p>
          </table:table-cell>
          <table:table-cell office:value-type="string" calcext:value-type="string">
            <text:p>F8C4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1798656" calcext:value-type="float">
            <text:p>-121798656</text:p>
          </table:table-cell>
          <table:table-cell office:value-type="string" calcext:value-type="string">
            <text:p>F8BD8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23813888" calcext:value-type="float">
            <text:p>-123813888</text:p>
          </table:table-cell>
          <table:table-cell office:value-type="string" calcext:value-type="string">
            <text:p>F89EC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21749504" calcext:value-type="float">
            <text:p>-121749504</text:p>
          </table:table-cell>
          <table:table-cell office:value-type="string" calcext:value-type="string">
            <text:p>F8BE4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1208832" calcext:value-type="float">
            <text:p>-121208832</text:p>
          </table:table-cell>
          <table:table-cell office:value-type="string" calcext:value-type="string">
            <text:p>F8C6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8833152" calcext:value-type="float">
            <text:p>-118833152</text:p>
          </table:table-cell>
          <table:table-cell office:value-type="string" calcext:value-type="string">
            <text:p>F8EAC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8243328" calcext:value-type="float">
            <text:p>-118243328</text:p>
          </table:table-cell>
          <table:table-cell office:value-type="string" calcext:value-type="string">
            <text:p>F8F3C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5015680" calcext:value-type="float">
            <text:p>-115015680</text:p>
          </table:table-cell>
          <table:table-cell office:value-type="string" calcext:value-type="string">
            <text:p>F9250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3819648" calcext:value-type="float">
            <text:p>-113819648</text:p>
          </table:table-cell>
          <table:table-cell office:value-type="string" calcext:value-type="string">
            <text:p>F9374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2230400" calcext:value-type="float">
            <text:p>-112230400</text:p>
          </table:table-cell>
          <table:table-cell office:value-type="string" calcext:value-type="string">
            <text:p>F94F8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0493696" calcext:value-type="float">
            <text:p>-110493696</text:p>
          </table:table-cell>
          <table:table-cell office:value-type="string" calcext:value-type="string">
            <text:p>F96A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07659264" calcext:value-type="float">
            <text:p>-107659264</text:p>
          </table:table-cell>
          <table:table-cell office:value-type="string" calcext:value-type="string">
            <text:p>F9954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7937792" calcext:value-type="float">
            <text:p>-107937792</text:p>
          </table:table-cell>
          <table:table-cell office:value-type="string" calcext:value-type="string">
            <text:p>F9910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8986368" calcext:value-type="float">
            <text:p>-108986368</text:p>
          </table:table-cell>
          <table:table-cell office:value-type="string" calcext:value-type="string">
            <text:p>F9810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11230976" calcext:value-type="float">
            <text:p>-111230976</text:p>
          </table:table-cell>
          <table:table-cell office:value-type="string" calcext:value-type="string">
            <text:p>F95EC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3295360" calcext:value-type="float">
            <text:p>-113295360</text:p>
          </table:table-cell>
          <table:table-cell office:value-type="string" calcext:value-type="string">
            <text:p>F93F4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7161984" calcext:value-type="float">
            <text:p>-117161984</text:p>
          </table:table-cell>
          <table:table-cell office:value-type="string" calcext:value-type="string">
            <text:p>F9044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7866496" calcext:value-type="float">
            <text:p>-117866496</text:p>
          </table:table-cell>
          <table:table-cell office:value-type="string" calcext:value-type="string">
            <text:p>F8F98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8489088" calcext:value-type="float">
            <text:p>-118489088</text:p>
          </table:table-cell>
          <table:table-cell office:value-type="string" calcext:value-type="string">
            <text:p>F8F00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2109952" calcext:value-type="float">
            <text:p>-122109952</text:p>
          </table:table-cell>
          <table:table-cell office:value-type="string" calcext:value-type="string">
            <text:p>F8B8C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21733120" calcext:value-type="float">
            <text:p>-121733120</text:p>
          </table:table-cell>
          <table:table-cell office:value-type="string" calcext:value-type="string">
            <text:p>F8BE8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20569856" calcext:value-type="float">
            <text:p>-120569856</text:p>
          </table:table-cell>
          <table:table-cell office:value-type="string" calcext:value-type="string">
            <text:p>F8D04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17669888" calcext:value-type="float">
            <text:p>-117669888</text:p>
          </table:table-cell>
          <table:table-cell office:value-type="string" calcext:value-type="string">
            <text:p>F8FC8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16359168" calcext:value-type="float">
            <text:p>-116359168</text:p>
          </table:table-cell>
          <table:table-cell office:value-type="string" calcext:value-type="string">
            <text:p>F9108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15703808" calcext:value-type="float">
            <text:p>-115703808</text:p>
          </table:table-cell>
          <table:table-cell office:value-type="string" calcext:value-type="string">
            <text:p>F91A8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15032064" calcext:value-type="float">
            <text:p>-115032064</text:p>
          </table:table-cell>
          <table:table-cell office:value-type="string" calcext:value-type="string">
            <text:p>F924C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13819648" calcext:value-type="float">
            <text:p>-113819648</text:p>
          </table:table-cell>
          <table:table-cell office:value-type="string" calcext:value-type="string">
            <text:p>F9374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12492544" calcext:value-type="float">
            <text:p>-112492544</text:p>
          </table:table-cell>
          <table:table-cell office:value-type="string" calcext:value-type="string">
            <text:p>F94B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09838336" calcext:value-type="float">
            <text:p>-109838336</text:p>
          </table:table-cell>
          <table:table-cell office:value-type="string" calcext:value-type="string">
            <text:p>F9740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07757568" calcext:value-type="float">
            <text:p>-107757568</text:p>
          </table:table-cell>
          <table:table-cell office:value-type="string" calcext:value-type="string">
            <text:p>F993C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07724800" calcext:value-type="float">
            <text:p>-107724800</text:p>
          </table:table-cell>
          <table:table-cell office:value-type="string" calcext:value-type="string">
            <text:p>F9944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07692032" calcext:value-type="float">
            <text:p>-107692032</text:p>
          </table:table-cell>
          <table:table-cell office:value-type="string" calcext:value-type="string">
            <text:p>F994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12590848" calcext:value-type="float">
            <text:p>-112590848</text:p>
          </table:table-cell>
          <table:table-cell office:value-type="string" calcext:value-type="string">
            <text:p>F94A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17719040" calcext:value-type="float">
            <text:p>-117719040</text:p>
          </table:table-cell>
          <table:table-cell office:value-type="string" calcext:value-type="string">
            <text:p>F8FBC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18456320" calcext:value-type="float">
            <text:p>-118456320</text:p>
          </table:table-cell>
          <table:table-cell office:value-type="string" calcext:value-type="string">
            <text:p>F8F0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19209984" calcext:value-type="float">
            <text:p>-119209984</text:p>
          </table:table-cell>
          <table:table-cell office:value-type="string" calcext:value-type="string">
            <text:p>F8E5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23813888" calcext:value-type="float">
            <text:p>-123813888</text:p>
          </table:table-cell>
          <table:table-cell office:value-type="string" calcext:value-type="string">
            <text:p>F89EC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18964224" calcext:value-type="float">
            <text:p>-118964224</text:p>
          </table:table-cell>
          <table:table-cell office:value-type="string" calcext:value-type="string">
            <text:p>F8E8C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17096448" calcext:value-type="float">
            <text:p>-117096448</text:p>
          </table:table-cell>
          <table:table-cell office:value-type="string" calcext:value-type="string">
            <text:p>F9054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16375552" calcext:value-type="float">
            <text:p>-116375552</text:p>
          </table:table-cell>
          <table:table-cell office:value-type="string" calcext:value-type="string">
            <text:p>F9104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14409472" calcext:value-type="float">
            <text:p>-114409472</text:p>
          </table:table-cell>
          <table:table-cell office:value-type="string" calcext:value-type="string">
            <text:p>F92E4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12852992" calcext:value-type="float">
            <text:p>-112852992</text:p>
          </table:table-cell>
          <table:table-cell office:value-type="string" calcext:value-type="string">
            <text:p>F9460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12394240" calcext:value-type="float">
            <text:p>-112394240</text:p>
          </table:table-cell>
          <table:table-cell office:value-type="string" calcext:value-type="string">
            <text:p>F94D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11132672" calcext:value-type="float">
            <text:p>-111132672</text:p>
          </table:table-cell>
          <table:table-cell office:value-type="string" calcext:value-type="string">
            <text:p>F960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08003328" calcext:value-type="float">
            <text:p>-108003328</text:p>
          </table:table-cell>
          <table:table-cell office:value-type="string" calcext:value-type="string">
            <text:p>F990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07741184" calcext:value-type="float">
            <text:p>-107741184</text:p>
          </table:table-cell>
          <table:table-cell office:value-type="string" calcext:value-type="string">
            <text:p>F994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08085248" calcext:value-type="float">
            <text:p>-108085248</text:p>
          </table:table-cell>
          <table:table-cell office:value-type="string" calcext:value-type="string">
            <text:p>F98EC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16326400" calcext:value-type="float">
            <text:p>-116326400</text:p>
          </table:table-cell>
          <table:table-cell office:value-type="string" calcext:value-type="string">
            <text:p>F9110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17129216" calcext:value-type="float">
            <text:p>-117129216</text:p>
          </table:table-cell>
          <table:table-cell office:value-type="string" calcext:value-type="string">
            <text:p>F904C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23584512" calcext:value-type="float">
            <text:p>-123584512</text:p>
          </table:table-cell>
          <table:table-cell office:value-type="string" calcext:value-type="string">
            <text:p>F8A24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23781120" calcext:value-type="float">
            <text:p>-123781120</text:p>
          </table:table-cell>
          <table:table-cell office:value-type="string" calcext:value-type="string">
            <text:p>F89F4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23944960" calcext:value-type="float">
            <text:p>-123944960</text:p>
          </table:table-cell>
          <table:table-cell office:value-type="string" calcext:value-type="string">
            <text:p>F89CC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9717888" calcext:value-type="float">
            <text:p>-119717888</text:p>
          </table:table-cell>
          <table:table-cell office:value-type="string" calcext:value-type="string">
            <text:p>F8DD4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19226368" calcext:value-type="float">
            <text:p>-119226368</text:p>
          </table:table-cell>
          <table:table-cell office:value-type="string" calcext:value-type="string">
            <text:p>F8E4C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14638848" calcext:value-type="float">
            <text:p>-114638848</text:p>
          </table:table-cell>
          <table:table-cell office:value-type="string" calcext:value-type="string">
            <text:p>F92AC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13639424" calcext:value-type="float">
            <text:p>-113639424</text:p>
          </table:table-cell>
          <table:table-cell office:value-type="string" calcext:value-type="string">
            <text:p>F93A0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12377856" calcext:value-type="float">
            <text:p>-112377856</text:p>
          </table:table-cell>
          <table:table-cell office:value-type="string" calcext:value-type="string">
            <text:p>F94D4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0002176" calcext:value-type="float">
            <text:p>-110002176</text:p>
          </table:table-cell>
          <table:table-cell office:value-type="string" calcext:value-type="string">
            <text:p>F9718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07954176" calcext:value-type="float">
            <text:p>-107954176</text:p>
          </table:table-cell>
          <table:table-cell office:value-type="string" calcext:value-type="string">
            <text:p>F990C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07773952" calcext:value-type="float">
            <text:p>-107773952</text:p>
          </table:table-cell>
          <table:table-cell office:value-type="string" calcext:value-type="string">
            <text:p>F9938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07823104" calcext:value-type="float">
            <text:p>-107823104</text:p>
          </table:table-cell>
          <table:table-cell office:value-type="string" calcext:value-type="string">
            <text:p>F992C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07855872" calcext:value-type="float">
            <text:p>-107855872</text:p>
          </table:table-cell>
          <table:table-cell office:value-type="string" calcext:value-type="string">
            <text:p>F9924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14212864" calcext:value-type="float">
            <text:p>-114212864</text:p>
          </table:table-cell>
          <table:table-cell office:value-type="string" calcext:value-type="string">
            <text:p>F9314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16391936" calcext:value-type="float">
            <text:p>-116391936</text:p>
          </table:table-cell>
          <table:table-cell office:value-type="string" calcext:value-type="string">
            <text:p>F9100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7276672" calcext:value-type="float">
            <text:p>-117276672</text:p>
          </table:table-cell>
          <table:table-cell office:value-type="string" calcext:value-type="string">
            <text:p>F9028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19341056" calcext:value-type="float">
            <text:p>-119341056</text:p>
          </table:table-cell>
          <table:table-cell office:value-type="string" calcext:value-type="string">
            <text:p>F8E30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20586240" calcext:value-type="float">
            <text:p>-120586240</text:p>
          </table:table-cell>
          <table:table-cell office:value-type="string" calcext:value-type="string">
            <text:p>F8D00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22732544" calcext:value-type="float">
            <text:p>-122732544</text:p>
          </table:table-cell>
          <table:table-cell office:value-type="string" calcext:value-type="string">
            <text:p>F8AF4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24108800" calcext:value-type="float">
            <text:p>-124108800</text:p>
          </table:table-cell>
          <table:table-cell office:value-type="string" calcext:value-type="string">
            <text:p>F89A4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23994112" calcext:value-type="float">
            <text:p>-123994112</text:p>
          </table:table-cell>
          <table:table-cell office:value-type="string" calcext:value-type="string">
            <text:p>F89C0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23879424" calcext:value-type="float">
            <text:p>-123879424</text:p>
          </table:table-cell>
          <table:table-cell office:value-type="string" calcext:value-type="string">
            <text:p>F89DC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18669312" calcext:value-type="float">
            <text:p>-118669312</text:p>
          </table:table-cell>
          <table:table-cell office:value-type="string" calcext:value-type="string">
            <text:p>F8ED4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16703232" calcext:value-type="float">
            <text:p>-116703232</text:p>
          </table:table-cell>
          <table:table-cell office:value-type="string" calcext:value-type="string">
            <text:p>F90B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15965952" calcext:value-type="float">
            <text:p>-115965952</text:p>
          </table:table-cell>
          <table:table-cell office:value-type="string" calcext:value-type="string">
            <text:p>F9168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13672192" calcext:value-type="float">
            <text:p>-113672192</text:p>
          </table:table-cell>
          <table:table-cell office:value-type="string" calcext:value-type="string">
            <text:p>F9398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3164288" calcext:value-type="float">
            <text:p>-113164288</text:p>
          </table:table-cell>
          <table:table-cell office:value-type="string" calcext:value-type="string">
            <text:p>F9414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09969408" calcext:value-type="float">
            <text:p>-109969408</text:p>
          </table:table-cell>
          <table:table-cell office:value-type="string" calcext:value-type="string">
            <text:p>F9720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09363200" calcext:value-type="float">
            <text:p>-109363200</text:p>
          </table:table-cell>
          <table:table-cell office:value-type="string" calcext:value-type="string">
            <text:p>F97B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07921408" calcext:value-type="float">
            <text:p>-107921408</text:p>
          </table:table-cell>
          <table:table-cell office:value-type="string" calcext:value-type="string">
            <text:p>F9914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09674496" calcext:value-type="float">
            <text:p>-109674496</text:p>
          </table:table-cell>
          <table:table-cell office:value-type="string" calcext:value-type="string">
            <text:p>F9768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14196480" calcext:value-type="float">
            <text:p>-114196480</text:p>
          </table:table-cell>
          <table:table-cell office:value-type="string" calcext:value-type="string">
            <text:p>F9318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6621312" calcext:value-type="float">
            <text:p>-116621312</text:p>
          </table:table-cell>
          <table:table-cell office:value-type="string" calcext:value-type="string">
            <text:p>F90C8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18030336" calcext:value-type="float">
            <text:p>-118030336</text:p>
          </table:table-cell>
          <table:table-cell office:value-type="string" calcext:value-type="string">
            <text:p>F8F70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19504896" calcext:value-type="float">
            <text:p>-119504896</text:p>
          </table:table-cell>
          <table:table-cell office:value-type="string" calcext:value-type="string">
            <text:p>F8E08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22847232" calcext:value-type="float">
            <text:p>-122847232</text:p>
          </table:table-cell>
          <table:table-cell office:value-type="string" calcext:value-type="string">
            <text:p>F8AD8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23912192" calcext:value-type="float">
            <text:p>-123912192</text:p>
          </table:table-cell>
          <table:table-cell office:value-type="string" calcext:value-type="string">
            <text:p>F89D4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23863040" calcext:value-type="float">
            <text:p>-123863040</text:p>
          </table:table-cell>
          <table:table-cell office:value-type="string" calcext:value-type="string">
            <text:p>F89E0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23731968" calcext:value-type="float">
            <text:p>-123731968</text:p>
          </table:table-cell>
          <table:table-cell office:value-type="string" calcext:value-type="string">
            <text:p>F8A00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20930304" calcext:value-type="float">
            <text:p>-120930304</text:p>
          </table:table-cell>
          <table:table-cell office:value-type="string" calcext:value-type="string">
            <text:p>F8CAC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17981184" calcext:value-type="float">
            <text:p>-117981184</text:p>
          </table:table-cell>
          <table:table-cell office:value-type="string" calcext:value-type="string">
            <text:p>F8F7C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6670464" calcext:value-type="float">
            <text:p>-116670464</text:p>
          </table:table-cell>
          <table:table-cell office:value-type="string" calcext:value-type="string">
            <text:p>F90BC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6080640" calcext:value-type="float">
            <text:p>-116080640</text:p>
          </table:table-cell>
          <table:table-cell office:value-type="string" calcext:value-type="string">
            <text:p>F914C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5425280" calcext:value-type="float">
            <text:p>-115425280</text:p>
          </table:table-cell>
          <table:table-cell office:value-type="string" calcext:value-type="string">
            <text:p>F91E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4720768" calcext:value-type="float">
            <text:p>-114720768</text:p>
          </table:table-cell>
          <table:table-cell office:value-type="string" calcext:value-type="string">
            <text:p>F9298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13573888" calcext:value-type="float">
            <text:p>-113573888</text:p>
          </table:table-cell>
          <table:table-cell office:value-type="string" calcext:value-type="string">
            <text:p>F93B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12017408" calcext:value-type="float">
            <text:p>-112017408</text:p>
          </table:table-cell>
          <table:table-cell office:value-type="string" calcext:value-type="string">
            <text:p>F952C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11280128" calcext:value-type="float">
            <text:p>-111280128</text:p>
          </table:table-cell>
          <table:table-cell office:value-type="string" calcext:value-type="string">
            <text:p>F95E0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0788608" calcext:value-type="float">
            <text:p>-110788608</text:p>
          </table:table-cell>
          <table:table-cell office:value-type="string" calcext:value-type="string">
            <text:p>F9658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09543424" calcext:value-type="float">
            <text:p>-109543424</text:p>
          </table:table-cell>
          <table:table-cell office:value-type="string" calcext:value-type="string">
            <text:p>F9788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08380160" calcext:value-type="float">
            <text:p>-108380160</text:p>
          </table:table-cell>
          <table:table-cell office:value-type="string" calcext:value-type="string">
            <text:p>F98A4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07905024" calcext:value-type="float">
            <text:p>-107905024</text:p>
          </table:table-cell>
          <table:table-cell office:value-type="string" calcext:value-type="string">
            <text:p>F9918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07839488" calcext:value-type="float">
            <text:p>-107839488</text:p>
          </table:table-cell>
          <table:table-cell office:value-type="string" calcext:value-type="string">
            <text:p>F9928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07790336" calcext:value-type="float">
            <text:p>-107790336</text:p>
          </table:table-cell>
          <table:table-cell office:value-type="string" calcext:value-type="string">
            <text:p>F9934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08068864" calcext:value-type="float">
            <text:p>-108068864</text:p>
          </table:table-cell>
          <table:table-cell office:value-type="string" calcext:value-type="string">
            <text:p>F98F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10739456" calcext:value-type="float">
            <text:p>-110739456</text:p>
          </table:table-cell>
          <table:table-cell office:value-type="string" calcext:value-type="string">
            <text:p>F9664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18423552" calcext:value-type="float">
            <text:p>-118423552</text:p>
          </table:table-cell>
          <table:table-cell office:value-type="string" calcext:value-type="string">
            <text:p>F8F10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19177216" calcext:value-type="float">
            <text:p>-119177216</text:p>
          </table:table-cell>
          <table:table-cell office:value-type="string" calcext:value-type="string">
            <text:p>F8E58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20504320" calcext:value-type="float">
            <text:p>-120504320</text:p>
          </table:table-cell>
          <table:table-cell office:value-type="string" calcext:value-type="string">
            <text:p>F8D14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20995840" calcext:value-type="float">
            <text:p>-120995840</text:p>
          </table:table-cell>
          <table:table-cell office:value-type="string" calcext:value-type="string">
            <text:p>F8C9C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23781120" calcext:value-type="float">
            <text:p>-123781120</text:p>
          </table:table-cell>
          <table:table-cell office:value-type="string" calcext:value-type="string">
            <text:p>F89F4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24076032" calcext:value-type="float">
            <text:p>-124076032</text:p>
          </table:table-cell>
          <table:table-cell office:value-type="string" calcext:value-type="string">
            <text:p>F89AC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23928576" calcext:value-type="float">
            <text:p>-123928576</text:p>
          </table:table-cell>
          <table:table-cell office:value-type="string" calcext:value-type="string">
            <text:p>F89D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23650048" calcext:value-type="float">
            <text:p>-123650048</text:p>
          </table:table-cell>
          <table:table-cell office:value-type="string" calcext:value-type="string">
            <text:p>F8A14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22372096" calcext:value-type="float">
            <text:p>-122372096</text:p>
          </table:table-cell>
          <table:table-cell office:value-type="string" calcext:value-type="string">
            <text:p>F8B4C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21847808" calcext:value-type="float">
            <text:p>-121847808</text:p>
          </table:table-cell>
          <table:table-cell office:value-type="string" calcext:value-type="string">
            <text:p>F8BCC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21323520" calcext:value-type="float">
            <text:p>-121323520</text:p>
          </table:table-cell>
          <table:table-cell office:value-type="string" calcext:value-type="string">
            <text:p>F8C4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17538816" calcext:value-type="float">
            <text:p>-117538816</text:p>
          </table:table-cell>
          <table:table-cell office:value-type="string" calcext:value-type="string">
            <text:p>F8FE8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14786304" calcext:value-type="float">
            <text:p>-114786304</text:p>
          </table:table-cell>
          <table:table-cell office:value-type="string" calcext:value-type="string">
            <text:p>F9288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12967680" calcext:value-type="float">
            <text:p>-112967680</text:p>
          </table:table-cell>
          <table:table-cell office:value-type="string" calcext:value-type="string">
            <text:p>F944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11181824" calcext:value-type="float">
            <text:p>-111181824</text:p>
          </table:table-cell>
          <table:table-cell office:value-type="string" calcext:value-type="string">
            <text:p>F95F8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0510080" calcext:value-type="float">
            <text:p>-110510080</text:p>
          </table:table-cell>
          <table:table-cell office:value-type="string" calcext:value-type="string">
            <text:p>F969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09019136" calcext:value-type="float">
            <text:p>-109019136</text:p>
          </table:table-cell>
          <table:table-cell office:value-type="string" calcext:value-type="string">
            <text:p>F980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08036096" calcext:value-type="float">
            <text:p>-108036096</text:p>
          </table:table-cell>
          <table:table-cell office:value-type="string" calcext:value-type="string">
            <text:p>F98F8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07970560" calcext:value-type="float">
            <text:p>-107970560</text:p>
          </table:table-cell>
          <table:table-cell office:value-type="string" calcext:value-type="string">
            <text:p>F9908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07888640" calcext:value-type="float">
            <text:p>-107888640</text:p>
          </table:table-cell>
          <table:table-cell office:value-type="string" calcext:value-type="string">
            <text:p>F991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07872256" calcext:value-type="float">
            <text:p>-107872256</text:p>
          </table:table-cell>
          <table:table-cell office:value-type="string" calcext:value-type="string">
            <text:p>F9920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07986944" calcext:value-type="float">
            <text:p>-107986944</text:p>
          </table:table-cell>
          <table:table-cell office:value-type="string" calcext:value-type="string">
            <text:p>F9904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08052480" calcext:value-type="float">
            <text:p>-108052480</text:p>
          </table:table-cell>
          <table:table-cell office:value-type="string" calcext:value-type="string">
            <text:p>F98F4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09527040" calcext:value-type="float">
            <text:p>-109527040</text:p>
          </table:table-cell>
          <table:table-cell office:value-type="string" calcext:value-type="string">
            <text:p>F978C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10067712" calcext:value-type="float">
            <text:p>-110067712</text:p>
          </table:table-cell>
          <table:table-cell office:value-type="string" calcext:value-type="string">
            <text:p>F9708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10641152" calcext:value-type="float">
            <text:p>-110641152</text:p>
          </table:table-cell>
          <table:table-cell office:value-type="string" calcext:value-type="string">
            <text:p>F967C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13082368" calcext:value-type="float">
            <text:p>-113082368</text:p>
          </table:table-cell>
          <table:table-cell office:value-type="string" calcext:value-type="string">
            <text:p>F9428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13967104" calcext:value-type="float">
            <text:p>-113967104</text:p>
          </table:table-cell>
          <table:table-cell office:value-type="string" calcext:value-type="string">
            <text:p>F935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15539968" calcext:value-type="float">
            <text:p>-115539968</text:p>
          </table:table-cell>
          <table:table-cell office:value-type="string" calcext:value-type="string">
            <text:p>F91D0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17784576" calcext:value-type="float">
            <text:p>-117784576</text:p>
          </table:table-cell>
          <table:table-cell office:value-type="string" calcext:value-type="string">
            <text:p>F8FAC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18439936" calcext:value-type="float">
            <text:p>-118439936</text:p>
          </table:table-cell>
          <table:table-cell office:value-type="string" calcext:value-type="string">
            <text:p>F8F0C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21421824" calcext:value-type="float">
            <text:p>-121421824</text:p>
          </table:table-cell>
          <table:table-cell office:value-type="string" calcext:value-type="string">
            <text:p>F8C34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23633664" calcext:value-type="float">
            <text:p>-123633664</text:p>
          </table:table-cell>
          <table:table-cell office:value-type="string" calcext:value-type="string">
            <text:p>F8A18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23961344" calcext:value-type="float">
            <text:p>-123961344</text:p>
          </table:table-cell>
          <table:table-cell office:value-type="string" calcext:value-type="string">
            <text:p>F89C8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24092416" calcext:value-type="float">
            <text:p>-124092416</text:p>
          </table:table-cell>
          <table:table-cell office:value-type="string" calcext:value-type="string">
            <text:p>F89A8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24108800" calcext:value-type="float">
            <text:p>-124108800</text:p>
          </table:table-cell>
          <table:table-cell office:value-type="string" calcext:value-type="string">
            <text:p>F89A4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22781696" calcext:value-type="float">
            <text:p>-122781696</text:p>
          </table:table-cell>
          <table:table-cell office:value-type="string" calcext:value-type="string">
            <text:p>F8AE8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20209408" calcext:value-type="float">
            <text:p>-120209408</text:p>
          </table:table-cell>
          <table:table-cell office:value-type="string" calcext:value-type="string">
            <text:p>F8D5C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9570432" calcext:value-type="float">
            <text:p>-119570432</text:p>
          </table:table-cell>
          <table:table-cell office:value-type="string" calcext:value-type="string">
            <text:p>F8DF8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16916224" calcext:value-type="float">
            <text:p>-116916224</text:p>
          </table:table-cell>
          <table:table-cell office:value-type="string" calcext:value-type="string">
            <text:p>F9080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13917952" calcext:value-type="float">
            <text:p>-113917952</text:p>
          </table:table-cell>
          <table:table-cell office:value-type="string" calcext:value-type="string">
            <text:p>F935C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12263168" calcext:value-type="float">
            <text:p>-112263168</text:p>
          </table:table-cell>
          <table:table-cell office:value-type="string" calcext:value-type="string">
            <text:p>F94F0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0592000" calcext:value-type="float">
            <text:p>-110592000</text:p>
          </table:table-cell>
          <table:table-cell office:value-type="string" calcext:value-type="string">
            <text:p>F9688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0198784" calcext:value-type="float">
            <text:p>-110198784</text:p>
          </table:table-cell>
          <table:table-cell office:value-type="string" calcext:value-type="string">
            <text:p>F96E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08150784" calcext:value-type="float">
            <text:p>-108150784</text:p>
          </table:table-cell>
          <table:table-cell office:value-type="string" calcext:value-type="string">
            <text:p>F98DC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08134400" calcext:value-type="float">
            <text:p>-108134400</text:p>
          </table:table-cell>
          <table:table-cell office:value-type="string" calcext:value-type="string">
            <text:p>F98E0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09641728" calcext:value-type="float">
            <text:p>-109641728</text:p>
          </table:table-cell>
          <table:table-cell office:value-type="string" calcext:value-type="string">
            <text:p>F9770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10723072" calcext:value-type="float">
            <text:p>-110723072</text:p>
          </table:table-cell>
          <table:table-cell office:value-type="string" calcext:value-type="string">
            <text:p>F9668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12803840" calcext:value-type="float">
            <text:p>-112803840</text:p>
          </table:table-cell>
          <table:table-cell office:value-type="string" calcext:value-type="string">
            <text:p>F946C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14343936" calcext:value-type="float">
            <text:p>-114343936</text:p>
          </table:table-cell>
          <table:table-cell office:value-type="string" calcext:value-type="string">
            <text:p>F92F4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15982336" calcext:value-type="float">
            <text:p>-115982336</text:p>
          </table:table-cell>
          <table:table-cell office:value-type="string" calcext:value-type="string">
            <text:p>F9164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17407744" calcext:value-type="float">
            <text:p>-117407744</text:p>
          </table:table-cell>
          <table:table-cell office:value-type="string" calcext:value-type="string">
            <text:p>F9008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19963648" calcext:value-type="float">
            <text:p>-119963648</text:p>
          </table:table-cell>
          <table:table-cell office:value-type="string" calcext:value-type="string">
            <text:p>F8D98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20553472" calcext:value-type="float">
            <text:p>-120553472</text:p>
          </table:table-cell>
          <table:table-cell office:value-type="string" calcext:value-type="string">
            <text:p>F8D0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23846656" calcext:value-type="float">
            <text:p>-123846656</text:p>
          </table:table-cell>
          <table:table-cell office:value-type="string" calcext:value-type="string">
            <text:p>F89E4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24420096" calcext:value-type="float">
            <text:p>-124420096</text:p>
          </table:table-cell>
          <table:table-cell office:value-type="string" calcext:value-type="string">
            <text:p>F895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24485632" calcext:value-type="float">
            <text:p>-124485632</text:p>
          </table:table-cell>
          <table:table-cell office:value-type="string" calcext:value-type="string">
            <text:p>F8948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24403712" calcext:value-type="float">
            <text:p>-124403712</text:p>
          </table:table-cell>
          <table:table-cell office:value-type="string" calcext:value-type="string">
            <text:p>F895C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23895808" calcext:value-type="float">
            <text:p>-123895808</text:p>
          </table:table-cell>
          <table:table-cell office:value-type="string" calcext:value-type="string">
            <text:p>F89D8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21339904" calcext:value-type="float">
            <text:p>-121339904</text:p>
          </table:table-cell>
          <table:table-cell office:value-type="string" calcext:value-type="string">
            <text:p>F8C48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17964800" calcext:value-type="float">
            <text:p>-117964800</text:p>
          </table:table-cell>
          <table:table-cell office:value-type="string" calcext:value-type="string">
            <text:p>F8F80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17243904" calcext:value-type="float">
            <text:p>-117243904</text:p>
          </table:table-cell>
          <table:table-cell office:value-type="string" calcext:value-type="string">
            <text:p>F9030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16604928" calcext:value-type="float">
            <text:p>-116604928</text:p>
          </table:table-cell>
          <table:table-cell office:value-type="string" calcext:value-type="string">
            <text:p>F90CC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15949568" calcext:value-type="float">
            <text:p>-115949568</text:p>
          </table:table-cell>
          <table:table-cell office:value-type="string" calcext:value-type="string">
            <text:p>F916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15277824" calcext:value-type="float">
            <text:p>-115277824</text:p>
          </table:table-cell>
          <table:table-cell office:value-type="string" calcext:value-type="string">
            <text:p>F9210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14622464" calcext:value-type="float">
            <text:p>-114622464</text:p>
          </table:table-cell>
          <table:table-cell office:value-type="string" calcext:value-type="string">
            <text:p>F92B0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13557504" calcext:value-type="float">
            <text:p>-113557504</text:p>
          </table:table-cell>
          <table:table-cell office:value-type="string" calcext:value-type="string">
            <text:p>F93B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13016832" calcext:value-type="float">
            <text:p>-113016832</text:p>
          </table:table-cell>
          <table:table-cell office:value-type="string" calcext:value-type="string">
            <text:p>F9438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0526464" calcext:value-type="float">
            <text:p>-110526464</text:p>
          </table:table-cell>
          <table:table-cell office:value-type="string" calcext:value-type="string">
            <text:p>F9698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09002752" calcext:value-type="float">
            <text:p>-109002752</text:p>
          </table:table-cell>
          <table:table-cell office:value-type="string" calcext:value-type="string">
            <text:p>F980C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09821952" calcext:value-type="float">
            <text:p>-109821952</text:p>
          </table:table-cell>
          <table:table-cell office:value-type="string" calcext:value-type="string">
            <text:p>F9744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10428160" calcext:value-type="float">
            <text:p>-110428160</text:p>
          </table:table-cell>
          <table:table-cell office:value-type="string" calcext:value-type="string">
            <text:p>F96B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11575040" calcext:value-type="float">
            <text:p>-111575040</text:p>
          </table:table-cell>
          <table:table-cell office:value-type="string" calcext:value-type="string">
            <text:p>F9598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14982912" calcext:value-type="float">
            <text:p>-114982912</text:p>
          </table:table-cell>
          <table:table-cell office:value-type="string" calcext:value-type="string">
            <text:p>F9258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15736576" calcext:value-type="float">
            <text:p>-115736576</text:p>
          </table:table-cell>
          <table:table-cell office:value-type="string" calcext:value-type="string">
            <text:p>F91A0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17227520" calcext:value-type="float">
            <text:p>-117227520</text:p>
          </table:table-cell>
          <table:table-cell office:value-type="string" calcext:value-type="string">
            <text:p>F9034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19521280" calcext:value-type="float">
            <text:p>-119521280</text:p>
          </table:table-cell>
          <table:table-cell office:value-type="string" calcext:value-type="string">
            <text:p>F8E04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21667584" calcext:value-type="float">
            <text:p>-121667584</text:p>
          </table:table-cell>
          <table:table-cell office:value-type="string" calcext:value-type="string">
            <text:p>F8BF8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23535360" calcext:value-type="float">
            <text:p>-123535360</text:p>
          </table:table-cell>
          <table:table-cell office:value-type="string" calcext:value-type="string">
            <text:p>F8A30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23748352" calcext:value-type="float">
            <text:p>-123748352</text:p>
          </table:table-cell>
          <table:table-cell office:value-type="string" calcext:value-type="string">
            <text:p>F89F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23699200" calcext:value-type="float">
            <text:p>-123699200</text:p>
          </table:table-cell>
          <table:table-cell office:value-type="string" calcext:value-type="string">
            <text:p>F8A0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21585664" calcext:value-type="float">
            <text:p>-121585664</text:p>
          </table:table-cell>
          <table:table-cell office:value-type="string" calcext:value-type="string">
            <text:p>F8C0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20274944" calcext:value-type="float">
            <text:p>-120274944</text:p>
          </table:table-cell>
          <table:table-cell office:value-type="string" calcext:value-type="string">
            <text:p>F8D4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17833728" calcext:value-type="float">
            <text:p>-117833728</text:p>
          </table:table-cell>
          <table:table-cell office:value-type="string" calcext:value-type="string">
            <text:p>F8FA0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16572160" calcext:value-type="float">
            <text:p>-116572160</text:p>
          </table:table-cell>
          <table:table-cell office:value-type="string" calcext:value-type="string">
            <text:p>F90D4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15228672" calcext:value-type="float">
            <text:p>-115228672</text:p>
          </table:table-cell>
          <table:table-cell office:value-type="string" calcext:value-type="string">
            <text:p>F921C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12918528" calcext:value-type="float">
            <text:p>-112918528</text:p>
          </table:table-cell>
          <table:table-cell office:value-type="string" calcext:value-type="string">
            <text:p>F9450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11640576" calcext:value-type="float">
            <text:p>-111640576</text:p>
          </table:table-cell>
          <table:table-cell office:value-type="string" calcext:value-type="string">
            <text:p>F9588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1198208" calcext:value-type="float">
            <text:p>-111198208</text:p>
          </table:table-cell>
          <table:table-cell office:value-type="string" calcext:value-type="string">
            <text:p>F95F4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08101632" calcext:value-type="float">
            <text:p>-108101632</text:p>
          </table:table-cell>
          <table:table-cell office:value-type="string" calcext:value-type="string">
            <text:p>F98E8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08314624" calcext:value-type="float">
            <text:p>-108314624</text:p>
          </table:table-cell>
          <table:table-cell office:value-type="string" calcext:value-type="string">
            <text:p>F98B4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09723648" calcext:value-type="float">
            <text:p>-109723648</text:p>
          </table:table-cell>
          <table:table-cell office:value-type="string" calcext:value-type="string">
            <text:p>F975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10772224" calcext:value-type="float">
            <text:p>-110772224</text:p>
          </table:table-cell>
          <table:table-cell office:value-type="string" calcext:value-type="string">
            <text:p>F965C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15130368" calcext:value-type="float">
            <text:p>-115130368</text:p>
          </table:table-cell>
          <table:table-cell office:value-type="string" calcext:value-type="string">
            <text:p>F9234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15916800" calcext:value-type="float">
            <text:p>-115916800</text:p>
          </table:table-cell>
          <table:table-cell office:value-type="string" calcext:value-type="string">
            <text:p>F9174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18849536" calcext:value-type="float">
            <text:p>-118849536</text:p>
          </table:table-cell>
          <table:table-cell office:value-type="string" calcext:value-type="string">
            <text:p>F8EA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20143872" calcext:value-type="float">
            <text:p>-120143872</text:p>
          </table:table-cell>
          <table:table-cell office:value-type="string" calcext:value-type="string">
            <text:p>F8D6C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20619008" calcext:value-type="float">
            <text:p>-120619008</text:p>
          </table:table-cell>
          <table:table-cell office:value-type="string" calcext:value-type="string">
            <text:p>F8CF8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23764736" calcext:value-type="float">
            <text:p>-123764736</text:p>
          </table:table-cell>
          <table:table-cell office:value-type="string" calcext:value-type="string">
            <text:p>F89F8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23994112" calcext:value-type="float">
            <text:p>-123994112</text:p>
          </table:table-cell>
          <table:table-cell office:value-type="string" calcext:value-type="string">
            <text:p>F89C0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24125184" calcext:value-type="float">
            <text:p>-124125184</text:p>
          </table:table-cell>
          <table:table-cell office:value-type="string" calcext:value-type="string">
            <text:p>F89A0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24256256" calcext:value-type="float">
            <text:p>-124256256</text:p>
          </table:table-cell>
          <table:table-cell office:value-type="string" calcext:value-type="string">
            <text:p>F8980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24207104" calcext:value-type="float">
            <text:p>-124207104</text:p>
          </table:table-cell>
          <table:table-cell office:value-type="string" calcext:value-type="string">
            <text:p>F898C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24092416" calcext:value-type="float">
            <text:p>-124092416</text:p>
          </table:table-cell>
          <table:table-cell office:value-type="string" calcext:value-type="string">
            <text:p>F89A8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23600896" calcext:value-type="float">
            <text:p>-123600896</text:p>
          </table:table-cell>
          <table:table-cell office:value-type="string" calcext:value-type="string">
            <text:p>F8A2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22503168" calcext:value-type="float">
            <text:p>-122503168</text:p>
          </table:table-cell>
          <table:table-cell office:value-type="string" calcext:value-type="string">
            <text:p>F8B2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22077184" calcext:value-type="float">
            <text:p>-122077184</text:p>
          </table:table-cell>
          <table:table-cell office:value-type="string" calcext:value-type="string">
            <text:p>F8B94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20242176" calcext:value-type="float">
            <text:p>-120242176</text:p>
          </table:table-cell>
          <table:table-cell office:value-type="string" calcext:value-type="string">
            <text:p>F8D54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9635968" calcext:value-type="float">
            <text:p>-119635968</text:p>
          </table:table-cell>
          <table:table-cell office:value-type="string" calcext:value-type="string">
            <text:p>F8DE8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17817344" calcext:value-type="float">
            <text:p>-117817344</text:p>
          </table:table-cell>
          <table:table-cell office:value-type="string" calcext:value-type="string">
            <text:p>F8FA4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16555776" calcext:value-type="float">
            <text:p>-116555776</text:p>
          </table:table-cell>
          <table:table-cell office:value-type="string" calcext:value-type="string">
            <text:p>F90D8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15851264" calcext:value-type="float">
            <text:p>-115851264</text:p>
          </table:table-cell>
          <table:table-cell office:value-type="string" calcext:value-type="string">
            <text:p>F9184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15261440" calcext:value-type="float">
            <text:p>-115261440</text:p>
          </table:table-cell>
          <table:table-cell office:value-type="string" calcext:value-type="string">
            <text:p>F9214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13557504" calcext:value-type="float">
            <text:p>-113557504</text:p>
          </table:table-cell>
          <table:table-cell office:value-type="string" calcext:value-type="string">
            <text:p>F93B4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13049600" calcext:value-type="float">
            <text:p>-113049600</text:p>
          </table:table-cell>
          <table:table-cell office:value-type="string" calcext:value-type="string">
            <text:p>F9430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11656960" calcext:value-type="float">
            <text:p>-111656960</text:p>
          </table:table-cell>
          <table:table-cell office:value-type="string" calcext:value-type="string">
            <text:p>F9584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1165440" calcext:value-type="float">
            <text:p>-111165440</text:p>
          </table:table-cell>
          <table:table-cell office:value-type="string" calcext:value-type="string">
            <text:p>F95F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0084096" calcext:value-type="float">
            <text:p>-110084096</text:p>
          </table:table-cell>
          <table:table-cell office:value-type="string" calcext:value-type="string">
            <text:p>F9704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13541120" calcext:value-type="float">
            <text:p>-113541120</text:p>
          </table:table-cell>
          <table:table-cell office:value-type="string" calcext:value-type="string">
            <text:p>F93B8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15933184" calcext:value-type="float">
            <text:p>-115933184</text:p>
          </table:table-cell>
          <table:table-cell office:value-type="string" calcext:value-type="string">
            <text:p>F9170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16654080" calcext:value-type="float">
            <text:p>-116654080</text:p>
          </table:table-cell>
          <table:table-cell office:value-type="string" calcext:value-type="string">
            <text:p>F90C0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17342208" calcext:value-type="float">
            <text:p>-117342208</text:p>
          </table:table-cell>
          <table:table-cell office:value-type="string" calcext:value-type="string">
            <text:p>F9018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19390208" calcext:value-type="float">
            <text:p>-119390208</text:p>
          </table:table-cell>
          <table:table-cell office:value-type="string" calcext:value-type="string">
            <text:p>F8E24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20635392" calcext:value-type="float">
            <text:p>-120635392</text:p>
          </table:table-cell>
          <table:table-cell office:value-type="string" calcext:value-type="string">
            <text:p>F8CF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22126336" calcext:value-type="float">
            <text:p>-122126336</text:p>
          </table:table-cell>
          <table:table-cell office:value-type="string" calcext:value-type="string">
            <text:p>F8B88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23830272" calcext:value-type="float">
            <text:p>-123830272</text:p>
          </table:table-cell>
          <table:table-cell office:value-type="string" calcext:value-type="string">
            <text:p>F89E8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24059648" calcext:value-type="float">
            <text:p>-124059648</text:p>
          </table:table-cell>
          <table:table-cell office:value-type="string" calcext:value-type="string">
            <text:p>F89B0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24305408" calcext:value-type="float">
            <text:p>-124305408</text:p>
          </table:table-cell>
          <table:table-cell office:value-type="string" calcext:value-type="string">
            <text:p>F8974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24289024" calcext:value-type="float">
            <text:p>-124289024</text:p>
          </table:table-cell>
          <table:table-cell office:value-type="string" calcext:value-type="string">
            <text:p>F8978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24174336" calcext:value-type="float">
            <text:p>-124174336</text:p>
          </table:table-cell>
          <table:table-cell office:value-type="string" calcext:value-type="string">
            <text:p>F8994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24026880" calcext:value-type="float">
            <text:p>-124026880</text:p>
          </table:table-cell>
          <table:table-cell office:value-type="string" calcext:value-type="string">
            <text:p>F89B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23781120" calcext:value-type="float">
            <text:p>-123781120</text:p>
          </table:table-cell>
          <table:table-cell office:value-type="string" calcext:value-type="string">
            <text:p>F89F4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19144448" calcext:value-type="float">
            <text:p>-119144448</text:p>
          </table:table-cell>
          <table:table-cell office:value-type="string" calcext:value-type="string">
            <text:p>F8E60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18587392" calcext:value-type="float">
            <text:p>-118587392</text:p>
          </table:table-cell>
          <table:table-cell office:value-type="string" calcext:value-type="string">
            <text:p>F8EE8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17391360" calcext:value-type="float">
            <text:p>-117391360</text:p>
          </table:table-cell>
          <table:table-cell office:value-type="string" calcext:value-type="string">
            <text:p>F900C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15326976" calcext:value-type="float">
            <text:p>-115326976</text:p>
          </table:table-cell>
          <table:table-cell office:value-type="string" calcext:value-type="string">
            <text:p>F920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12984064" calcext:value-type="float">
            <text:p>-112984064</text:p>
          </table:table-cell>
          <table:table-cell office:value-type="string" calcext:value-type="string">
            <text:p>F9440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12214016" calcext:value-type="float">
            <text:p>-112214016</text:p>
          </table:table-cell>
          <table:table-cell office:value-type="string" calcext:value-type="string">
            <text:p>F94F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11804416" calcext:value-type="float">
            <text:p>-111804416</text:p>
          </table:table-cell>
          <table:table-cell office:value-type="string" calcext:value-type="string">
            <text:p>F9560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0460928" calcext:value-type="float">
            <text:p>-110460928</text:p>
          </table:table-cell>
          <table:table-cell office:value-type="string" calcext:value-type="string">
            <text:p>F96A8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08199936" calcext:value-type="float">
            <text:p>-108199936</text:p>
          </table:table-cell>
          <table:table-cell office:value-type="string" calcext:value-type="string">
            <text:p>F98D0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08167168" calcext:value-type="float">
            <text:p>-108167168</text:p>
          </table:table-cell>
          <table:table-cell office:value-type="string" calcext:value-type="string">
            <text:p>F98D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09248512" calcext:value-type="float">
            <text:p>-109248512</text:p>
          </table:table-cell>
          <table:table-cell office:value-type="string" calcext:value-type="string">
            <text:p>F97D0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09658112" calcext:value-type="float">
            <text:p>-109658112</text:p>
          </table:table-cell>
          <table:table-cell office:value-type="string" calcext:value-type="string">
            <text:p>F976C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10182400" calcext:value-type="float">
            <text:p>-110182400</text:p>
          </table:table-cell>
          <table:table-cell office:value-type="string" calcext:value-type="string">
            <text:p>F96EC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10755840" calcext:value-type="float">
            <text:p>-110755840</text:p>
          </table:table-cell>
          <table:table-cell office:value-type="string" calcext:value-type="string">
            <text:p>F9660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13442816" calcext:value-type="float">
            <text:p>-113442816</text:p>
          </table:table-cell>
          <table:table-cell office:value-type="string" calcext:value-type="string">
            <text:p>F93D0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4130944" calcext:value-type="float">
            <text:p>-114130944</text:p>
          </table:table-cell>
          <table:table-cell office:value-type="string" calcext:value-type="string">
            <text:p>F9328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14884608" calcext:value-type="float">
            <text:p>-114884608</text:p>
          </table:table-cell>
          <table:table-cell office:value-type="string" calcext:value-type="string">
            <text:p>F9270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16441088" calcext:value-type="float">
            <text:p>-116441088</text:p>
          </table:table-cell>
          <table:table-cell office:value-type="string" calcext:value-type="string">
            <text:p>F90F4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18702080" calcext:value-type="float">
            <text:p>-118702080</text:p>
          </table:table-cell>
          <table:table-cell office:value-type="string" calcext:value-type="string">
            <text:p>F8ECC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19488512" calcext:value-type="float">
            <text:p>-119488512</text:p>
          </table:table-cell>
          <table:table-cell office:value-type="string" calcext:value-type="string">
            <text:p>F8E0C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20111104" calcext:value-type="float">
            <text:p>-120111104</text:p>
          </table:table-cell>
          <table:table-cell office:value-type="string" calcext:value-type="string">
            <text:p>F8D74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20651776" calcext:value-type="float">
            <text:p>-120651776</text:p>
          </table:table-cell>
          <table:table-cell office:value-type="string" calcext:value-type="string">
            <text:p>F8CF0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22028032" calcext:value-type="float">
            <text:p>-122028032</text:p>
          </table:table-cell>
          <table:table-cell office:value-type="string" calcext:value-type="string">
            <text:p>F8BA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23797504" calcext:value-type="float">
            <text:p>-123797504</text:p>
          </table:table-cell>
          <table:table-cell office:value-type="string" calcext:value-type="string">
            <text:p>F89F0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24043264" calcext:value-type="float">
            <text:p>-124043264</text:p>
          </table:table-cell>
          <table:table-cell office:value-type="string" calcext:value-type="string">
            <text:p>F89B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24289024" calcext:value-type="float">
            <text:p>-124289024</text:p>
          </table:table-cell>
          <table:table-cell office:value-type="string" calcext:value-type="string">
            <text:p>F8978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24305408" calcext:value-type="float">
            <text:p>-124305408</text:p>
          </table:table-cell>
          <table:table-cell office:value-type="string" calcext:value-type="string">
            <text:p>F897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24239872" calcext:value-type="float">
            <text:p>-124239872</text:p>
          </table:table-cell>
          <table:table-cell office:value-type="string" calcext:value-type="string">
            <text:p>F8984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24157952" calcext:value-type="float">
            <text:p>-124157952</text:p>
          </table:table-cell>
          <table:table-cell office:value-type="string" calcext:value-type="string">
            <text:p>F8998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23977728" calcext:value-type="float">
            <text:p>-123977728</text:p>
          </table:table-cell>
          <table:table-cell office:value-type="string" calcext:value-type="string">
            <text:p>F89C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20864768" calcext:value-type="float">
            <text:p>-120864768</text:p>
          </table:table-cell>
          <table:table-cell office:value-type="string" calcext:value-type="string">
            <text:p>F8CBC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20291328" calcext:value-type="float">
            <text:p>-120291328</text:p>
          </table:table-cell>
          <table:table-cell office:value-type="string" calcext:value-type="string">
            <text:p>F8D48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9717888" calcext:value-type="float">
            <text:p>-119717888</text:p>
          </table:table-cell>
          <table:table-cell office:value-type="string" calcext:value-type="string">
            <text:p>F8DD4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9160832" calcext:value-type="float">
            <text:p>-119160832</text:p>
          </table:table-cell>
          <table:table-cell office:value-type="string" calcext:value-type="string">
            <text:p>F8E5C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18620160" calcext:value-type="float">
            <text:p>-118620160</text:p>
          </table:table-cell>
          <table:table-cell office:value-type="string" calcext:value-type="string">
            <text:p>F8EE0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7997568" calcext:value-type="float">
            <text:p>-117997568</text:p>
          </table:table-cell>
          <table:table-cell office:value-type="string" calcext:value-type="string">
            <text:p>F8F78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15900416" calcext:value-type="float">
            <text:p>-115900416</text:p>
          </table:table-cell>
          <table:table-cell office:value-type="string" calcext:value-type="string">
            <text:p>F9178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14065408" calcext:value-type="float">
            <text:p>-114065408</text:p>
          </table:table-cell>
          <table:table-cell office:value-type="string" calcext:value-type="string">
            <text:p>F9338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13590272" calcext:value-type="float">
            <text:p>-113590272</text:p>
          </table:table-cell>
          <table:table-cell office:value-type="string" calcext:value-type="string">
            <text:p>F93AC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13131520" calcext:value-type="float">
            <text:p>-113131520</text:p>
          </table:table-cell>
          <table:table-cell office:value-type="string" calcext:value-type="string">
            <text:p>F941C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11788032" calcext:value-type="float">
            <text:p>-111788032</text:p>
          </table:table-cell>
          <table:table-cell office:value-type="string" calcext:value-type="string">
            <text:p>F9564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1329280" calcext:value-type="float">
            <text:p>-111329280</text:p>
          </table:table-cell>
          <table:table-cell office:value-type="string" calcext:value-type="string">
            <text:p>F95D4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0444544" calcext:value-type="float">
            <text:p>-110444544</text:p>
          </table:table-cell>
          <table:table-cell office:value-type="string" calcext:value-type="string">
            <text:p>F96AC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0018560" calcext:value-type="float">
            <text:p>-110018560</text:p>
          </table:table-cell>
          <table:table-cell office:value-type="string" calcext:value-type="string">
            <text:p>F9714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09690880" calcext:value-type="float">
            <text:p>-109690880</text:p>
          </table:table-cell>
          <table:table-cell office:value-type="string" calcext:value-type="string">
            <text:p>F9764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08920832" calcext:value-type="float">
            <text:p>-108920832</text:p>
          </table:table-cell>
          <table:table-cell office:value-type="string" calcext:value-type="string">
            <text:p>F9820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15687424" calcext:value-type="float">
            <text:p>-115687424</text:p>
          </table:table-cell>
          <table:table-cell office:value-type="string" calcext:value-type="string">
            <text:p>F91AC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17358592" calcext:value-type="float">
            <text:p>-117358592</text:p>
          </table:table-cell>
          <table:table-cell office:value-type="string" calcext:value-type="string">
            <text:p>F9014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18882304" calcext:value-type="float">
            <text:p>-118882304</text:p>
          </table:table-cell>
          <table:table-cell office:value-type="string" calcext:value-type="string">
            <text:p>F8EA0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1569280" calcext:value-type="float">
            <text:p>-121569280</text:p>
          </table:table-cell>
          <table:table-cell office:value-type="string" calcext:value-type="string">
            <text:p>F8C1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22011648" calcext:value-type="float">
            <text:p>-122011648</text:p>
          </table:table-cell>
          <table:table-cell office:value-type="string" calcext:value-type="string">
            <text:p>F8BA400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1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2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8953600" calcext:value-type="float">
            <text:p>-108953600</text:p>
          </table:table-cell>
          <table:table-cell office:value-type="string" calcext:value-type="string">
            <text:p>F9818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08347392" calcext:value-type="float">
            <text:p>-108347392</text:p>
          </table:table-cell>
          <table:table-cell office:value-type="string" calcext:value-type="string">
            <text:p>F98AC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0379008" calcext:value-type="float">
            <text:p>-110379008</text:p>
          </table:table-cell>
          <table:table-cell office:value-type="string" calcext:value-type="string">
            <text:p>F96BC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2754688" calcext:value-type="float">
            <text:p>-112754688</text:p>
          </table:table-cell>
          <table:table-cell office:value-type="string" calcext:value-type="string">
            <text:p>F9478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3491968" calcext:value-type="float">
            <text:p>-113491968</text:p>
          </table:table-cell>
          <table:table-cell office:value-type="string" calcext:value-type="string">
            <text:p>F93C4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4966528" calcext:value-type="float">
            <text:p>-114966528</text:p>
          </table:table-cell>
          <table:table-cell office:value-type="string" calcext:value-type="string">
            <text:p>F925C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5572736" calcext:value-type="float">
            <text:p>-115572736</text:p>
          </table:table-cell>
          <table:table-cell office:value-type="string" calcext:value-type="string">
            <text:p>F91C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6981760" calcext:value-type="float">
            <text:p>-116981760</text:p>
          </table:table-cell>
          <table:table-cell office:value-type="string" calcext:value-type="string">
            <text:p>F907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7702656" calcext:value-type="float">
            <text:p>-117702656</text:p>
          </table:table-cell>
          <table:table-cell office:value-type="string" calcext:value-type="string">
            <text:p>F8FC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8292480" calcext:value-type="float">
            <text:p>-118292480</text:p>
          </table:table-cell>
          <table:table-cell office:value-type="string" calcext:value-type="string">
            <text:p>F8F3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0700928" calcext:value-type="float">
            <text:p>-120700928</text:p>
          </table:table-cell>
          <table:table-cell office:value-type="string" calcext:value-type="string">
            <text:p>F8CE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1143296" calcext:value-type="float">
            <text:p>-121143296</text:p>
          </table:table-cell>
          <table:table-cell office:value-type="string" calcext:value-type="string">
            <text:p>F8C78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2208256" calcext:value-type="float">
            <text:p>-122208256</text:p>
          </table:table-cell>
          <table:table-cell office:value-type="string" calcext:value-type="string">
            <text:p>F8B74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0946688" calcext:value-type="float">
            <text:p>-120946688</text:p>
          </table:table-cell>
          <table:table-cell office:value-type="string" calcext:value-type="string">
            <text:p>F8CA8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9848960" calcext:value-type="float">
            <text:p>-119848960</text:p>
          </table:table-cell>
          <table:table-cell office:value-type="string" calcext:value-type="string">
            <text:p>F8DB4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7637120" calcext:value-type="float">
            <text:p>-117637120</text:p>
          </table:table-cell>
          <table:table-cell office:value-type="string" calcext:value-type="string">
            <text:p>F8FD00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7112832" calcext:value-type="float">
            <text:p>-117112832</text:p>
          </table:table-cell>
          <table:table-cell office:value-type="string" calcext:value-type="string">
            <text:p>F90500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6490240" calcext:value-type="float">
            <text:p>-116490240</text:p>
          </table:table-cell>
          <table:table-cell office:value-type="string" calcext:value-type="string">
            <text:p>F90E80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5245056" calcext:value-type="float">
            <text:p>-115245056</text:p>
          </table:table-cell>
          <table:table-cell office:value-type="string" calcext:value-type="string">
            <text:p>F9218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3213440" calcext:value-type="float">
            <text:p>-113213440</text:p>
          </table:table-cell>
          <table:table-cell office:value-type="string" calcext:value-type="string">
            <text:p>F94080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1706112" calcext:value-type="float">
            <text:p>-111706112</text:p>
          </table:table-cell>
          <table:table-cell office:value-type="string" calcext:value-type="string">
            <text:p>F9578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0624768" calcext:value-type="float">
            <text:p>-110624768</text:p>
          </table:table-cell>
          <table:table-cell office:value-type="string" calcext:value-type="string">
            <text:p>F9680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0166016" calcext:value-type="float">
            <text:p>-110166016</text:p>
          </table:table-cell>
          <table:table-cell office:value-type="string" calcext:value-type="string">
            <text:p>F96F00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08298240" calcext:value-type="float">
            <text:p>-108298240</text:p>
          </table:table-cell>
          <table:table-cell office:value-type="string" calcext:value-type="string">
            <text:p>F98B80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08216320" calcext:value-type="float">
            <text:p>-108216320</text:p>
          </table:table-cell>
          <table:table-cell office:value-type="string" calcext:value-type="string">
            <text:p>F98CC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08118016" calcext:value-type="float">
            <text:p>-108118016</text:p>
          </table:table-cell>
          <table:table-cell office:value-type="string" calcext:value-type="string">
            <text:p>F98E4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09330432" calcext:value-type="float">
            <text:p>-109330432</text:p>
          </table:table-cell>
          <table:table-cell office:value-type="string" calcext:value-type="string">
            <text:p>F97BC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2640000" calcext:value-type="float">
            <text:p>-112640000</text:p>
          </table:table-cell>
          <table:table-cell office:value-type="string" calcext:value-type="string">
            <text:p>F9494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17555200" calcext:value-type="float">
            <text:p>-117555200</text:p>
          </table:table-cell>
          <table:table-cell office:value-type="string" calcext:value-type="string">
            <text:p>F8FE4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18095872" calcext:value-type="float">
            <text:p>-118095872</text:p>
          </table:table-cell>
          <table:table-cell office:value-type="string" calcext:value-type="string">
            <text:p>F8F6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18636544" calcext:value-type="float">
            <text:p>-118636544</text:p>
          </table:table-cell>
          <table:table-cell office:value-type="string" calcext:value-type="string">
            <text:p>F8EDC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0193024" calcext:value-type="float">
            <text:p>-120193024</text:p>
          </table:table-cell>
          <table:table-cell office:value-type="string" calcext:value-type="string">
            <text:p>F8D6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1028608" calcext:value-type="float">
            <text:p>-121028608</text:p>
          </table:table-cell>
          <table:table-cell office:value-type="string" calcext:value-type="string">
            <text:p>F8C94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1503744" calcext:value-type="float">
            <text:p>-121503744</text:p>
          </table:table-cell>
          <table:table-cell office:value-type="string" calcext:value-type="string">
            <text:p>F8C20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0897536" calcext:value-type="float">
            <text:p>-120897536</text:p>
          </table:table-cell>
          <table:table-cell office:value-type="string" calcext:value-type="string">
            <text:p>F8CB4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19783424" calcext:value-type="float">
            <text:p>-119783424</text:p>
          </table:table-cell>
          <table:table-cell office:value-type="string" calcext:value-type="string">
            <text:p>F8DC4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7653504" calcext:value-type="float">
            <text:p>-117653504</text:p>
          </table:table-cell>
          <table:table-cell office:value-type="string" calcext:value-type="string">
            <text:p>F8FCC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17047296" calcext:value-type="float">
            <text:p>-117047296</text:p>
          </table:table-cell>
          <table:table-cell office:value-type="string" calcext:value-type="string">
            <text:p>F9060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15802112" calcext:value-type="float">
            <text:p>-115802112</text:p>
          </table:table-cell>
          <table:table-cell office:value-type="string" calcext:value-type="string">
            <text:p>F919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15212288" calcext:value-type="float">
            <text:p>-115212288</text:p>
          </table:table-cell>
          <table:table-cell office:value-type="string" calcext:value-type="string">
            <text:p>F92200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14163712" calcext:value-type="float">
            <text:p>-114163712</text:p>
          </table:table-cell>
          <table:table-cell office:value-type="string" calcext:value-type="string">
            <text:p>F9320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13721344" calcext:value-type="float">
            <text:p>-113721344</text:p>
          </table:table-cell>
          <table:table-cell office:value-type="string" calcext:value-type="string">
            <text:p>F938C0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13328128" calcext:value-type="float">
            <text:p>-113328128</text:p>
          </table:table-cell>
          <table:table-cell office:value-type="string" calcext:value-type="string">
            <text:p>F93EC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12476160" calcext:value-type="float">
            <text:p>-112476160</text:p>
          </table:table-cell>
          <table:table-cell office:value-type="string" calcext:value-type="string">
            <text:p>F94BC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11738880" calcext:value-type="float">
            <text:p>-111738880</text:p>
          </table:table-cell>
          <table:table-cell office:value-type="string" calcext:value-type="string">
            <text:p>F9570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09707264" calcext:value-type="float">
            <text:p>-109707264</text:p>
          </table:table-cell>
          <table:table-cell office:value-type="string" calcext:value-type="string">
            <text:p>F9760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08609536" calcext:value-type="float">
            <text:p>-108609536</text:p>
          </table:table-cell>
          <table:table-cell office:value-type="string" calcext:value-type="string">
            <text:p>F986C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08249088" calcext:value-type="float">
            <text:p>-108249088</text:p>
          </table:table-cell>
          <table:table-cell office:value-type="string" calcext:value-type="string">
            <text:p>F98C4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08183552" calcext:value-type="float">
            <text:p>-108183552</text:p>
          </table:table-cell>
          <table:table-cell office:value-type="string" calcext:value-type="string">
            <text:p>F98D4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08756992" calcext:value-type="float">
            <text:p>-108756992</text:p>
          </table:table-cell>
          <table:table-cell office:value-type="string" calcext:value-type="string">
            <text:p>F984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09412352" calcext:value-type="float">
            <text:p>-109412352</text:p>
          </table:table-cell>
          <table:table-cell office:value-type="string" calcext:value-type="string">
            <text:p>F97A80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09805568" calcext:value-type="float">
            <text:p>-109805568</text:p>
          </table:table-cell>
          <table:table-cell office:value-type="string" calcext:value-type="string">
            <text:p>F97480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13393664" calcext:value-type="float">
            <text:p>-113393664</text:p>
          </table:table-cell>
          <table:table-cell office:value-type="string" calcext:value-type="string">
            <text:p>F93DC0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14868224" calcext:value-type="float">
            <text:p>-114868224</text:p>
          </table:table-cell>
          <table:table-cell office:value-type="string" calcext:value-type="string">
            <text:p>F92740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18079488" calcext:value-type="float">
            <text:p>-118079488</text:p>
          </table:table-cell>
          <table:table-cell office:value-type="string" calcext:value-type="string">
            <text:p>F8F6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18685696" calcext:value-type="float">
            <text:p>-118685696</text:p>
          </table:table-cell>
          <table:table-cell office:value-type="string" calcext:value-type="string">
            <text:p>F8ED0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19734272" calcext:value-type="float">
            <text:p>-119734272</text:p>
          </table:table-cell>
          <table:table-cell office:value-type="string" calcext:value-type="string">
            <text:p>F8DD0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21929728" calcext:value-type="float">
            <text:p>-121929728</text:p>
          </table:table-cell>
          <table:table-cell office:value-type="string" calcext:value-type="string">
            <text:p>F8BB8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22519552" calcext:value-type="float">
            <text:p>-122519552</text:p>
          </table:table-cell>
          <table:table-cell office:value-type="string" calcext:value-type="string">
            <text:p>F8B280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22814464" calcext:value-type="float">
            <text:p>-122814464</text:p>
          </table:table-cell>
          <table:table-cell office:value-type="string" calcext:value-type="string">
            <text:p>F8AE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23027456" calcext:value-type="float">
            <text:p>-123027456</text:p>
          </table:table-cell>
          <table:table-cell office:value-type="string" calcext:value-type="string">
            <text:p>F8AAC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23322368" calcext:value-type="float">
            <text:p>-123322368</text:p>
          </table:table-cell>
          <table:table-cell office:value-type="string" calcext:value-type="string">
            <text:p>F8A64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22257408" calcext:value-type="float">
            <text:p>-122257408</text:p>
          </table:table-cell>
          <table:table-cell office:value-type="string" calcext:value-type="string">
            <text:p>F8B68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21470976" calcext:value-type="float">
            <text:p>-121470976</text:p>
          </table:table-cell>
          <table:table-cell office:value-type="string" calcext:value-type="string">
            <text:p>F8C28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20979456" calcext:value-type="float">
            <text:p>-120979456</text:p>
          </table:table-cell>
          <table:table-cell office:value-type="string" calcext:value-type="string">
            <text:p>F8CA0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20487936" calcext:value-type="float">
            <text:p>-120487936</text:p>
          </table:table-cell>
          <table:table-cell office:value-type="string" calcext:value-type="string">
            <text:p>F8D1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18341632" calcext:value-type="float">
            <text:p>-118341632</text:p>
          </table:table-cell>
          <table:table-cell office:value-type="string" calcext:value-type="string">
            <text:p>F8F24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17751808" calcext:value-type="float">
            <text:p>-117751808</text:p>
          </table:table-cell>
          <table:table-cell office:value-type="string" calcext:value-type="string">
            <text:p>F8FB40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17178368" calcext:value-type="float">
            <text:p>-117178368</text:p>
          </table:table-cell>
          <table:table-cell office:value-type="string" calcext:value-type="string">
            <text:p>F9040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16588544" calcext:value-type="float">
            <text:p>-116588544</text:p>
          </table:table-cell>
          <table:table-cell office:value-type="string" calcext:value-type="string">
            <text:p>F90D00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15998720" calcext:value-type="float">
            <text:p>-115998720</text:p>
          </table:table-cell>
          <table:table-cell office:value-type="string" calcext:value-type="string">
            <text:p>F9160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15376128" calcext:value-type="float">
            <text:p>-115376128</text:p>
          </table:table-cell>
          <table:table-cell office:value-type="string" calcext:value-type="string">
            <text:p>F91F80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14262016" calcext:value-type="float">
            <text:p>-114262016</text:p>
          </table:table-cell>
          <table:table-cell office:value-type="string" calcext:value-type="string">
            <text:p>F9308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13852416" calcext:value-type="float">
            <text:p>-113852416</text:p>
          </table:table-cell>
          <table:table-cell office:value-type="string" calcext:value-type="string">
            <text:p>F936C0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12934912" calcext:value-type="float">
            <text:p>-112934912</text:p>
          </table:table-cell>
          <table:table-cell office:value-type="string" calcext:value-type="string">
            <text:p>F944C0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12164864" calcext:value-type="float">
            <text:p>-112164864</text:p>
          </table:table-cell>
          <table:table-cell office:value-type="string" calcext:value-type="string">
            <text:p>F9508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11755264" calcext:value-type="float">
            <text:p>-111755264</text:p>
          </table:table-cell>
          <table:table-cell office:value-type="string" calcext:value-type="string">
            <text:p>F956C0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11411200" calcext:value-type="float">
            <text:p>-111411200</text:p>
          </table:table-cell>
          <table:table-cell office:value-type="string" calcext:value-type="string">
            <text:p>F95C00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11001600" calcext:value-type="float">
            <text:p>-111001600</text:p>
          </table:table-cell>
          <table:table-cell office:value-type="string" calcext:value-type="string">
            <text:p>F96240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09150208" calcext:value-type="float">
            <text:p>-109150208</text:p>
          </table:table-cell>
          <table:table-cell office:value-type="string" calcext:value-type="string">
            <text:p>F97E8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08265472" calcext:value-type="float">
            <text:p>-108265472</text:p>
          </table:table-cell>
          <table:table-cell office:value-type="string" calcext:value-type="string">
            <text:p>F98C0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08232704" calcext:value-type="float">
            <text:p>-108232704</text:p>
          </table:table-cell>
          <table:table-cell office:value-type="string" calcext:value-type="string">
            <text:p>F98C80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09068288" calcext:value-type="float">
            <text:p>-109068288</text:p>
          </table:table-cell>
          <table:table-cell office:value-type="string" calcext:value-type="string">
            <text:p>F97FC0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09379584" calcext:value-type="float">
            <text:p>-109379584</text:p>
          </table:table-cell>
          <table:table-cell office:value-type="string" calcext:value-type="string">
            <text:p>F97B00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09756416" calcext:value-type="float">
            <text:p>-109756416</text:p>
          </table:table-cell>
          <table:table-cell office:value-type="string" calcext:value-type="string">
            <text:p>F97540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10231552" calcext:value-type="float">
            <text:p>-110231552</text:p>
          </table:table-cell>
          <table:table-cell office:value-type="string" calcext:value-type="string">
            <text:p>F96E0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16195328" calcext:value-type="float">
            <text:p>-116195328</text:p>
          </table:table-cell>
          <table:table-cell office:value-type="string" calcext:value-type="string">
            <text:p>F9130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16867072" calcext:value-type="float">
            <text:p>-116867072</text:p>
          </table:table-cell>
          <table:table-cell office:value-type="string" calcext:value-type="string">
            <text:p>F908C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18161408" calcext:value-type="float">
            <text:p>-118161408</text:p>
          </table:table-cell>
          <table:table-cell office:value-type="string" calcext:value-type="string">
            <text:p>F8F500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19881728" calcext:value-type="float">
            <text:p>-119881728</text:p>
          </table:table-cell>
          <table:table-cell office:value-type="string" calcext:value-type="string">
            <text:p>F8DAC0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21110528" calcext:value-type="float">
            <text:p>-121110528</text:p>
          </table:table-cell>
          <table:table-cell office:value-type="string" calcext:value-type="string">
            <text:p>F8C800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21913344" calcext:value-type="float">
            <text:p>-121913344</text:p>
          </table:table-cell>
          <table:table-cell office:value-type="string" calcext:value-type="string">
            <text:p>F8BBC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22191872" calcext:value-type="float">
            <text:p>-122191872</text:p>
          </table:table-cell>
          <table:table-cell office:value-type="string" calcext:value-type="string">
            <text:p>F8B78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23174912" calcext:value-type="float">
            <text:p>-123174912</text:p>
          </table:table-cell>
          <table:table-cell office:value-type="string" calcext:value-type="string">
            <text:p>F8A880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22716160" calcext:value-type="float">
            <text:p>-122716160</text:p>
          </table:table-cell>
          <table:table-cell office:value-type="string" calcext:value-type="string">
            <text:p>F8AF80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22093568" calcext:value-type="float">
            <text:p>-122093568</text:p>
          </table:table-cell>
          <table:table-cell office:value-type="string" calcext:value-type="string">
            <text:p>F8B900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21683968" calcext:value-type="float">
            <text:p>-121683968</text:p>
          </table:table-cell>
          <table:table-cell office:value-type="string" calcext:value-type="string">
            <text:p>F8BF40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20602624" calcext:value-type="float">
            <text:p>-120602624</text:p>
          </table:table-cell>
          <table:table-cell office:value-type="string" calcext:value-type="string">
            <text:p>F8CFC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19029760" calcext:value-type="float">
            <text:p>-119029760</text:p>
          </table:table-cell>
          <table:table-cell office:value-type="string" calcext:value-type="string">
            <text:p>F8E7C0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17948416" calcext:value-type="float">
            <text:p>-117948416</text:p>
          </table:table-cell>
          <table:table-cell office:value-type="string" calcext:value-type="string">
            <text:p>F8F84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17309440" calcext:value-type="float">
            <text:p>-117309440</text:p>
          </table:table-cell>
          <table:table-cell office:value-type="string" calcext:value-type="string">
            <text:p>F90200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16719616" calcext:value-type="float">
            <text:p>-116719616</text:p>
          </table:table-cell>
          <table:table-cell office:value-type="string" calcext:value-type="string">
            <text:p>F90B00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14933760" calcext:value-type="float">
            <text:p>-114933760</text:p>
          </table:table-cell>
          <table:table-cell office:value-type="string" calcext:value-type="string">
            <text:p>F9264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4475008" calcext:value-type="float">
            <text:p>-114475008</text:p>
          </table:table-cell>
          <table:table-cell office:value-type="string" calcext:value-type="string">
            <text:p>F92D4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13983488" calcext:value-type="float">
            <text:p>-113983488</text:p>
          </table:table-cell>
          <table:table-cell office:value-type="string" calcext:value-type="string">
            <text:p>F934C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13508352" calcext:value-type="float">
            <text:p>-113508352</text:p>
          </table:table-cell>
          <table:table-cell office:value-type="string" calcext:value-type="string">
            <text:p>F93C0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13115136" calcext:value-type="float">
            <text:p>-113115136</text:p>
          </table:table-cell>
          <table:table-cell office:value-type="string" calcext:value-type="string">
            <text:p>F9420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12361472" calcext:value-type="float">
            <text:p>-112361472</text:p>
          </table:table-cell>
          <table:table-cell office:value-type="string" calcext:value-type="string">
            <text:p>F94D8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12050176" calcext:value-type="float">
            <text:p>-112050176</text:p>
          </table:table-cell>
          <table:table-cell office:value-type="string" calcext:value-type="string">
            <text:p>F9524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11591424" calcext:value-type="float">
            <text:p>-111591424</text:p>
          </table:table-cell>
          <table:table-cell office:value-type="string" calcext:value-type="string">
            <text:p>F9594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10673920" calcext:value-type="float">
            <text:p>-110673920</text:p>
          </table:table-cell>
          <table:table-cell office:value-type="string" calcext:value-type="string">
            <text:p>F9674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09953024" calcext:value-type="float">
            <text:p>-109953024</text:p>
          </table:table-cell>
          <table:table-cell office:value-type="string" calcext:value-type="string">
            <text:p>F9724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09625344" calcext:value-type="float">
            <text:p>-109625344</text:p>
          </table:table-cell>
          <table:table-cell office:value-type="string" calcext:value-type="string">
            <text:p>F9774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09346816" calcext:value-type="float">
            <text:p>-109346816</text:p>
          </table:table-cell>
          <table:table-cell office:value-type="string" calcext:value-type="string">
            <text:p>F97B8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10936064" calcext:value-type="float">
            <text:p>-110936064</text:p>
          </table:table-cell>
          <table:table-cell office:value-type="string" calcext:value-type="string">
            <text:p>F9634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12132096" calcext:value-type="float">
            <text:p>-112132096</text:p>
          </table:table-cell>
          <table:table-cell office:value-type="string" calcext:value-type="string">
            <text:p>F9510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12820224" calcext:value-type="float">
            <text:p>-112820224</text:p>
          </table:table-cell>
          <table:table-cell office:value-type="string" calcext:value-type="string">
            <text:p>F9468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18226944" calcext:value-type="float">
            <text:p>-118226944</text:p>
          </table:table-cell>
          <table:table-cell office:value-type="string" calcext:value-type="string">
            <text:p>F8F400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19980032" calcext:value-type="float">
            <text:p>-119980032</text:p>
          </table:table-cell>
          <table:table-cell office:value-type="string" calcext:value-type="string">
            <text:p>F8D94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20438784" calcext:value-type="float">
            <text:p>-120438784</text:p>
          </table:table-cell>
          <table:table-cell office:value-type="string" calcext:value-type="string">
            <text:p>F8D240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21176064" calcext:value-type="float">
            <text:p>-121176064</text:p>
          </table:table-cell>
          <table:table-cell office:value-type="string" calcext:value-type="string">
            <text:p>F8C70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2945536" calcext:value-type="float">
            <text:p>-122945536</text:p>
          </table:table-cell>
          <table:table-cell office:value-type="string" calcext:value-type="string">
            <text:p>F8AC0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3109376" calcext:value-type="float">
            <text:p>-123109376</text:p>
          </table:table-cell>
          <table:table-cell office:value-type="string" calcext:value-type="string">
            <text:p>F8A9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23387904" calcext:value-type="float">
            <text:p>-123387904</text:p>
          </table:table-cell>
          <table:table-cell office:value-type="string" calcext:value-type="string">
            <text:p>F8A540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23207680" calcext:value-type="float">
            <text:p>-123207680</text:p>
          </table:table-cell>
          <table:table-cell office:value-type="string" calcext:value-type="string">
            <text:p>F8A800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22748928" calcext:value-type="float">
            <text:p>-122748928</text:p>
          </table:table-cell>
          <table:table-cell office:value-type="string" calcext:value-type="string">
            <text:p>F8AF00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22142720" calcext:value-type="float">
            <text:p>-122142720</text:p>
          </table:table-cell>
          <table:table-cell office:value-type="string" calcext:value-type="string">
            <text:p>F8B840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21667584" calcext:value-type="float">
            <text:p>-121667584</text:p>
          </table:table-cell>
          <table:table-cell office:value-type="string" calcext:value-type="string">
            <text:p>F8BF80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21159680" calcext:value-type="float">
            <text:p>-121159680</text:p>
          </table:table-cell>
          <table:table-cell office:value-type="string" calcext:value-type="string">
            <text:p>F8C74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20127488" calcext:value-type="float">
            <text:p>-120127488</text:p>
          </table:table-cell>
          <table:table-cell office:value-type="string" calcext:value-type="string">
            <text:p>F8D70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19586816" calcext:value-type="float">
            <text:p>-119586816</text:p>
          </table:table-cell>
          <table:table-cell office:value-type="string" calcext:value-type="string">
            <text:p>F8DF4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19111680" calcext:value-type="float">
            <text:p>-119111680</text:p>
          </table:table-cell>
          <table:table-cell office:value-type="string" calcext:value-type="string">
            <text:p>F8E68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18554624" calcext:value-type="float">
            <text:p>-118554624</text:p>
          </table:table-cell>
          <table:table-cell office:value-type="string" calcext:value-type="string">
            <text:p>F8EF0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18013952" calcext:value-type="float">
            <text:p>-118013952</text:p>
          </table:table-cell>
          <table:table-cell office:value-type="string" calcext:value-type="string">
            <text:p>F8F740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7424128" calcext:value-type="float">
            <text:p>-117424128</text:p>
          </table:table-cell>
          <table:table-cell office:value-type="string" calcext:value-type="string">
            <text:p>F90040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15621888" calcext:value-type="float">
            <text:p>-115621888</text:p>
          </table:table-cell>
          <table:table-cell office:value-type="string" calcext:value-type="string">
            <text:p>F91BC0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15097600" calcext:value-type="float">
            <text:p>-115097600</text:p>
          </table:table-cell>
          <table:table-cell office:value-type="string" calcext:value-type="string">
            <text:p>F923C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14524160" calcext:value-type="float">
            <text:p>-114524160</text:p>
          </table:table-cell>
          <table:table-cell office:value-type="string" calcext:value-type="string">
            <text:p>F92C8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13623040" calcext:value-type="float">
            <text:p>-113623040</text:p>
          </table:table-cell>
          <table:table-cell office:value-type="string" calcext:value-type="string">
            <text:p>F93A40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13197056" calcext:value-type="float">
            <text:p>-113197056</text:p>
          </table:table-cell>
          <table:table-cell office:value-type="string" calcext:value-type="string">
            <text:p>F940C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11525888" calcext:value-type="float">
            <text:p>-111525888</text:p>
          </table:table-cell>
          <table:table-cell office:value-type="string" calcext:value-type="string">
            <text:p>F95A4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1099904" calcext:value-type="float">
            <text:p>-111099904</text:p>
          </table:table-cell>
          <table:table-cell office:value-type="string" calcext:value-type="string">
            <text:p>F960C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10690304" calcext:value-type="float">
            <text:p>-110690304</text:p>
          </table:table-cell>
          <table:table-cell office:value-type="string" calcext:value-type="string">
            <text:p>F96700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09608960" calcext:value-type="float">
            <text:p>-109608960</text:p>
          </table:table-cell>
          <table:table-cell office:value-type="string" calcext:value-type="string">
            <text:p>F97780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09281280" calcext:value-type="float">
            <text:p>-109281280</text:p>
          </table:table-cell>
          <table:table-cell office:value-type="string" calcext:value-type="string">
            <text:p>F97C80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08331008" calcext:value-type="float">
            <text:p>-108331008</text:p>
          </table:table-cell>
          <table:table-cell office:value-type="string" calcext:value-type="string">
            <text:p>F98B00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08363776" calcext:value-type="float">
            <text:p>-108363776</text:p>
          </table:table-cell>
          <table:table-cell office:value-type="string" calcext:value-type="string">
            <text:p>F98A80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09035520" calcext:value-type="float">
            <text:p>-109035520</text:p>
          </table:table-cell>
          <table:table-cell office:value-type="string" calcext:value-type="string">
            <text:p>F98040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09395968" calcext:value-type="float">
            <text:p>-109395968</text:p>
          </table:table-cell>
          <table:table-cell office:value-type="string" calcext:value-type="string">
            <text:p>F97AC0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10280704" calcext:value-type="float">
            <text:p>-110280704</text:p>
          </table:table-cell>
          <table:table-cell office:value-type="string" calcext:value-type="string">
            <text:p>F96D4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10854144" calcext:value-type="float">
            <text:p>-110854144</text:p>
          </table:table-cell>
          <table:table-cell office:value-type="string" calcext:value-type="string">
            <text:p>F96480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1460352" calcext:value-type="float">
            <text:p>-111460352</text:p>
          </table:table-cell>
          <table:table-cell office:value-type="string" calcext:value-type="string">
            <text:p>F95B40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12099328" calcext:value-type="float">
            <text:p>-112099328</text:p>
          </table:table-cell>
          <table:table-cell office:value-type="string" calcext:value-type="string">
            <text:p>F95180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12738304" calcext:value-type="float">
            <text:p>-112738304</text:p>
          </table:table-cell>
          <table:table-cell office:value-type="string" calcext:value-type="string">
            <text:p>F947C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14032640" calcext:value-type="float">
            <text:p>-114032640</text:p>
          </table:table-cell>
          <table:table-cell office:value-type="string" calcext:value-type="string">
            <text:p>F93400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18112256" calcext:value-type="float">
            <text:p>-118112256</text:p>
          </table:table-cell>
          <table:table-cell office:value-type="string" calcext:value-type="string">
            <text:p>F8F5C0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19406592" calcext:value-type="float">
            <text:p>-119406592</text:p>
          </table:table-cell>
          <table:table-cell office:value-type="string" calcext:value-type="string">
            <text:p>F8E20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20258560" calcext:value-type="float">
            <text:p>-120258560</text:p>
          </table:table-cell>
          <table:table-cell office:value-type="string" calcext:value-type="string">
            <text:p>F8D500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20684544" calcext:value-type="float">
            <text:p>-120684544</text:p>
          </table:table-cell>
          <table:table-cell office:value-type="string" calcext:value-type="string">
            <text:p>F8CE8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21831424" calcext:value-type="float">
            <text:p>-121831424</text:p>
          </table:table-cell>
          <table:table-cell office:value-type="string" calcext:value-type="string">
            <text:p>F8BD00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22224640" calcext:value-type="float">
            <text:p>-122224640</text:p>
          </table:table-cell>
          <table:table-cell office:value-type="string" calcext:value-type="string">
            <text:p>F8B70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22552320" calcext:value-type="float">
            <text:p>-122552320</text:p>
          </table:table-cell>
          <table:table-cell office:value-type="string" calcext:value-type="string">
            <text:p>F8B20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22765312" calcext:value-type="float">
            <text:p>-122765312</text:p>
          </table:table-cell>
          <table:table-cell office:value-type="string" calcext:value-type="string">
            <text:p>F8AEC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22535936" calcext:value-type="float">
            <text:p>-122535936</text:p>
          </table:table-cell>
          <table:table-cell office:value-type="string" calcext:value-type="string">
            <text:p>F8B240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22175488" calcext:value-type="float">
            <text:p>-122175488</text:p>
          </table:table-cell>
          <table:table-cell office:value-type="string" calcext:value-type="string">
            <text:p>F8B7C0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21700352" calcext:value-type="float">
            <text:p>-121700352</text:p>
          </table:table-cell>
          <table:table-cell office:value-type="string" calcext:value-type="string">
            <text:p>F8BF0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21257984" calcext:value-type="float">
            <text:p>-121257984</text:p>
          </table:table-cell>
          <table:table-cell office:value-type="string" calcext:value-type="string">
            <text:p>F8C5C0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20733696" calcext:value-type="float">
            <text:p>-120733696</text:p>
          </table:table-cell>
          <table:table-cell office:value-type="string" calcext:value-type="string">
            <text:p>F8CDC0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20160256" calcext:value-type="float">
            <text:p>-120160256</text:p>
          </table:table-cell>
          <table:table-cell office:value-type="string" calcext:value-type="string">
            <text:p>F8D680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19095296" calcext:value-type="float">
            <text:p>-119095296</text:p>
          </table:table-cell>
          <table:table-cell office:value-type="string" calcext:value-type="string">
            <text:p>F8E6C0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18505472" calcext:value-type="float">
            <text:p>-118505472</text:p>
          </table:table-cell>
          <table:table-cell office:value-type="string" calcext:value-type="string">
            <text:p>F8EFC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7932032" calcext:value-type="float">
            <text:p>-117932032</text:p>
          </table:table-cell>
          <table:table-cell office:value-type="string" calcext:value-type="string">
            <text:p>F8F880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17293056" calcext:value-type="float">
            <text:p>-117293056</text:p>
          </table:table-cell>
          <table:table-cell office:value-type="string" calcext:value-type="string">
            <text:p>F9024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16736000" calcext:value-type="float">
            <text:p>-116736000</text:p>
          </table:table-cell>
          <table:table-cell office:value-type="string" calcext:value-type="string">
            <text:p>F90AC0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16178944" calcext:value-type="float">
            <text:p>-116178944</text:p>
          </table:table-cell>
          <table:table-cell office:value-type="string" calcext:value-type="string">
            <text:p>F91340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15523584" calcext:value-type="float">
            <text:p>-115523584</text:p>
          </table:table-cell>
          <table:table-cell office:value-type="string" calcext:value-type="string">
            <text:p>F91D4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14950144" calcext:value-type="float">
            <text:p>-114950144</text:p>
          </table:table-cell>
          <table:table-cell office:value-type="string" calcext:value-type="string">
            <text:p>F92600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14442240" calcext:value-type="float">
            <text:p>-114442240</text:p>
          </table:table-cell>
          <table:table-cell office:value-type="string" calcext:value-type="string">
            <text:p>F92DC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13934336" calcext:value-type="float">
            <text:p>-113934336</text:p>
          </table:table-cell>
          <table:table-cell office:value-type="string" calcext:value-type="string">
            <text:p>F9358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13524736" calcext:value-type="float">
            <text:p>-113524736</text:p>
          </table:table-cell>
          <table:table-cell office:value-type="string" calcext:value-type="string">
            <text:p>F93BC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3147904" calcext:value-type="float">
            <text:p>-113147904</text:p>
          </table:table-cell>
          <table:table-cell office:value-type="string" calcext:value-type="string">
            <text:p>F94180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12689152" calcext:value-type="float">
            <text:p>-112689152</text:p>
          </table:table-cell>
          <table:table-cell office:value-type="string" calcext:value-type="string">
            <text:p>F94880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11935488" calcext:value-type="float">
            <text:p>-111935488</text:p>
          </table:table-cell>
          <table:table-cell office:value-type="string" calcext:value-type="string">
            <text:p>F9540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1558656" calcext:value-type="float">
            <text:p>-111558656</text:p>
          </table:table-cell>
          <table:table-cell office:value-type="string" calcext:value-type="string">
            <text:p>F959C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11247360" calcext:value-type="float">
            <text:p>-111247360</text:p>
          </table:table-cell>
          <table:table-cell office:value-type="string" calcext:value-type="string">
            <text:p>F95E80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09985792" calcext:value-type="float">
            <text:p>-109985792</text:p>
          </table:table-cell>
          <table:table-cell office:value-type="string" calcext:value-type="string">
            <text:p>F971C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08396544" calcext:value-type="float">
            <text:p>-108396544</text:p>
          </table:table-cell>
          <table:table-cell office:value-type="string" calcext:value-type="string">
            <text:p>F98A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0886912" calcext:value-type="float">
            <text:p>-110886912</text:p>
          </table:table-cell>
          <table:table-cell office:value-type="string" calcext:value-type="string">
            <text:p>F96400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1493120" calcext:value-type="float">
            <text:p>-111493120</text:p>
          </table:table-cell>
          <table:table-cell office:value-type="string" calcext:value-type="string">
            <text:p>F95AC0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2771072" calcext:value-type="float">
            <text:p>-112771072</text:p>
          </table:table-cell>
          <table:table-cell office:value-type="string" calcext:value-type="string">
            <text:p>F9474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13426432" calcext:value-type="float">
            <text:p>-113426432</text:p>
          </table:table-cell>
          <table:table-cell office:value-type="string" calcext:value-type="string">
            <text:p>F93D40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15605504" calcext:value-type="float">
            <text:p>-115605504</text:p>
          </table:table-cell>
          <table:table-cell office:value-type="string" calcext:value-type="string">
            <text:p>F91C00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16342784" calcext:value-type="float">
            <text:p>-116342784</text:p>
          </table:table-cell>
          <table:table-cell office:value-type="string" calcext:value-type="string">
            <text:p>F910C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16998144" calcext:value-type="float">
            <text:p>-116998144</text:p>
          </table:table-cell>
          <table:table-cell office:value-type="string" calcext:value-type="string">
            <text:p>F906C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17686272" calcext:value-type="float">
            <text:p>-117686272</text:p>
          </table:table-cell>
          <table:table-cell office:value-type="string" calcext:value-type="string">
            <text:p>F8FC4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18358016" calcext:value-type="float">
            <text:p>-118358016</text:p>
          </table:table-cell>
          <table:table-cell office:value-type="string" calcext:value-type="string">
            <text:p>F8F200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18947840" calcext:value-type="float">
            <text:p>-118947840</text:p>
          </table:table-cell>
          <table:table-cell office:value-type="string" calcext:value-type="string">
            <text:p>F8E90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9472128" calcext:value-type="float">
            <text:p>-119472128</text:p>
          </table:table-cell>
          <table:table-cell office:value-type="string" calcext:value-type="string">
            <text:p>F8E1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19930880" calcext:value-type="float">
            <text:p>-119930880</text:p>
          </table:table-cell>
          <table:table-cell office:value-type="string" calcext:value-type="string">
            <text:p>F8DA00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20848384" calcext:value-type="float">
            <text:p>-120848384</text:p>
          </table:table-cell>
          <table:table-cell office:value-type="string" calcext:value-type="string">
            <text:p>F8CC00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21651200" calcext:value-type="float">
            <text:p>-121651200</text:p>
          </table:table-cell>
          <table:table-cell office:value-type="string" calcext:value-type="string">
            <text:p>F8BFC0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23011072" calcext:value-type="float">
            <text:p>-123011072</text:p>
          </table:table-cell>
          <table:table-cell office:value-type="string" calcext:value-type="string">
            <text:p>F8AB00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23191296" calcext:value-type="float">
            <text:p>-123191296</text:p>
          </table:table-cell>
          <table:table-cell office:value-type="string" calcext:value-type="string">
            <text:p>F8A840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23355136" calcext:value-type="float">
            <text:p>-123355136</text:p>
          </table:table-cell>
          <table:table-cell office:value-type="string" calcext:value-type="string">
            <text:p>F8A5C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22388480" calcext:value-type="float">
            <text:p>-122388480</text:p>
          </table:table-cell>
          <table:table-cell office:value-type="string" calcext:value-type="string">
            <text:p>F8B48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21896960" calcext:value-type="float">
            <text:p>-121896960</text:p>
          </table:table-cell>
          <table:table-cell office:value-type="string" calcext:value-type="string">
            <text:p>F8BC0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21405440" calcext:value-type="float">
            <text:p>-121405440</text:p>
          </table:table-cell>
          <table:table-cell office:value-type="string" calcext:value-type="string">
            <text:p>F8C380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19324672" calcext:value-type="float">
            <text:p>-119324672</text:p>
          </table:table-cell>
          <table:table-cell office:value-type="string" calcext:value-type="string">
            <text:p>F8E340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18063104" calcext:value-type="float">
            <text:p>-118063104</text:p>
          </table:table-cell>
          <table:table-cell office:value-type="string" calcext:value-type="string">
            <text:p>F8F680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17456896" calcext:value-type="float">
            <text:p>-117456896</text:p>
          </table:table-cell>
          <table:table-cell office:value-type="string" calcext:value-type="string">
            <text:p>F8FFC0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16310016" calcext:value-type="float">
            <text:p>-116310016</text:p>
          </table:table-cell>
          <table:table-cell office:value-type="string" calcext:value-type="string">
            <text:p>F911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15638272" calcext:value-type="float">
            <text:p>-115638272</text:p>
          </table:table-cell>
          <table:table-cell office:value-type="string" calcext:value-type="string">
            <text:p>F91B8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15113984" calcext:value-type="float">
            <text:p>-115113984</text:p>
          </table:table-cell>
          <table:table-cell office:value-type="string" calcext:value-type="string">
            <text:p>F9238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4688000" calcext:value-type="float">
            <text:p>-114688000</text:p>
          </table:table-cell>
          <table:table-cell office:value-type="string" calcext:value-type="string">
            <text:p>F92A0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13311744" calcext:value-type="float">
            <text:p>-113311744</text:p>
          </table:table-cell>
          <table:table-cell office:value-type="string" calcext:value-type="string">
            <text:p>F93F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12525312" calcext:value-type="float">
            <text:p>-112525312</text:p>
          </table:table-cell>
          <table:table-cell office:value-type="string" calcext:value-type="string">
            <text:p>F94B00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11312896" calcext:value-type="float">
            <text:p>-111312896</text:p>
          </table:table-cell>
          <table:table-cell office:value-type="string" calcext:value-type="string">
            <text:p>F95D80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10919680" calcext:value-type="float">
            <text:p>-110919680</text:p>
          </table:table-cell>
          <table:table-cell office:value-type="string" calcext:value-type="string">
            <text:p>F9638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10542848" calcext:value-type="float">
            <text:p>-110542848</text:p>
          </table:table-cell>
          <table:table-cell office:value-type="string" calcext:value-type="string">
            <text:p>F9694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10149632" calcext:value-type="float">
            <text:p>-110149632</text:p>
          </table:table-cell>
          <table:table-cell office:value-type="string" calcext:value-type="string">
            <text:p>F96F4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09772800" calcext:value-type="float">
            <text:p>-109772800</text:p>
          </table:table-cell>
          <table:table-cell office:value-type="string" calcext:value-type="string">
            <text:p>F9750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08462080" calcext:value-type="float">
            <text:p>-108462080</text:p>
          </table:table-cell>
          <table:table-cell office:value-type="string" calcext:value-type="string">
            <text:p>F9890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08838912" calcext:value-type="float">
            <text:p>-108838912</text:p>
          </table:table-cell>
          <table:table-cell office:value-type="string" calcext:value-type="string">
            <text:p>F9834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0329856" calcext:value-type="float">
            <text:p>-110329856</text:p>
          </table:table-cell>
          <table:table-cell office:value-type="string" calcext:value-type="string">
            <text:p>F96C8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10837760" calcext:value-type="float">
            <text:p>-110837760</text:p>
          </table:table-cell>
          <table:table-cell office:value-type="string" calcext:value-type="string">
            <text:p>F964C00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11509504" calcext:value-type="float">
            <text:p>-111509504</text:p>
          </table:table-cell>
          <table:table-cell office:value-type="string" calcext:value-type="string">
            <text:p>F95A800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12082944" calcext:value-type="float">
            <text:p>-112082944</text:p>
          </table:table-cell>
          <table:table-cell office:value-type="string" calcext:value-type="string">
            <text:p>F951C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15556352" calcext:value-type="float">
            <text:p>-115556352</text:p>
          </table:table-cell>
          <table:table-cell office:value-type="string" calcext:value-type="string">
            <text:p>F91CC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16228096" calcext:value-type="float">
            <text:p>-116228096</text:p>
          </table:table-cell>
          <table:table-cell office:value-type="string" calcext:value-type="string">
            <text:p>F9128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16899840" calcext:value-type="float">
            <text:p>-116899840</text:p>
          </table:table-cell>
          <table:table-cell office:value-type="string" calcext:value-type="string">
            <text:p>F90840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18276096" calcext:value-type="float">
            <text:p>-118276096</text:p>
          </table:table-cell>
          <table:table-cell office:value-type="string" calcext:value-type="string">
            <text:p>F8F3400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20406016" calcext:value-type="float">
            <text:p>-120406016</text:p>
          </table:table-cell>
          <table:table-cell office:value-type="string" calcext:value-type="string">
            <text:p>F8D2C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21995264" calcext:value-type="float">
            <text:p>-121995264</text:p>
          </table:table-cell>
          <table:table-cell office:value-type="string" calcext:value-type="string">
            <text:p>F8BA80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22634240" calcext:value-type="float">
            <text:p>-122634240</text:p>
          </table:table-cell>
          <table:table-cell office:value-type="string" calcext:value-type="string">
            <text:p>F8B0C00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23158528" calcext:value-type="float">
            <text:p>-123158528</text:p>
          </table:table-cell>
          <table:table-cell office:value-type="string" calcext:value-type="string">
            <text:p>F8A8C00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21487360" calcext:value-type="float">
            <text:p>-121487360</text:p>
          </table:table-cell>
          <table:table-cell office:value-type="string" calcext:value-type="string">
            <text:p>F8C2400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20913920" calcext:value-type="float">
            <text:p>-120913920</text:p>
          </table:table-cell>
          <table:table-cell office:value-type="string" calcext:value-type="string">
            <text:p>F8CB000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19259136" calcext:value-type="float">
            <text:p>-119259136</text:p>
          </table:table-cell>
          <table:table-cell office:value-type="string" calcext:value-type="string">
            <text:p>F8E440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17571584" calcext:value-type="float">
            <text:p>-117571584</text:p>
          </table:table-cell>
          <table:table-cell office:value-type="string" calcext:value-type="string">
            <text:p>F8FE00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16965376" calcext:value-type="float">
            <text:p>-116965376</text:p>
          </table:table-cell>
          <table:table-cell office:value-type="string" calcext:value-type="string">
            <text:p>F907400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16277248" calcext:value-type="float">
            <text:p>-116277248</text:p>
          </table:table-cell>
          <table:table-cell office:value-type="string" calcext:value-type="string">
            <text:p>F911C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15654656" calcext:value-type="float">
            <text:p>-115654656</text:p>
          </table:table-cell>
          <table:table-cell office:value-type="string" calcext:value-type="string">
            <text:p>F91B400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5146752" calcext:value-type="float">
            <text:p>-115146752</text:p>
          </table:table-cell>
          <table:table-cell office:value-type="string" calcext:value-type="string">
            <text:p>F923000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14606080" calcext:value-type="float">
            <text:p>-114606080</text:p>
          </table:table-cell>
          <table:table-cell office:value-type="string" calcext:value-type="string">
            <text:p>F92B400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14081792" calcext:value-type="float">
            <text:p>-114081792</text:p>
          </table:table-cell>
          <table:table-cell office:value-type="string" calcext:value-type="string">
            <text:p>F933400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13606656" calcext:value-type="float">
            <text:p>-113606656</text:p>
          </table:table-cell>
          <table:table-cell office:value-type="string" calcext:value-type="string">
            <text:p>F93A80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13213440" calcext:value-type="float">
            <text:p>-113213440</text:p>
          </table:table-cell>
          <table:table-cell office:value-type="string" calcext:value-type="string">
            <text:p>F940800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12836608" calcext:value-type="float">
            <text:p>-112836608</text:p>
          </table:table-cell>
          <table:table-cell office:value-type="string" calcext:value-type="string">
            <text:p>F946400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12459776" calcext:value-type="float">
            <text:p>-112459776</text:p>
          </table:table-cell>
          <table:table-cell office:value-type="string" calcext:value-type="string">
            <text:p>F94C00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12066560" calcext:value-type="float">
            <text:p>-112066560</text:p>
          </table:table-cell>
          <table:table-cell office:value-type="string" calcext:value-type="string">
            <text:p>F95200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10215168" calcext:value-type="float">
            <text:p>-110215168</text:p>
          </table:table-cell>
          <table:table-cell office:value-type="string" calcext:value-type="string">
            <text:p>F96E400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08740608" calcext:value-type="float">
            <text:p>-108740608</text:p>
          </table:table-cell>
          <table:table-cell office:value-type="string" calcext:value-type="string">
            <text:p>F984C00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08593152" calcext:value-type="float">
            <text:p>-108593152</text:p>
          </table:table-cell>
          <table:table-cell office:value-type="string" calcext:value-type="string">
            <text:p>F987000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08412928" calcext:value-type="float">
            <text:p>-108412928</text:p>
          </table:table-cell>
          <table:table-cell office:value-type="string" calcext:value-type="string">
            <text:p>F989C0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08888064" calcext:value-type="float">
            <text:p>-108888064</text:p>
          </table:table-cell>
          <table:table-cell office:value-type="string" calcext:value-type="string">
            <text:p>F98280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09101056" calcext:value-type="float">
            <text:p>-109101056</text:p>
          </table:table-cell>
          <table:table-cell office:value-type="string" calcext:value-type="string">
            <text:p>F97F400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10903296" calcext:value-type="float">
            <text:p>-110903296</text:p>
          </table:table-cell>
          <table:table-cell office:value-type="string" calcext:value-type="string">
            <text:p>F963C00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11378432" calcext:value-type="float">
            <text:p>-111378432</text:p>
          </table:table-cell>
          <table:table-cell office:value-type="string" calcext:value-type="string">
            <text:p>F95C80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11984640" calcext:value-type="float">
            <text:p>-111984640</text:p>
          </table:table-cell>
          <table:table-cell office:value-type="string" calcext:value-type="string">
            <text:p>F953400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16932608" calcext:value-type="float">
            <text:p>-116932608</text:p>
          </table:table-cell>
          <table:table-cell office:value-type="string" calcext:value-type="string">
            <text:p>F907C00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8177792" calcext:value-type="float">
            <text:p>-118177792</text:p>
          </table:table-cell>
          <table:table-cell office:value-type="string" calcext:value-type="string">
            <text:p>F8F4C0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18767616" calcext:value-type="float">
            <text:p>-118767616</text:p>
          </table:table-cell>
          <table:table-cell office:value-type="string" calcext:value-type="string">
            <text:p>F8EBC00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20373248" calcext:value-type="float">
            <text:p>-120373248</text:p>
          </table:table-cell>
          <table:table-cell office:value-type="string" calcext:value-type="string">
            <text:p>F8D3400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21552896" calcext:value-type="float">
            <text:p>-121552896</text:p>
          </table:table-cell>
          <table:table-cell office:value-type="string" calcext:value-type="string">
            <text:p>F8C1400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22994688" calcext:value-type="float">
            <text:p>-122994688</text:p>
          </table:table-cell>
          <table:table-cell office:value-type="string" calcext:value-type="string">
            <text:p>F8AB40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23404288" calcext:value-type="float">
            <text:p>-123404288</text:p>
          </table:table-cell>
          <table:table-cell office:value-type="string" calcext:value-type="string">
            <text:p>F8A500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23371520" calcext:value-type="float">
            <text:p>-123371520</text:p>
          </table:table-cell>
          <table:table-cell office:value-type="string" calcext:value-type="string">
            <text:p>F8A5800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22896384" calcext:value-type="float">
            <text:p>-122896384</text:p>
          </table:table-cell>
          <table:table-cell office:value-type="string" calcext:value-type="string">
            <text:p>F8ACC0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22667008" calcext:value-type="float">
            <text:p>-122667008</text:p>
          </table:table-cell>
          <table:table-cell office:value-type="string" calcext:value-type="string">
            <text:p>F8B0400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22273792" calcext:value-type="float">
            <text:p>-122273792</text:p>
          </table:table-cell>
          <table:table-cell office:value-type="string" calcext:value-type="string">
            <text:p>F8B6400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21864192" calcext:value-type="float">
            <text:p>-121864192</text:p>
          </table:table-cell>
          <table:table-cell office:value-type="string" calcext:value-type="string">
            <text:p>F8BC800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21389056" calcext:value-type="float">
            <text:p>-121389056</text:p>
          </table:table-cell>
          <table:table-cell office:value-type="string" calcext:value-type="string">
            <text:p>F8C3C00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20832000" calcext:value-type="float">
            <text:p>-120832000</text:p>
          </table:table-cell>
          <table:table-cell office:value-type="string" calcext:value-type="string">
            <text:p>F8CC400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20225792" calcext:value-type="float">
            <text:p>-120225792</text:p>
          </table:table-cell>
          <table:table-cell office:value-type="string" calcext:value-type="string">
            <text:p>F8D5800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19685120" calcext:value-type="float">
            <text:p>-119685120</text:p>
          </table:table-cell>
          <table:table-cell office:value-type="string" calcext:value-type="string">
            <text:p>F8DDC00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19193600" calcext:value-type="float">
            <text:p>-119193600</text:p>
          </table:table-cell>
          <table:table-cell office:value-type="string" calcext:value-type="string">
            <text:p>F8E5400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18718464" calcext:value-type="float">
            <text:p>-118718464</text:p>
          </table:table-cell>
          <table:table-cell office:value-type="string" calcext:value-type="string">
            <text:p>F8EC80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17440512" calcext:value-type="float">
            <text:p>-117440512</text:p>
          </table:table-cell>
          <table:table-cell office:value-type="string" calcext:value-type="string">
            <text:p>F900000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16817920" calcext:value-type="float">
            <text:p>-116817920</text:p>
          </table:table-cell>
          <table:table-cell office:value-type="string" calcext:value-type="string">
            <text:p>F909800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16260864" calcext:value-type="float">
            <text:p>-116260864</text:p>
          </table:table-cell>
          <table:table-cell office:value-type="string" calcext:value-type="string">
            <text:p>F912000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5720192" calcext:value-type="float">
            <text:p>-115720192</text:p>
          </table:table-cell>
          <table:table-cell office:value-type="string" calcext:value-type="string">
            <text:p>F91A4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14655232" calcext:value-type="float">
            <text:p>-114655232</text:p>
          </table:table-cell>
          <table:table-cell office:value-type="string" calcext:value-type="string">
            <text:p>F92A800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14147328" calcext:value-type="float">
            <text:p>-114147328</text:p>
          </table:table-cell>
          <table:table-cell office:value-type="string" calcext:value-type="string">
            <text:p>F932400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13655808" calcext:value-type="float">
            <text:p>-113655808</text:p>
          </table:table-cell>
          <table:table-cell office:value-type="string" calcext:value-type="string">
            <text:p>F939C00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13246208" calcext:value-type="float">
            <text:p>-113246208</text:p>
          </table:table-cell>
          <table:table-cell office:value-type="string" calcext:value-type="string">
            <text:p>F940000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12902144" calcext:value-type="float">
            <text:p>-112902144</text:p>
          </table:table-cell>
          <table:table-cell office:value-type="string" calcext:value-type="string">
            <text:p>F945400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12508928" calcext:value-type="float">
            <text:p>-112508928</text:p>
          </table:table-cell>
          <table:table-cell office:value-type="string" calcext:value-type="string">
            <text:p>F94B40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12197632" calcext:value-type="float">
            <text:p>-112197632</text:p>
          </table:table-cell>
          <table:table-cell office:value-type="string" calcext:value-type="string">
            <text:p>F95000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11869952" calcext:value-type="float">
            <text:p>-111869952</text:p>
          </table:table-cell>
          <table:table-cell office:value-type="string" calcext:value-type="string">
            <text:p>F955000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10952448" calcext:value-type="float">
            <text:p>-110952448</text:p>
          </table:table-cell>
          <table:table-cell office:value-type="string" calcext:value-type="string">
            <text:p>F963000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10559232" calcext:value-type="float">
            <text:p>-110559232</text:p>
          </table:table-cell>
          <table:table-cell office:value-type="string" calcext:value-type="string">
            <text:p>F969000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0116864" calcext:value-type="float">
            <text:p>-110116864</text:p>
          </table:table-cell>
          <table:table-cell office:value-type="string" calcext:value-type="string">
            <text:p>F96FC0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09789184" calcext:value-type="float">
            <text:p>-109789184</text:p>
          </table:table-cell>
          <table:table-cell office:value-type="string" calcext:value-type="string">
            <text:p>F974C00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09428736" calcext:value-type="float">
            <text:p>-109428736</text:p>
          </table:table-cell>
          <table:table-cell office:value-type="string" calcext:value-type="string">
            <text:p>F97A400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09199360" calcext:value-type="float">
            <text:p>-109199360</text:p>
          </table:table-cell>
          <table:table-cell office:value-type="string" calcext:value-type="string">
            <text:p>F97DC00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08445696" calcext:value-type="float">
            <text:p>-108445696</text:p>
          </table:table-cell>
          <table:table-cell office:value-type="string" calcext:value-type="string">
            <text:p>F9894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08429312" calcext:value-type="float">
            <text:p>-108429312</text:p>
          </table:table-cell>
          <table:table-cell office:value-type="string" calcext:value-type="string">
            <text:p>F98980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08478464" calcext:value-type="float">
            <text:p>-108478464</text:p>
          </table:table-cell>
          <table:table-cell office:value-type="string" calcext:value-type="string">
            <text:p>F988C00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09133824" calcext:value-type="float">
            <text:p>-109133824</text:p>
          </table:table-cell>
          <table:table-cell office:value-type="string" calcext:value-type="string">
            <text:p>F97EC00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10297088" calcext:value-type="float">
            <text:p>-110297088</text:p>
          </table:table-cell>
          <table:table-cell office:value-type="string" calcext:value-type="string">
            <text:p>F96D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11296512" calcext:value-type="float">
            <text:p>-111296512</text:p>
          </table:table-cell>
          <table:table-cell office:value-type="string" calcext:value-type="string">
            <text:p>F95DC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11951872" calcext:value-type="float">
            <text:p>-111951872</text:p>
          </table:table-cell>
          <table:table-cell office:value-type="string" calcext:value-type="string">
            <text:p>F953C00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12558080" calcext:value-type="float">
            <text:p>-112558080</text:p>
          </table:table-cell>
          <table:table-cell office:value-type="string" calcext:value-type="string">
            <text:p>F94A8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14753536" calcext:value-type="float">
            <text:p>-114753536</text:p>
          </table:table-cell>
          <table:table-cell office:value-type="string" calcext:value-type="string">
            <text:p>F929000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16162560" calcext:value-type="float">
            <text:p>-116162560</text:p>
          </table:table-cell>
          <table:table-cell office:value-type="string" calcext:value-type="string">
            <text:p>F913800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16834304" calcext:value-type="float">
            <text:p>-116834304</text:p>
          </table:table-cell>
          <table:table-cell office:value-type="string" calcext:value-type="string">
            <text:p>F909400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8800384" calcext:value-type="float">
            <text:p>-118800384</text:p>
          </table:table-cell>
          <table:table-cell office:value-type="string" calcext:value-type="string">
            <text:p>F8EB400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19799808" calcext:value-type="float">
            <text:p>-119799808</text:p>
          </table:table-cell>
          <table:table-cell office:value-type="string" calcext:value-type="string">
            <text:p>F8DC000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0307712" calcext:value-type="float">
            <text:p>-120307712</text:p>
          </table:table-cell>
          <table:table-cell office:value-type="string" calcext:value-type="string">
            <text:p>F8D440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20766464" calcext:value-type="float">
            <text:p>-120766464</text:p>
          </table:table-cell>
          <table:table-cell office:value-type="string" calcext:value-type="string">
            <text:p>F8CD400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21634816" calcext:value-type="float">
            <text:p>-121634816</text:p>
          </table:table-cell>
          <table:table-cell office:value-type="string" calcext:value-type="string">
            <text:p>F8C0000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22880000" calcext:value-type="float">
            <text:p>-122880000</text:p>
          </table:table-cell>
          <table:table-cell office:value-type="string" calcext:value-type="string">
            <text:p>F8AD000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23289600" calcext:value-type="float">
            <text:p>-123289600</text:p>
          </table:table-cell>
          <table:table-cell office:value-type="string" calcext:value-type="string">
            <text:p>F8A6C00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23453440" calcext:value-type="float">
            <text:p>-123453440</text:p>
          </table:table-cell>
          <table:table-cell office:value-type="string" calcext:value-type="string">
            <text:p>F8A4400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23469824" calcext:value-type="float">
            <text:p>-123469824</text:p>
          </table:table-cell>
          <table:table-cell office:value-type="string" calcext:value-type="string">
            <text:p>F8A4000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23305984" calcext:value-type="float">
            <text:p>-123305984</text:p>
          </table:table-cell>
          <table:table-cell office:value-type="string" calcext:value-type="string">
            <text:p>F8A680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22912768" calcext:value-type="float">
            <text:p>-122912768</text:p>
          </table:table-cell>
          <table:table-cell office:value-type="string" calcext:value-type="string">
            <text:p>F8AC800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22683392" calcext:value-type="float">
            <text:p>-122683392</text:p>
          </table:table-cell>
          <table:table-cell office:value-type="string" calcext:value-type="string">
            <text:p>F8B0000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22306560" calcext:value-type="float">
            <text:p>-122306560</text:p>
          </table:table-cell>
          <table:table-cell office:value-type="string" calcext:value-type="string">
            <text:p>F8B5C00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21880576" calcext:value-type="float">
            <text:p>-121880576</text:p>
          </table:table-cell>
          <table:table-cell office:value-type="string" calcext:value-type="string">
            <text:p>F8BC40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21438208" calcext:value-type="float">
            <text:p>-121438208</text:p>
          </table:table-cell>
          <table:table-cell office:value-type="string" calcext:value-type="string">
            <text:p>F8C3000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20340480" calcext:value-type="float">
            <text:p>-120340480</text:p>
          </table:table-cell>
          <table:table-cell office:value-type="string" calcext:value-type="string">
            <text:p>F8D3C00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19275520" calcext:value-type="float">
            <text:p>-119275520</text:p>
          </table:table-cell>
          <table:table-cell office:value-type="string" calcext:value-type="string">
            <text:p>F8E4000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18046720" calcext:value-type="float">
            <text:p>-118046720</text:p>
          </table:table-cell>
          <table:table-cell office:value-type="string" calcext:value-type="string">
            <text:p>F8F6C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17473280" calcext:value-type="float">
            <text:p>-117473280</text:p>
          </table:table-cell>
          <table:table-cell office:value-type="string" calcext:value-type="string">
            <text:p>F8FF800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7030912" calcext:value-type="float">
            <text:p>-117030912</text:p>
          </table:table-cell>
          <table:table-cell office:value-type="string" calcext:value-type="string">
            <text:p>F906400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16424704" calcext:value-type="float">
            <text:p>-116424704</text:p>
          </table:table-cell>
          <table:table-cell office:value-type="string" calcext:value-type="string">
            <text:p>F90F80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15752960" calcext:value-type="float">
            <text:p>-115752960</text:p>
          </table:table-cell>
          <table:table-cell office:value-type="string" calcext:value-type="string">
            <text:p>F919C0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15163136" calcext:value-type="float">
            <text:p>-115163136</text:p>
          </table:table-cell>
          <table:table-cell office:value-type="string" calcext:value-type="string">
            <text:p>F922C00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4737152" calcext:value-type="float">
            <text:p>-114737152</text:p>
          </table:table-cell>
          <table:table-cell office:value-type="string" calcext:value-type="string">
            <text:p>F929400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14245632" calcext:value-type="float">
            <text:p>-114245632</text:p>
          </table:table-cell>
          <table:table-cell office:value-type="string" calcext:value-type="string">
            <text:p>F930C00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13704960" calcext:value-type="float">
            <text:p>-113704960</text:p>
          </table:table-cell>
          <table:table-cell office:value-type="string" calcext:value-type="string">
            <text:p>F939000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13278976" calcext:value-type="float">
            <text:p>-113278976</text:p>
          </table:table-cell>
          <table:table-cell office:value-type="string" calcext:value-type="string">
            <text:p>F93F800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12885760" calcext:value-type="float">
            <text:p>-112885760</text:p>
          </table:table-cell>
          <table:table-cell office:value-type="string" calcext:value-type="string">
            <text:p>F945800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12541696" calcext:value-type="float">
            <text:p>-112541696</text:p>
          </table:table-cell>
          <table:table-cell office:value-type="string" calcext:value-type="string">
            <text:p>F94AC00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12148480" calcext:value-type="float">
            <text:p>-112148480</text:p>
          </table:table-cell>
          <table:table-cell office:value-type="string" calcext:value-type="string">
            <text:p>F950C00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11689728" calcext:value-type="float">
            <text:p>-111689728</text:p>
          </table:table-cell>
          <table:table-cell office:value-type="string" calcext:value-type="string">
            <text:p>F957C00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11362048" calcext:value-type="float">
            <text:p>-111362048</text:p>
          </table:table-cell>
          <table:table-cell office:value-type="string" calcext:value-type="string">
            <text:p>F95CC0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10575616" calcext:value-type="float">
            <text:p>-110575616</text:p>
          </table:table-cell>
          <table:table-cell office:value-type="string" calcext:value-type="string">
            <text:p>F968C00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10247936" calcext:value-type="float">
            <text:p>-110247936</text:p>
          </table:table-cell>
          <table:table-cell office:value-type="string" calcext:value-type="string">
            <text:p>F96DC0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09854720" calcext:value-type="float">
            <text:p>-109854720</text:p>
          </table:table-cell>
          <table:table-cell office:value-type="string" calcext:value-type="string">
            <text:p>F973C00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09510656" calcext:value-type="float">
            <text:p>-109510656</text:p>
          </table:table-cell>
          <table:table-cell office:value-type="string" calcext:value-type="string">
            <text:p>F9790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09264896" calcext:value-type="float">
            <text:p>-109264896</text:p>
          </table:table-cell>
          <table:table-cell office:value-type="string" calcext:value-type="string">
            <text:p>F97CC0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08544000" calcext:value-type="float">
            <text:p>-108544000</text:p>
          </table:table-cell>
          <table:table-cell office:value-type="string" calcext:value-type="string">
            <text:p>F987C00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08494848" calcext:value-type="float">
            <text:p>-108494848</text:p>
          </table:table-cell>
          <table:table-cell office:value-type="string" calcext:value-type="string">
            <text:p>F98880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08511232" calcext:value-type="float">
            <text:p>-108511232</text:p>
          </table:table-cell>
          <table:table-cell office:value-type="string" calcext:value-type="string">
            <text:p>F988400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09117440" calcext:value-type="float">
            <text:p>-109117440</text:p>
          </table:table-cell>
          <table:table-cell office:value-type="string" calcext:value-type="string">
            <text:p>F97F000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09494272" calcext:value-type="float">
            <text:p>-109494272</text:p>
          </table:table-cell>
          <table:table-cell office:value-type="string" calcext:value-type="string">
            <text:p>F979400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09903872" calcext:value-type="float">
            <text:p>-109903872</text:p>
          </table:table-cell>
          <table:table-cell office:value-type="string" calcext:value-type="string">
            <text:p>F973000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0362624" calcext:value-type="float">
            <text:p>-110362624</text:p>
          </table:table-cell>
          <table:table-cell office:value-type="string" calcext:value-type="string">
            <text:p>F96C000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10870528" calcext:value-type="float">
            <text:p>-110870528</text:p>
          </table:table-cell>
          <table:table-cell office:value-type="string" calcext:value-type="string">
            <text:p>F964400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12001024" calcext:value-type="float">
            <text:p>-112001024</text:p>
          </table:table-cell>
          <table:table-cell office:value-type="string" calcext:value-type="string">
            <text:p>F953000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12607232" calcext:value-type="float">
            <text:p>-112607232</text:p>
          </table:table-cell>
          <table:table-cell office:value-type="string" calcext:value-type="string">
            <text:p>F949C00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13360896" calcext:value-type="float">
            <text:p>-113360896</text:p>
          </table:table-cell>
          <table:table-cell office:value-type="string" calcext:value-type="string">
            <text:p>F93E400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14114560" calcext:value-type="float">
            <text:p>-114114560</text:p>
          </table:table-cell>
          <table:table-cell office:value-type="string" calcext:value-type="string">
            <text:p>F932C00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14851840" calcext:value-type="float">
            <text:p>-114851840</text:p>
          </table:table-cell>
          <table:table-cell office:value-type="string" calcext:value-type="string">
            <text:p>F927800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15490816" calcext:value-type="float">
            <text:p>-115490816</text:p>
          </table:table-cell>
          <table:table-cell office:value-type="string" calcext:value-type="string">
            <text:p>F91DC00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16064256" calcext:value-type="float">
            <text:p>-116064256</text:p>
          </table:table-cell>
          <table:table-cell office:value-type="string" calcext:value-type="string">
            <text:p>F915000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16752384" calcext:value-type="float">
            <text:p>-116752384</text:p>
          </table:table-cell>
          <table:table-cell office:value-type="string" calcext:value-type="string">
            <text:p>F90A800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17489664" calcext:value-type="float">
            <text:p>-117489664</text:p>
          </table:table-cell>
          <table:table-cell office:value-type="string" calcext:value-type="string">
            <text:p>F8FF400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18128640" calcext:value-type="float">
            <text:p>-118128640</text:p>
          </table:table-cell>
          <table:table-cell office:value-type="string" calcext:value-type="string">
            <text:p>F8F580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18751232" calcext:value-type="float">
            <text:p>-118751232</text:p>
          </table:table-cell>
          <table:table-cell office:value-type="string" calcext:value-type="string">
            <text:p>F8EC000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19832576" calcext:value-type="float">
            <text:p>-119832576</text:p>
          </table:table-cell>
          <table:table-cell office:value-type="string" calcext:value-type="string">
            <text:p>F8DB80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20176640" calcext:value-type="float">
            <text:p>-120176640</text:p>
          </table:table-cell>
          <table:table-cell office:value-type="string" calcext:value-type="string">
            <text:p>F8D6400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20668160" calcext:value-type="float">
            <text:p>-120668160</text:p>
          </table:table-cell>
          <table:table-cell office:value-type="string" calcext:value-type="string">
            <text:p>F8CEC00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1126912" calcext:value-type="float">
            <text:p>-121126912</text:p>
          </table:table-cell>
          <table:table-cell office:value-type="string" calcext:value-type="string">
            <text:p>F8C7C0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21536512" calcext:value-type="float">
            <text:p>-121536512</text:p>
          </table:table-cell>
          <table:table-cell office:value-type="string" calcext:value-type="string">
            <text:p>F8C1800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21962496" calcext:value-type="float">
            <text:p>-121962496</text:p>
          </table:table-cell>
          <table:table-cell office:value-type="string" calcext:value-type="string">
            <text:p>F8BB000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22290176" calcext:value-type="float">
            <text:p>-122290176</text:p>
          </table:table-cell>
          <table:table-cell office:value-type="string" calcext:value-type="string">
            <text:p>F8B6000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22568704" calcext:value-type="float">
            <text:p>-122568704</text:p>
          </table:table-cell>
          <table:table-cell office:value-type="string" calcext:value-type="string">
            <text:p>F8B1C00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23060224" calcext:value-type="float">
            <text:p>-123060224</text:p>
          </table:table-cell>
          <table:table-cell office:value-type="string" calcext:value-type="string">
            <text:p>F8AA400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22978304" calcext:value-type="float">
            <text:p>-122978304</text:p>
          </table:table-cell>
          <table:table-cell office:value-type="string" calcext:value-type="string">
            <text:p>F8AB80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22650624" calcext:value-type="float">
            <text:p>-122650624</text:p>
          </table:table-cell>
          <table:table-cell office:value-type="string" calcext:value-type="string">
            <text:p>F8B0800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22355712" calcext:value-type="float">
            <text:p>-122355712</text:p>
          </table:table-cell>
          <table:table-cell office:value-type="string" calcext:value-type="string">
            <text:p>F8B5000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21454592" calcext:value-type="float">
            <text:p>-121454592</text:p>
          </table:table-cell>
          <table:table-cell office:value-type="string" calcext:value-type="string">
            <text:p>F8C2C00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20389632" calcext:value-type="float">
            <text:p>-120389632</text:p>
          </table:table-cell>
          <table:table-cell office:value-type="string" calcext:value-type="string">
            <text:p>F8D3000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19898112" calcext:value-type="float">
            <text:p>-119898112</text:p>
          </table:table-cell>
          <table:table-cell office:value-type="string" calcext:value-type="string">
            <text:p>F8DA800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19373824" calcext:value-type="float">
            <text:p>-119373824</text:p>
          </table:table-cell>
          <table:table-cell office:value-type="string" calcext:value-type="string">
            <text:p>F8E2800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8816768" calcext:value-type="float">
            <text:p>-118816768</text:p>
          </table:table-cell>
          <table:table-cell office:value-type="string" calcext:value-type="string">
            <text:p>F8EB000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18194176" calcext:value-type="float">
            <text:p>-118194176</text:p>
          </table:table-cell>
          <table:table-cell office:value-type="string" calcext:value-type="string">
            <text:p>F8F4800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17620736" calcext:value-type="float">
            <text:p>-117620736</text:p>
          </table:table-cell>
          <table:table-cell office:value-type="string" calcext:value-type="string">
            <text:p>F8FD400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17080064" calcext:value-type="float">
            <text:p>-117080064</text:p>
          </table:table-cell>
          <table:table-cell office:value-type="string" calcext:value-type="string">
            <text:p>F905800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16473856" calcext:value-type="float">
            <text:p>-116473856</text:p>
          </table:table-cell>
          <table:table-cell office:value-type="string" calcext:value-type="string">
            <text:p>F90EC00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15785728" calcext:value-type="float">
            <text:p>-115785728</text:p>
          </table:table-cell>
          <table:table-cell office:value-type="string" calcext:value-type="string">
            <text:p>F919400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15179520" calcext:value-type="float">
            <text:p>-115179520</text:p>
          </table:table-cell>
          <table:table-cell office:value-type="string" calcext:value-type="string">
            <text:p>F922800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14704384" calcext:value-type="float">
            <text:p>-114704384</text:p>
          </table:table-cell>
          <table:table-cell office:value-type="string" calcext:value-type="string">
            <text:p>F929C0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14229248" calcext:value-type="float">
            <text:p>-114229248</text:p>
          </table:table-cell>
          <table:table-cell office:value-type="string" calcext:value-type="string">
            <text:p>F931000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13770496" calcext:value-type="float">
            <text:p>-113770496</text:p>
          </table:table-cell>
          <table:table-cell office:value-type="string" calcext:value-type="string">
            <text:p>F938000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13033216" calcext:value-type="float">
            <text:p>-113033216</text:p>
          </table:table-cell>
          <table:table-cell office:value-type="string" calcext:value-type="string">
            <text:p>F943400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12656384" calcext:value-type="float">
            <text:p>-112656384</text:p>
          </table:table-cell>
          <table:table-cell office:value-type="string" calcext:value-type="string">
            <text:p>F949000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11902720" calcext:value-type="float">
            <text:p>-111902720</text:p>
          </table:table-cell>
          <table:table-cell office:value-type="string" calcext:value-type="string">
            <text:p>F954800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11427584" calcext:value-type="float">
            <text:p>-111427584</text:p>
          </table:table-cell>
          <table:table-cell office:value-type="string" calcext:value-type="string">
            <text:p>F95BC00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11067136" calcext:value-type="float">
            <text:p>-111067136</text:p>
          </table:table-cell>
          <table:table-cell office:value-type="string" calcext:value-type="string">
            <text:p>F961400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10706688" calcext:value-type="float">
            <text:p>-110706688</text:p>
          </table:table-cell>
          <table:table-cell office:value-type="string" calcext:value-type="string">
            <text:p>F966C00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09314048" calcext:value-type="float">
            <text:p>-109314048</text:p>
          </table:table-cell>
          <table:table-cell office:value-type="string" calcext:value-type="string">
            <text:p>F97C000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08969984" calcext:value-type="float">
            <text:p>-108969984</text:p>
          </table:table-cell>
          <table:table-cell office:value-type="string" calcext:value-type="string">
            <text:p>F981400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08707840" calcext:value-type="float">
            <text:p>-108707840</text:p>
          </table:table-cell>
          <table:table-cell office:value-type="string" calcext:value-type="string">
            <text:p>F985400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08625920" calcext:value-type="float">
            <text:p>-108625920</text:p>
          </table:table-cell>
          <table:table-cell office:value-type="string" calcext:value-type="string">
            <text:p>F986800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08527616" calcext:value-type="float">
            <text:p>-108527616</text:p>
          </table:table-cell>
          <table:table-cell office:value-type="string" calcext:value-type="string">
            <text:p>F988000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09477888" calcext:value-type="float">
            <text:p>-109477888</text:p>
          </table:table-cell>
          <table:table-cell office:value-type="string" calcext:value-type="string">
            <text:p>F9798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09871104" calcext:value-type="float">
            <text:p>-109871104</text:p>
          </table:table-cell>
          <table:table-cell office:value-type="string" calcext:value-type="string">
            <text:p>F973800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0313472" calcext:value-type="float">
            <text:p>-110313472</text:p>
          </table:table-cell>
          <table:table-cell office:value-type="string" calcext:value-type="string">
            <text:p>F96CC00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11345664" calcext:value-type="float">
            <text:p>-111345664</text:p>
          </table:table-cell>
          <table:table-cell office:value-type="string" calcext:value-type="string">
            <text:p>F95D000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11968256" calcext:value-type="float">
            <text:p>-111968256</text:p>
          </table:table-cell>
          <table:table-cell office:value-type="string" calcext:value-type="string">
            <text:p>F953800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14098176" calcext:value-type="float">
            <text:p>-114098176</text:p>
          </table:table-cell>
          <table:table-cell office:value-type="string" calcext:value-type="string">
            <text:p>F933000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15474432" calcext:value-type="float">
            <text:p>-115474432</text:p>
          </table:table-cell>
          <table:table-cell office:value-type="string" calcext:value-type="string">
            <text:p>F91E000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16211712" calcext:value-type="float">
            <text:p>-116211712</text:p>
          </table:table-cell>
          <table:table-cell office:value-type="string" calcext:value-type="string">
            <text:p>F912C00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17522432" calcext:value-type="float">
            <text:p>-117522432</text:p>
          </table:table-cell>
          <table:table-cell office:value-type="string" calcext:value-type="string">
            <text:p>F8FEC00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18145024" calcext:value-type="float">
            <text:p>-118145024</text:p>
          </table:table-cell>
          <table:table-cell office:value-type="string" calcext:value-type="string">
            <text:p>F8F5400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18734848" calcext:value-type="float">
            <text:p>-118734848</text:p>
          </table:table-cell>
          <table:table-cell office:value-type="string" calcext:value-type="string">
            <text:p>F8EC4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19308288" calcext:value-type="float">
            <text:p>-119308288</text:p>
          </table:table-cell>
          <table:table-cell office:value-type="string" calcext:value-type="string">
            <text:p>F8E3800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19816192" calcext:value-type="float">
            <text:p>-119816192</text:p>
          </table:table-cell>
          <table:table-cell office:value-type="string" calcext:value-type="string">
            <text:p>F8DBC00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20324096" calcext:value-type="float">
            <text:p>-120324096</text:p>
          </table:table-cell>
          <table:table-cell office:value-type="string" calcext:value-type="string">
            <text:p>F8D4000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21978880" calcext:value-type="float">
            <text:p>-121978880</text:p>
          </table:table-cell>
          <table:table-cell office:value-type="string" calcext:value-type="string">
            <text:p>F8BAC00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2322944" calcext:value-type="float">
            <text:p>-122322944</text:p>
          </table:table-cell>
          <table:table-cell office:value-type="string" calcext:value-type="string">
            <text:p>F8B5800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22585088" calcext:value-type="float">
            <text:p>-122585088</text:p>
          </table:table-cell>
          <table:table-cell office:value-type="string" calcext:value-type="string">
            <text:p>F8B1800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22929152" calcext:value-type="float">
            <text:p>-122929152</text:p>
          </table:table-cell>
          <table:table-cell office:value-type="string" calcext:value-type="string">
            <text:p>F8AC400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23142144" calcext:value-type="float">
            <text:p>-123142144</text:p>
          </table:table-cell>
          <table:table-cell office:value-type="string" calcext:value-type="string">
            <text:p>F8A9000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23240448" calcext:value-type="float">
            <text:p>-123240448</text:p>
          </table:table-cell>
          <table:table-cell office:value-type="string" calcext:value-type="string">
            <text:p>F8A7800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23437056" calcext:value-type="float">
            <text:p>-123437056</text:p>
          </table:table-cell>
          <table:table-cell office:value-type="string" calcext:value-type="string">
            <text:p>F8A4800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23420672" calcext:value-type="float">
            <text:p>-123420672</text:p>
          </table:table-cell>
          <table:table-cell office:value-type="string" calcext:value-type="string">
            <text:p>F8A4C00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23256832" calcext:value-type="float">
            <text:p>-123256832</text:p>
          </table:table-cell>
          <table:table-cell office:value-type="string" calcext:value-type="string">
            <text:p>F8A7400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23043840" calcext:value-type="float">
            <text:p>-123043840</text:p>
          </table:table-cell>
          <table:table-cell office:value-type="string" calcext:value-type="string">
            <text:p>F8AA800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22798080" calcext:value-type="float">
            <text:p>-122798080</text:p>
          </table:table-cell>
          <table:table-cell office:value-type="string" calcext:value-type="string">
            <text:p>F8AE400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22421248" calcext:value-type="float">
            <text:p>-122421248</text:p>
          </table:table-cell>
          <table:table-cell office:value-type="string" calcext:value-type="string">
            <text:p>F8B4000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21946112" calcext:value-type="float">
            <text:p>-121946112</text:p>
          </table:table-cell>
          <table:table-cell office:value-type="string" calcext:value-type="string">
            <text:p>F8BB400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21520128" calcext:value-type="float">
            <text:p>-121520128</text:p>
          </table:table-cell>
          <table:table-cell office:value-type="string" calcext:value-type="string">
            <text:p>F8C1C00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21061376" calcext:value-type="float">
            <text:p>-121061376</text:p>
          </table:table-cell>
          <table:table-cell office:value-type="string" calcext:value-type="string">
            <text:p>F8C8C00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20537088" calcext:value-type="float">
            <text:p>-120537088</text:p>
          </table:table-cell>
          <table:table-cell office:value-type="string" calcext:value-type="string">
            <text:p>F8D0C00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19996416" calcext:value-type="float">
            <text:p>-119996416</text:p>
          </table:table-cell>
          <table:table-cell office:value-type="string" calcext:value-type="string">
            <text:p>F8D9000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19422976" calcext:value-type="float">
            <text:p>-119422976</text:p>
          </table:table-cell>
          <table:table-cell office:value-type="string" calcext:value-type="string">
            <text:p>F8E1C00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18915072" calcext:value-type="float">
            <text:p>-118915072</text:p>
          </table:table-cell>
          <table:table-cell office:value-type="string" calcext:value-type="string">
            <text:p>F8E9800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18390784" calcext:value-type="float">
            <text:p>-118390784</text:p>
          </table:table-cell>
          <table:table-cell office:value-type="string" calcext:value-type="string">
            <text:p>F8F1800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17800960" calcext:value-type="float">
            <text:p>-117800960</text:p>
          </table:table-cell>
          <table:table-cell office:value-type="string" calcext:value-type="string">
            <text:p>F8FA800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17194752" calcext:value-type="float">
            <text:p>-117194752</text:p>
          </table:table-cell>
          <table:table-cell office:value-type="string" calcext:value-type="string">
            <text:p>F903C00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16539392" calcext:value-type="float">
            <text:p>-116539392</text:p>
          </table:table-cell>
          <table:table-cell office:value-type="string" calcext:value-type="string">
            <text:p>F90DC00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15884032" calcext:value-type="float">
            <text:p>-115884032</text:p>
          </table:table-cell>
          <table:table-cell office:value-type="string" calcext:value-type="string">
            <text:p>F917C0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15310592" calcext:value-type="float">
            <text:p>-115310592</text:p>
          </table:table-cell>
          <table:table-cell office:value-type="string" calcext:value-type="string">
            <text:p>F920800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14802688" calcext:value-type="float">
            <text:p>-114802688</text:p>
          </table:table-cell>
          <table:table-cell office:value-type="string" calcext:value-type="string">
            <text:p>F928400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14294784" calcext:value-type="float">
            <text:p>-114294784</text:p>
          </table:table-cell>
          <table:table-cell office:value-type="string" calcext:value-type="string">
            <text:p>F930000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13803264" calcext:value-type="float">
            <text:p>-113803264</text:p>
          </table:table-cell>
          <table:table-cell office:value-type="string" calcext:value-type="string">
            <text:p>F937800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13410048" calcext:value-type="float">
            <text:p>-113410048</text:p>
          </table:table-cell>
          <table:table-cell office:value-type="string" calcext:value-type="string">
            <text:p>F93D800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13065984" calcext:value-type="float">
            <text:p>-113065984</text:p>
          </table:table-cell>
          <table:table-cell office:value-type="string" calcext:value-type="string">
            <text:p>F942C00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12705536" calcext:value-type="float">
            <text:p>-112705536</text:p>
          </table:table-cell>
          <table:table-cell office:value-type="string" calcext:value-type="string">
            <text:p>F948400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12279552" calcext:value-type="float">
            <text:p>-112279552</text:p>
          </table:table-cell>
          <table:table-cell office:value-type="string" calcext:value-type="string">
            <text:p>F94EC00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11853568" calcext:value-type="float">
            <text:p>-111853568</text:p>
          </table:table-cell>
          <table:table-cell office:value-type="string" calcext:value-type="string">
            <text:p>F955400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11443968" calcext:value-type="float">
            <text:p>-111443968</text:p>
          </table:table-cell>
          <table:table-cell office:value-type="string" calcext:value-type="string">
            <text:p>F95B800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10985216" calcext:value-type="float">
            <text:p>-110985216</text:p>
          </table:table-cell>
          <table:table-cell office:value-type="string" calcext:value-type="string">
            <text:p>F962800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10608384" calcext:value-type="float">
            <text:p>-110608384</text:p>
          </table:table-cell>
          <table:table-cell office:value-type="string" calcext:value-type="string">
            <text:p>F968400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10264320" calcext:value-type="float">
            <text:p>-110264320</text:p>
          </table:table-cell>
          <table:table-cell office:value-type="string" calcext:value-type="string">
            <text:p>F96D800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09920256" calcext:value-type="float">
            <text:p>-109920256</text:p>
          </table:table-cell>
          <table:table-cell office:value-type="string" calcext:value-type="string">
            <text:p>F972C00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09592576" calcext:value-type="float">
            <text:p>-109592576</text:p>
          </table:table-cell>
          <table:table-cell office:value-type="string" calcext:value-type="string">
            <text:p>F977C00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09297664" calcext:value-type="float">
            <text:p>-109297664</text:p>
          </table:table-cell>
          <table:table-cell office:value-type="string" calcext:value-type="string">
            <text:p>F97C400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09051904" calcext:value-type="float">
            <text:p>-109051904</text:p>
          </table:table-cell>
          <table:table-cell office:value-type="string" calcext:value-type="string">
            <text:p>F980000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08855296" calcext:value-type="float">
            <text:p>-108855296</text:p>
          </table:table-cell>
          <table:table-cell office:value-type="string" calcext:value-type="string">
            <text:p>F983000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08724224" calcext:value-type="float">
            <text:p>-108724224</text:p>
          </table:table-cell>
          <table:table-cell office:value-type="string" calcext:value-type="string">
            <text:p>F985000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08642304" calcext:value-type="float">
            <text:p>-108642304</text:p>
          </table:table-cell>
          <table:table-cell office:value-type="string" calcext:value-type="string">
            <text:p>F986400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08576768" calcext:value-type="float">
            <text:p>-108576768</text:p>
          </table:table-cell>
          <table:table-cell office:value-type="string" calcext:value-type="string">
            <text:p>F987400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08560384" calcext:value-type="float">
            <text:p>-108560384</text:p>
          </table:table-cell>
          <table:table-cell office:value-type="string" calcext:value-type="string">
            <text:p>F987800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08675072" calcext:value-type="float">
            <text:p>-108675072</text:p>
          </table:table-cell>
          <table:table-cell office:value-type="string" calcext:value-type="string">
            <text:p>F985C00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08806144" calcext:value-type="float">
            <text:p>-108806144</text:p>
          </table:table-cell>
          <table:table-cell office:value-type="string" calcext:value-type="string">
            <text:p>F983C0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09084672" calcext:value-type="float">
            <text:p>-109084672</text:p>
          </table:table-cell>
          <table:table-cell office:value-type="string" calcext:value-type="string">
            <text:p>F97F800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09461504" calcext:value-type="float">
            <text:p>-109461504</text:p>
          </table:table-cell>
          <table:table-cell office:value-type="string" calcext:value-type="string">
            <text:p>F979C00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09887488" calcext:value-type="float">
            <text:p>-109887488</text:p>
          </table:table-cell>
          <table:table-cell office:value-type="string" calcext:value-type="string">
            <text:p>F973400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10346240" calcext:value-type="float">
            <text:p>-110346240</text:p>
          </table:table-cell>
          <table:table-cell office:value-type="string" calcext:value-type="string">
            <text:p>F96C400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11394816" calcext:value-type="float">
            <text:p>-111394816</text:p>
          </table:table-cell>
          <table:table-cell office:value-type="string" calcext:value-type="string">
            <text:p>F95C400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12033792" calcext:value-type="float">
            <text:p>-112033792</text:p>
          </table:table-cell>
          <table:table-cell office:value-type="string" calcext:value-type="string">
            <text:p>F952800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13344512" calcext:value-type="float">
            <text:p>-113344512</text:p>
          </table:table-cell>
          <table:table-cell office:value-type="string" calcext:value-type="string">
            <text:p>F93E800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14016256" calcext:value-type="float">
            <text:p>-114016256</text:p>
          </table:table-cell>
          <table:table-cell office:value-type="string" calcext:value-type="string">
            <text:p>F934400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14819072" calcext:value-type="float">
            <text:p>-114819072</text:p>
          </table:table-cell>
          <table:table-cell office:value-type="string" calcext:value-type="string">
            <text:p>F928000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15507200" calcext:value-type="float">
            <text:p>-115507200</text:p>
          </table:table-cell>
          <table:table-cell office:value-type="string" calcext:value-type="string">
            <text:p>F91D800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16129792" calcext:value-type="float">
            <text:p>-116129792</text:p>
          </table:table-cell>
          <table:table-cell office:value-type="string" calcext:value-type="string">
            <text:p>F914000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16883456" calcext:value-type="float">
            <text:p>-116883456</text:p>
          </table:table-cell>
          <table:table-cell office:value-type="string" calcext:value-type="string">
            <text:p>F908800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17587968" calcext:value-type="float">
            <text:p>-117587968</text:p>
          </table:table-cell>
          <table:table-cell office:value-type="string" calcext:value-type="string">
            <text:p>F8FDC00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18784000" calcext:value-type="float">
            <text:p>-118784000</text:p>
          </table:table-cell>
          <table:table-cell office:value-type="string" calcext:value-type="string">
            <text:p>F8EB80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19357440" calcext:value-type="float">
            <text:p>-119357440</text:p>
          </table:table-cell>
          <table:table-cell office:value-type="string" calcext:value-type="string">
            <text:p>F8E2C00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19914496" calcext:value-type="float">
            <text:p>-119914496</text:p>
          </table:table-cell>
          <table:table-cell office:value-type="string" calcext:value-type="string">
            <text:p>F8DA400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20356864" calcext:value-type="float">
            <text:p>-120356864</text:p>
          </table:table-cell>
          <table:table-cell office:value-type="string" calcext:value-type="string">
            <text:p>F8D3800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20782848" calcext:value-type="float">
            <text:p>-120782848</text:p>
          </table:table-cell>
          <table:table-cell office:value-type="string" calcext:value-type="string">
            <text:p>F8CD000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21241600" calcext:value-type="float">
            <text:p>-121241600</text:p>
          </table:table-cell>
          <table:table-cell office:value-type="string" calcext:value-type="string">
            <text:p>F8C6000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21618432" calcext:value-type="float">
            <text:p>-121618432</text:p>
          </table:table-cell>
          <table:table-cell office:value-type="string" calcext:value-type="string">
            <text:p>F8C0400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22044416" calcext:value-type="float">
            <text:p>-122044416</text:p>
          </table:table-cell>
          <table:table-cell office:value-type="string" calcext:value-type="string">
            <text:p>F8B9C00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22437632" calcext:value-type="float">
            <text:p>-122437632</text:p>
          </table:table-cell>
          <table:table-cell office:value-type="string" calcext:value-type="string">
            <text:p>F8B3C00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22699776" calcext:value-type="float">
            <text:p>-122699776</text:p>
          </table:table-cell>
          <table:table-cell office:value-type="string" calcext:value-type="string">
            <text:p>F8AFC0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23551744" calcext:value-type="float">
            <text:p>-123551744</text:p>
          </table:table-cell>
          <table:table-cell office:value-type="string" calcext:value-type="string">
            <text:p>F8A2C00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23568128" calcext:value-type="float">
            <text:p>-123568128</text:p>
          </table:table-cell>
          <table:table-cell office:value-type="string" calcext:value-type="string">
            <text:p>F8A280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23486208" calcext:value-type="float">
            <text:p>-123486208</text:p>
          </table:table-cell>
          <table:table-cell office:value-type="string" calcext:value-type="string">
            <text:p>F8A3C00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23273216" calcext:value-type="float">
            <text:p>-123273216</text:p>
          </table:table-cell>
          <table:table-cell office:value-type="string" calcext:value-type="string">
            <text:p>F8A70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23125760" calcext:value-type="float">
            <text:p>-123125760</text:p>
          </table:table-cell>
          <table:table-cell office:value-type="string" calcext:value-type="string">
            <text:p>F8A9400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22863616" calcext:value-type="float">
            <text:p>-122863616</text:p>
          </table:table-cell>
          <table:table-cell office:value-type="string" calcext:value-type="string">
            <text:p>F8AD400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22454016" calcext:value-type="float">
            <text:p>-122454016</text:p>
          </table:table-cell>
          <table:table-cell office:value-type="string" calcext:value-type="string">
            <text:p>F8B3800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22060800" calcext:value-type="float">
            <text:p>-122060800</text:p>
          </table:table-cell>
          <table:table-cell office:value-type="string" calcext:value-type="string">
            <text:p>F8B9800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21602048" calcext:value-type="float">
            <text:p>-121602048</text:p>
          </table:table-cell>
          <table:table-cell office:value-type="string" calcext:value-type="string">
            <text:p>F8C0800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21077760" calcext:value-type="float">
            <text:p>-121077760</text:p>
          </table:table-cell>
          <table:table-cell office:value-type="string" calcext:value-type="string">
            <text:p>F8C8800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20520704" calcext:value-type="float">
            <text:p>-120520704</text:p>
          </table:table-cell>
          <table:table-cell office:value-type="string" calcext:value-type="string">
            <text:p>F8D1000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20012800" calcext:value-type="float">
            <text:p>-120012800</text:p>
          </table:table-cell>
          <table:table-cell office:value-type="string" calcext:value-type="string">
            <text:p>F8D8C00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19062528" calcext:value-type="float">
            <text:p>-119062528</text:p>
          </table:table-cell>
          <table:table-cell office:value-type="string" calcext:value-type="string">
            <text:p>F8E7400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8521856" calcext:value-type="float">
            <text:p>-118521856</text:p>
          </table:table-cell>
          <table:table-cell office:value-type="string" calcext:value-type="string">
            <text:p>F8EF800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17899264" calcext:value-type="float">
            <text:p>-117899264</text:p>
          </table:table-cell>
          <table:table-cell office:value-type="string" calcext:value-type="string">
            <text:p>F8F9000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17260288" calcext:value-type="float">
            <text:p>-117260288</text:p>
          </table:table-cell>
          <table:table-cell office:value-type="string" calcext:value-type="string">
            <text:p>F902C00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16637696" calcext:value-type="float">
            <text:p>-116637696</text:p>
          </table:table-cell>
          <table:table-cell office:value-type="string" calcext:value-type="string">
            <text:p>F90C400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16031488" calcext:value-type="float">
            <text:p>-116031488</text:p>
          </table:table-cell>
          <table:table-cell office:value-type="string" calcext:value-type="string">
            <text:p>F915800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15392512" calcext:value-type="float">
            <text:p>-115392512</text:p>
          </table:table-cell>
          <table:table-cell office:value-type="string" calcext:value-type="string">
            <text:p>F91F400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14835456" calcext:value-type="float">
            <text:p>-114835456</text:p>
          </table:table-cell>
          <table:table-cell office:value-type="string" calcext:value-type="string">
            <text:p>F927C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14376704" calcext:value-type="float">
            <text:p>-114376704</text:p>
          </table:table-cell>
          <table:table-cell office:value-type="string" calcext:value-type="string">
            <text:p>F92EC00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13885184" calcext:value-type="float">
            <text:p>-113885184</text:p>
          </table:table-cell>
          <table:table-cell office:value-type="string" calcext:value-type="string">
            <text:p>F936400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13459200" calcext:value-type="float">
            <text:p>-113459200</text:p>
          </table:table-cell>
          <table:table-cell office:value-type="string" calcext:value-type="string">
            <text:p>F93CC0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13098752" calcext:value-type="float">
            <text:p>-113098752</text:p>
          </table:table-cell>
          <table:table-cell office:value-type="string" calcext:value-type="string">
            <text:p>F942400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2721920" calcext:value-type="float">
            <text:p>-112721920</text:p>
          </table:table-cell>
          <table:table-cell office:value-type="string" calcext:value-type="string">
            <text:p>F948000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2345088" calcext:value-type="float">
            <text:p>-112345088</text:p>
          </table:table-cell>
          <table:table-cell office:value-type="string" calcext:value-type="string">
            <text:p>F94DC00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11919104" calcext:value-type="float">
            <text:p>-111919104</text:p>
          </table:table-cell>
          <table:table-cell office:value-type="string" calcext:value-type="string">
            <text:p>F954400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11542272" calcext:value-type="float">
            <text:p>-111542272</text:p>
          </table:table-cell>
          <table:table-cell office:value-type="string" calcext:value-type="string">
            <text:p>F95A000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11214592" calcext:value-type="float">
            <text:p>-111214592</text:p>
          </table:table-cell>
          <table:table-cell office:value-type="string" calcext:value-type="string">
            <text:p>F95F000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10821376" calcext:value-type="float">
            <text:p>-110821376</text:p>
          </table:table-cell>
          <table:table-cell office:value-type="string" calcext:value-type="string">
            <text:p>F965000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10411776" calcext:value-type="float">
            <text:p>-110411776</text:p>
          </table:table-cell>
          <table:table-cell office:value-type="string" calcext:value-type="string">
            <text:p>F96B400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10034944" calcext:value-type="float">
            <text:p>-110034944</text:p>
          </table:table-cell>
          <table:table-cell office:value-type="string" calcext:value-type="string">
            <text:p>F971000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09740032" calcext:value-type="float">
            <text:p>-109740032</text:p>
          </table:table-cell>
          <table:table-cell office:value-type="string" calcext:value-type="string">
            <text:p>F975800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09445120" calcext:value-type="float">
            <text:p>-109445120</text:p>
          </table:table-cell>
          <table:table-cell office:value-type="string" calcext:value-type="string">
            <text:p>F97A000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09166592" calcext:value-type="float">
            <text:p>-109166592</text:p>
          </table:table-cell>
          <table:table-cell office:value-type="string" calcext:value-type="string">
            <text:p>F97E400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08937216" calcext:value-type="float">
            <text:p>-108937216</text:p>
          </table:table-cell>
          <table:table-cell office:value-type="string" calcext:value-type="string">
            <text:p>F981C00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08691456" calcext:value-type="float">
            <text:p>-108691456</text:p>
          </table:table-cell>
          <table:table-cell office:value-type="string" calcext:value-type="string">
            <text:p>F985800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08658688" calcext:value-type="float">
            <text:p>-108658688</text:p>
          </table:table-cell>
          <table:table-cell office:value-type="string" calcext:value-type="string">
            <text:p>F9860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08740608" calcext:value-type="float">
            <text:p>-108740608</text:p>
          </table:table-cell>
          <table:table-cell office:value-type="string" calcext:value-type="string">
            <text:p>F984C00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08789760" calcext:value-type="float">
            <text:p>-108789760</text:p>
          </table:table-cell>
          <table:table-cell office:value-type="string" calcext:value-type="string">
            <text:p>F984000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08904448" calcext:value-type="float">
            <text:p>-108904448</text:p>
          </table:table-cell>
          <table:table-cell office:value-type="string" calcext:value-type="string">
            <text:p>F982400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09182976" calcext:value-type="float">
            <text:p>-109182976</text:p>
          </table:table-cell>
          <table:table-cell office:value-type="string" calcext:value-type="string">
            <text:p>F97E000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09576192" calcext:value-type="float">
            <text:p>-109576192</text:p>
          </table:table-cell>
          <table:table-cell office:value-type="string" calcext:value-type="string">
            <text:p>F978000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09936640" calcext:value-type="float">
            <text:p>-109936640</text:p>
          </table:table-cell>
          <table:table-cell office:value-type="string" calcext:value-type="string">
            <text:p>F97280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10395392" calcext:value-type="float">
            <text:p>-110395392</text:p>
          </table:table-cell>
          <table:table-cell office:value-type="string" calcext:value-type="string">
            <text:p>F96B800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10968832" calcext:value-type="float">
            <text:p>-110968832</text:p>
          </table:table-cell>
          <table:table-cell office:value-type="string" calcext:value-type="string">
            <text:p>F962C00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11476736" calcext:value-type="float">
            <text:p>-111476736</text:p>
          </table:table-cell>
          <table:table-cell office:value-type="string" calcext:value-type="string">
            <text:p>F95B000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12115712" calcext:value-type="float">
            <text:p>-112115712</text:p>
          </table:table-cell>
          <table:table-cell office:value-type="string" calcext:value-type="string">
            <text:p>F951400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12787456" calcext:value-type="float">
            <text:p>-112787456</text:p>
          </table:table-cell>
          <table:table-cell office:value-type="string" calcext:value-type="string">
            <text:p>F947000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13377280" calcext:value-type="float">
            <text:p>-113377280</text:p>
          </table:table-cell>
          <table:table-cell office:value-type="string" calcext:value-type="string">
            <text:p>F93E000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14049024" calcext:value-type="float">
            <text:p>-114049024</text:p>
          </table:table-cell>
          <table:table-cell office:value-type="string" calcext:value-type="string">
            <text:p>F933C00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14769920" calcext:value-type="float">
            <text:p>-114769920</text:p>
          </table:table-cell>
          <table:table-cell office:value-type="string" calcext:value-type="string">
            <text:p>F928C00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15458048" calcext:value-type="float">
            <text:p>-115458048</text:p>
          </table:table-cell>
          <table:table-cell office:value-type="string" calcext:value-type="string">
            <text:p>F91E400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16097024" calcext:value-type="float">
            <text:p>-116097024</text:p>
          </table:table-cell>
          <table:table-cell office:value-type="string" calcext:value-type="string">
            <text:p>F914800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16850688" calcext:value-type="float">
            <text:p>-116850688</text:p>
          </table:table-cell>
          <table:table-cell office:value-type="string" calcext:value-type="string">
            <text:p>F909000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17604352" calcext:value-type="float">
            <text:p>-117604352</text:p>
          </table:table-cell>
          <table:table-cell office:value-type="string" calcext:value-type="string">
            <text:p>F8FD80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8210560" calcext:value-type="float">
            <text:p>-118210560</text:p>
          </table:table-cell>
          <table:table-cell office:value-type="string" calcext:value-type="string">
            <text:p>F8F440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18898688" calcext:value-type="float">
            <text:p>-118898688</text:p>
          </table:table-cell>
          <table:table-cell office:value-type="string" calcext:value-type="string">
            <text:p>F8E9C0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19554048" calcext:value-type="float">
            <text:p>-119554048</text:p>
          </table:table-cell>
          <table:table-cell office:value-type="string" calcext:value-type="string">
            <text:p>F8DFC0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20045568" calcext:value-type="float">
            <text:p>-120045568</text:p>
          </table:table-cell>
          <table:table-cell office:value-type="string" calcext:value-type="string">
            <text:p>F8D840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20471552" calcext:value-type="float">
            <text:p>-120471552</text:p>
          </table:table-cell>
          <table:table-cell office:value-type="string" calcext:value-type="string">
            <text:p>F8D1C0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20881152" calcext:value-type="float">
            <text:p>-120881152</text:p>
          </table:table-cell>
          <table:table-cell office:value-type="string" calcext:value-type="string">
            <text:p>F8CB8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21307136" calcext:value-type="float">
            <text:p>-121307136</text:p>
          </table:table-cell>
          <table:table-cell office:value-type="string" calcext:value-type="string">
            <text:p>F8C500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21782272" calcext:value-type="float">
            <text:p>-121782272</text:p>
          </table:table-cell>
          <table:table-cell office:value-type="string" calcext:value-type="string">
            <text:p>F8BDC0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22159104" calcext:value-type="float">
            <text:p>-122159104</text:p>
          </table:table-cell>
          <table:table-cell office:value-type="string" calcext:value-type="string">
            <text:p>F8B800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22470400" calcext:value-type="float">
            <text:p>-122470400</text:p>
          </table:table-cell>
          <table:table-cell office:value-type="string" calcext:value-type="string">
            <text:p>F8B340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22830848" calcext:value-type="float">
            <text:p>-122830848</text:p>
          </table:table-cell>
          <table:table-cell office:value-type="string" calcext:value-type="string">
            <text:p>F8ADC0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23092992" calcext:value-type="float">
            <text:p>-123092992</text:p>
          </table:table-cell>
          <table:table-cell office:value-type="string" calcext:value-type="string">
            <text:p>F8A9C0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23338752" calcext:value-type="float">
            <text:p>-123338752</text:p>
          </table:table-cell>
          <table:table-cell office:value-type="string" calcext:value-type="string">
            <text:p>F8A600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23518976" calcext:value-type="float">
            <text:p>-123518976</text:p>
          </table:table-cell>
          <table:table-cell office:value-type="string" calcext:value-type="string">
            <text:p>F8A340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23617280" calcext:value-type="float">
            <text:p>-123617280</text:p>
          </table:table-cell>
          <table:table-cell office:value-type="string" calcext:value-type="string">
            <text:p>F8A1C0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23715584" calcext:value-type="float">
            <text:p>-123715584</text:p>
          </table:table-cell>
          <table:table-cell office:value-type="string" calcext:value-type="string">
            <text:p>F8A0400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23666432" calcext:value-type="float">
            <text:p>-123666432</text:p>
          </table:table-cell>
          <table:table-cell office:value-type="string" calcext:value-type="string">
            <text:p>F8A100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23502592" calcext:value-type="float">
            <text:p>-123502592</text:p>
          </table:table-cell>
          <table:table-cell office:value-type="string" calcext:value-type="string">
            <text:p>F8A38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23224064" calcext:value-type="float">
            <text:p>-123224064</text:p>
          </table:table-cell>
          <table:table-cell office:value-type="string" calcext:value-type="string">
            <text:p>F8A7C0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22961920" calcext:value-type="float">
            <text:p>-122961920</text:p>
          </table:table-cell>
          <table:table-cell office:value-type="string" calcext:value-type="string">
            <text:p>F8ABC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22617856" calcext:value-type="float">
            <text:p>-122617856</text:p>
          </table:table-cell>
          <table:table-cell office:value-type="string" calcext:value-type="string">
            <text:p>F8B1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22241024" calcext:value-type="float">
            <text:p>-122241024</text:p>
          </table:table-cell>
          <table:table-cell office:value-type="string" calcext:value-type="string">
            <text:p>F8B6C0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21716736" calcext:value-type="float">
            <text:p>-121716736</text:p>
          </table:table-cell>
          <table:table-cell office:value-type="string" calcext:value-type="string">
            <text:p>F8BEC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1192448" calcext:value-type="float">
            <text:p>-121192448</text:p>
          </table:table-cell>
          <table:table-cell office:value-type="string" calcext:value-type="string">
            <text:p>F8C6C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20750080" calcext:value-type="float">
            <text:p>-120750080</text:p>
          </table:table-cell>
          <table:table-cell office:value-type="string" calcext:value-type="string">
            <text:p>F8CD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14:03:48.48666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1T14:57:57.805830020</dc:date>
    <meta:editing-duration>PT54M48S</meta:editing-duration>
    <meta:editing-cycles>2</meta:editing-cycles>
    <meta:generator>LibreOffice/5.1.6.2$Linux_X86_64 LibreOffice_project/10m0$Build-2</meta:generator>
    <meta:document-statistic meta:table-count="1" meta:cell-count="121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3.716cm" svg:height="22.353cm" xlink:href=".." xlink:type="simple" chart:class="chart:scatter" chart:style-name="ch1">
        <chart:legend chart:legend-position="end" svg:x="100.864cm" svg:y="10.877cm" style:legend-expansion="high" chart:style-name="ch2"/>
        <chart:plot-area chart:style-name="ch3" table:cell-range-address="dummy1.A2:dummy1.B1001" svg:x="2.074cm" svg:y="0.447cm" svg:width="96.716cm" svg:height="21.459cm">
          <chartooo:coordinate-region svg:x="4.098cm" svg:y="0.646cm" svg:width="94.32cm" svg:height="21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ummy1.B2:dummy1.B1001" chart:class="chart:scatter">
            <chart:domain table:cell-range-address="dummy1.A2:dummy1.A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ummy1.A2:dummy1.A1001</svg:desc>
                </draw:g>
              </table:table-cell>
              <table:table-cell office:value-type="float" office:value="-108789760">
                <text:p>-108789760</text:p>
                <draw:g>
                  <svg:desc>dummy1.B2:dummy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0510080">
                <text:p>-1105100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3229824">
                <text:p>-113229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8652928">
                <text:p>-118652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21208832">
                <text:p>-121208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23355136">
                <text:p>-123355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22912768">
                <text:p>-122912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2230400">
                <text:p>-11223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07184128">
                <text:p>-107184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07462656">
                <text:p>-107462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08773376">
                <text:p>-108773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2590848">
                <text:p>-1125908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3459200">
                <text:p>-113459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22601472">
                <text:p>-1226014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23699200">
                <text:p>-1236992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22437632">
                <text:p>-122437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2246784">
                <text:p>-112246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08003328">
                <text:p>-1080033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07790336">
                <text:p>-1077903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07331584">
                <text:p>-1073315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07184128">
                <text:p>-107184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07184128">
                <text:p>-107184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07282432">
                <text:p>-1072824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08314624">
                <text:p>-108314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1034368">
                <text:p>-1110343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21225216">
                <text:p>-121225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21634816">
                <text:p>-121634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22109952">
                <text:p>-122109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22470400">
                <text:p>-122470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22994688">
                <text:p>-1229946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23617280">
                <text:p>-1236172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23060224">
                <text:p>-123060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22781696">
                <text:p>-122781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19177216">
                <text:p>-119177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13917952">
                <text:p>-113917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07790336">
                <text:p>-1077903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07413504">
                <text:p>-1074135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07315200">
                <text:p>-1073152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07298816">
                <text:p>-107298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07921408">
                <text:p>-1079214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08314624">
                <text:p>-1083146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8603776">
                <text:p>-1186037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21339904">
                <text:p>-1213399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22912768">
                <text:p>-122912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23617280">
                <text:p>-1236172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22503168">
                <text:p>-122503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0936064">
                <text:p>-1109360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07855872">
                <text:p>-1078558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07642880">
                <text:p>-1076428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07167744">
                <text:p>-1071677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07626496">
                <text:p>-1076264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07905024">
                <text:p>-107905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08249088">
                <text:p>-1082490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22372096">
                <text:p>-1223720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23699200">
                <text:p>-1236992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22322944">
                <text:p>-122322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19144448">
                <text:p>-1191444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08068864">
                <text:p>-1080688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07839488">
                <text:p>-1078394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08216320">
                <text:p>-1082163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09690880">
                <text:p>-1096908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12246784">
                <text:p>-1122467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8325248">
                <text:p>-1183252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22339328">
                <text:p>-1223393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22650624">
                <text:p>-1226506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22372096">
                <text:p>-1223720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0242176">
                <text:p>-1202421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1640576">
                <text:p>-1116405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07954176">
                <text:p>-1079541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07724800">
                <text:p>-1077248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07331584">
                <text:p>-1073315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07167744">
                <text:p>-1071677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07069440">
                <text:p>-1070694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07134976">
                <text:p>-1071349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2328704">
                <text:p>-1123287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3049600">
                <text:p>-1130496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9603200">
                <text:p>-1196032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22404864">
                <text:p>-1224048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22781696">
                <text:p>-1227816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23174912">
                <text:p>-1231749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22470400">
                <text:p>-1224704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08003328">
                <text:p>-108003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07233280">
                <text:p>-1072332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07347968">
                <text:p>-1073479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07675648">
                <text:p>-1076756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08298240">
                <text:p>-10829824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09215744">
                <text:p>-1092157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09838336">
                <text:p>-1098383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1149056">
                <text:p>-1111490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3229824">
                <text:p>-1132298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21323520">
                <text:p>-1213235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21749504">
                <text:p>-121749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23797504">
                <text:p>-1237975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23846656">
                <text:p>-1238466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23895808">
                <text:p>-1238958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2372096">
                <text:p>-1223720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18882304">
                <text:p>-1188823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08412928">
                <text:p>-1084129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08101632">
                <text:p>-1081016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07397120">
                <text:p>-1073971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07413504">
                <text:p>-1074135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07446272">
                <text:p>-1074462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08773376">
                <text:p>-1087733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8439936">
                <text:p>-1184399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9095296">
                <text:p>-1190952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21323520">
                <text:p>-1213235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21765888">
                <text:p>-1217658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22896384">
                <text:p>-1228963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23731968">
                <text:p>-1237319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23846656">
                <text:p>-1238466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23797504">
                <text:p>-1237975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23699200">
                <text:p>-1236992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23076608">
                <text:p>-1230766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08281856">
                <text:p>-1082818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08019712">
                <text:p>-1080197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07479040">
                <text:p>-10747904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07298816">
                <text:p>-1072988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07511808">
                <text:p>-1075118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07986944">
                <text:p>-1079869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08298240">
                <text:p>-1082982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1591424">
                <text:p>-1115914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8439936">
                <text:p>-1184399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23748352">
                <text:p>-1237483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23830272">
                <text:p>-1238302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23797504">
                <text:p>-1237975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23027456">
                <text:p>-1230274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1356288">
                <text:p>-121356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3131520">
                <text:p>-11313152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09985792">
                <text:p>-1099857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07888640">
                <text:p>-1078886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07610112">
                <text:p>-1076101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07823104">
                <text:p>-1078231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1181824">
                <text:p>-1111818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8669312">
                <text:p>-1186693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9390208">
                <text:p>-1193902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23076608">
                <text:p>-1230766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23731968">
                <text:p>-1237319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23944960">
                <text:p>-12394496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24010496">
                <text:p>-1240104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23977728">
                <text:p>-1239777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23879424">
                <text:p>-1238794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19226368">
                <text:p>-1192263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18669312">
                <text:p>-1186693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07888640">
                <text:p>-10788864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07675648">
                <text:p>-1076756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07626496">
                <text:p>-1076264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07855872">
                <text:p>-1078558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8636544">
                <text:p>-1186365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23650048">
                <text:p>-1236500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23846656">
                <text:p>-1238466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24026880">
                <text:p>-1240268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24207104">
                <text:p>-1242071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24174336">
                <text:p>-1241743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24010496">
                <text:p>-1240104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23731968">
                <text:p>-1237319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22994688">
                <text:p>-1229946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1012224">
                <text:p>-1210122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3442816">
                <text:p>-1134428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09084672">
                <text:p>-1090846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08167168">
                <text:p>-1081671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07921408">
                <text:p>-1079214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08199936">
                <text:p>-1081999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9881728">
                <text:p>-1198817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22257408">
                <text:p>-1222574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23912192">
                <text:p>-1239121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23961344">
                <text:p>-1239613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08199936">
                <text:p>-1081999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07986944">
                <text:p>-1079869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07741184">
                <text:p>-1077411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07511808">
                <text:p>-1075118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20209408">
                <text:p>-1202094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23174912">
                <text:p>-1231749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23469824">
                <text:p>-1234698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23863040">
                <text:p>-12386304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23912192">
                <text:p>-1239121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23895808">
                <text:p>-1238958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22781696">
                <text:p>-1227816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22421248">
                <text:p>-1224212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19701504">
                <text:p>-1197015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3246208">
                <text:p>-113246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0.387cm" svg:height="20.591cm" xlink:href=".." xlink:type="simple" chart:class="chart:scatter" chart:style-name="ch1">
        <chart:legend chart:legend-position="end" svg:x="97.535cm" svg:y="9.996cm" style:legend-expansion="high" chart:style-name="ch2"/>
        <chart:plot-area chart:style-name="ch3" table:cell-range-address="dummy1.A3200:dummy1.B4199" svg:x="2.007cm" svg:y="0.411cm" svg:width="93.521cm" svg:height="19.769cm">
          <chartooo:coordinate-region svg:x="4.031cm" svg:y="0.61cm" svg:width="91.125cm" svg:height="19.3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ummy1.B3200:dummy1.B4199" chart:class="chart:scatter">
            <chart:domain table:cell-range-address="dummy1.A3200:dummy1.A4199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ummy1.A3200:dummy1.A4199</svg:desc>
                </draw:g>
              </table:table-cell>
              <table:table-cell office:value-type="float" office:value="-109182976">
                <text:p>-109182976</text:p>
                <draw:g>
                  <svg:desc>dummy1.B3200:dummy1.B4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08953600">
                <text:p>-108953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13491968">
                <text:p>-113491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15572736">
                <text:p>-115572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20700928">
                <text:p>-120700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21143296">
                <text:p>-121143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7637120">
                <text:p>-117637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6490240">
                <text:p>-1164902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13213440">
                <text:p>-1132134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12820224">
                <text:p>-112820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10166016">
                <text:p>-110166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08298240">
                <text:p>-1082982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08216320">
                <text:p>-1082163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08118016">
                <text:p>-108118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17555200">
                <text:p>-1175552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18095872">
                <text:p>-118095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18636544">
                <text:p>-1186365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21028608">
                <text:p>-121028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21503744">
                <text:p>-121503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22454016">
                <text:p>-122454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23027456">
                <text:p>-123027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22519552">
                <text:p>-122519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20897536">
                <text:p>-120897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7653504">
                <text:p>-117653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15802112">
                <text:p>-11580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15212288">
                <text:p>-1152122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14163712">
                <text:p>-114163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13721344">
                <text:p>-113721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11738880">
                <text:p>-1117388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09707264">
                <text:p>-1097072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09379584">
                <text:p>-109379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08249088">
                <text:p>-1082490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08183552">
                <text:p>-108183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09035520">
                <text:p>-1090355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14868224">
                <text:p>-1148682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21929728">
                <text:p>-1219297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22519552">
                <text:p>-1225195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22814464">
                <text:p>-1228144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3027456">
                <text:p>-123027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23289600">
                <text:p>-123289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22257408">
                <text:p>-122257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8341632">
                <text:p>-1183416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15376128">
                <text:p>-115376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14262016">
                <text:p>-1142620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13852416">
                <text:p>-1138524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12934912">
                <text:p>-1129349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11001600">
                <text:p>-1110016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08232704">
                <text:p>-1082327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09068288">
                <text:p>-1090682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09379584">
                <text:p>-1093795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0231552">
                <text:p>-1102315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16195328">
                <text:p>-1161953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16867072">
                <text:p>-116867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18161408">
                <text:p>-1181614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19881728">
                <text:p>-119881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21110528">
                <text:p>-1211105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23174912">
                <text:p>-1231749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20602624">
                <text:p>-1206026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9029760">
                <text:p>-1190297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7309440">
                <text:p>-1173094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6719616">
                <text:p>-1167196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14475008">
                <text:p>-1144750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13508352">
                <text:p>-1135083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12361472">
                <text:p>-1123614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11591424">
                <text:p>-1115914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09953024">
                <text:p>-109953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09625344">
                <text:p>-1096253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08544000">
                <text:p>-108544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0936064">
                <text:p>-110936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2132096">
                <text:p>-1121320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12820224">
                <text:p>-1128202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13524736">
                <text:p>-1135247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21176064">
                <text:p>-121176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22617856">
                <text:p>-1226178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22454016">
                <text:p>-1224540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22142720">
                <text:p>-1221427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21667584">
                <text:p>-121667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21159680">
                <text:p>-1211596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7424128">
                <text:p>-1174241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15621888">
                <text:p>-1156218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15097600">
                <text:p>-1150976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13623040">
                <text:p>-1136230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13197056">
                <text:p>-1131970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10690304">
                <text:p>-1106903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09035520">
                <text:p>-1090355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08675072">
                <text:p>-1086750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08363776">
                <text:p>-1083637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09035520">
                <text:p>-1090355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09395968">
                <text:p>-1093959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0280704">
                <text:p>-1102807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0854144">
                <text:p>-1108541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1460352">
                <text:p>-1114603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14032640">
                <text:p>-1140326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18112256">
                <text:p>-1181122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19406592">
                <text:p>-1194065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20258560">
                <text:p>-1202585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20684544">
                <text:p>-1206845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21831424">
                <text:p>-1218314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22224640">
                <text:p>-1222246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22175488">
                <text:p>-1221754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21257984">
                <text:p>-1212579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9095296">
                <text:p>-1190952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8505472">
                <text:p>-1185054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14950144">
                <text:p>-114950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14442240">
                <text:p>-1144422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13524736">
                <text:p>-1135247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12689152">
                <text:p>-1126891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11935488">
                <text:p>-1119354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11558656">
                <text:p>-1115586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09985792">
                <text:p>-1099857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09084672">
                <text:p>-1090846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08412928">
                <text:p>-1084129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09461504">
                <text:p>-1094615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1493120">
                <text:p>-1114931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12771072">
                <text:p>-1127710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13426432">
                <text:p>-1134264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16998144">
                <text:p>-116998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18358016">
                <text:p>-1183580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21651200">
                <text:p>-1216512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22421248">
                <text:p>-1224212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3355136">
                <text:p>-1233551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23355136">
                <text:p>-1233551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22896384">
                <text:p>-1228963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22699776">
                <text:p>-1226997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9324672">
                <text:p>-1193246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7456896">
                <text:p>-1174568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15113984">
                <text:p>-1151139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11312896">
                <text:p>-1113128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10149632">
                <text:p>-1101496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09772800">
                <text:p>-1097728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08462080">
                <text:p>-1084620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08462080">
                <text:p>-1084620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08838912">
                <text:p>-1088389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0329856">
                <text:p>-1103298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0837760">
                <text:p>-1108377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1509504">
                <text:p>-1115095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2082944">
                <text:p>-1120829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16899840">
                <text:p>-11689984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18276096">
                <text:p>-1182760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22880000">
                <text:p>-122880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22617856">
                <text:p>-1226178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21487360">
                <text:p>-1214873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7571584">
                <text:p>-1175715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15146752">
                <text:p>-1151467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14606080">
                <text:p>-1146060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14081792">
                <text:p>-1140817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13606656">
                <text:p>-113606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13213440">
                <text:p>-1132134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12459776">
                <text:p>-1124597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12066560">
                <text:p>-1120665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09461504">
                <text:p>-1094615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08740608">
                <text:p>-1087406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08593152">
                <text:p>-1085931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08412928">
                <text:p>-1084129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09101056">
                <text:p>-1091010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16932608">
                <text:p>-1169326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18177792">
                <text:p>-1181777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18767616">
                <text:p>-1187676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2994688">
                <text:p>-1229946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22896384">
                <text:p>-1228963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22273792">
                <text:p>-1222737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21864192">
                <text:p>-1218641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21389056">
                <text:p>-1213890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20225792">
                <text:p>-1202257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9685120">
                <text:p>-1196851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8718464">
                <text:p>-1187184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7440512">
                <text:p>-1174405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6817920">
                <text:p>-1168179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15720192">
                <text:p>-1157201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14147328">
                <text:p>-1141473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13246208">
                <text:p>-1132462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12902144">
                <text:p>-1129021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12197632">
                <text:p>-1121976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10952448">
                <text:p>-1109524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09789184">
                <text:p>-1097891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09428736">
                <text:p>-1094287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08544000">
                <text:p>-108544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08478464">
                <text:p>-1084784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09133824">
                <text:p>-1091338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0297088">
                <text:p>-1102970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1296512">
                <text:p>-1112965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12558080">
                <text:p>-1125580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14753536">
                <text:p>-1147535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16834304">
                <text:p>-1168343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18800384">
                <text:p>-1188003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19799808">
                <text:p>-1197998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21634816">
                <text:p>-1216348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2880000">
                <text:p>-1228800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3289600">
                <text:p>-1232896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23469824">
                <text:p>-1234698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22912768">
                <text:p>-1229127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22683392">
                <text:p>-1226833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21880576">
                <text:p>-1218805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21438208">
                <text:p>-1214382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8046720">
                <text:p>-11804672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7473280">
                <text:p>-1174732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7030912">
                <text:p>-1170309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16424704">
                <text:p>-1164247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15752960">
                <text:p>-11575296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14245632">
                <text:p>-1142456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13704960">
                <text:p>-1137049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12885760">
                <text:p>-1128857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12148480">
                <text:p>-1121484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11362048">
                <text:p>-1113620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10247936">
                <text:p>-1102479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08544000">
                <text:p>-108544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09494272">
                <text:p>-1094942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2001024">
                <text:p>-1120010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14114560">
                <text:p>-11411456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15490816">
                <text:p>-1154908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16064256">
                <text:p>-1160642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16752384">
                <text:p>-1167523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17489664">
                <text:p>-1174896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18128640">
                <text:p>-11812864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18751232">
                <text:p>-1187512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19832576">
                <text:p>-11983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20176640">
                <text:p>-1201766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20668160">
                <text:p>-12066816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21126912">
                <text:p>-1211269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22290176">
                <text:p>-1222901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3060224">
                <text:p>-1230602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22650624">
                <text:p>-1226506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9898112">
                <text:p>-1198981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9373824">
                <text:p>-1193738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8816768">
                <text:p>-1188167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8194176">
                <text:p>-1181941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7080064">
                <text:p>-11708006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6473856">
                <text:p>-1164738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15785728">
                <text:p>-1157857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14229248">
                <text:p>-1142292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13770496">
                <text:p>-1137704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11427584">
                <text:p>-1114275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08969984">
                <text:p>-1089699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08625920">
                <text:p>-1086259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08527616">
                <text:p>-1085276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09166592">
                <text:p>-1091665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09477888">
                <text:p>-1094778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0313472">
                <text:p>-1103134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1968256">
                <text:p>-1119682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16211712">
                <text:p>-1162117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17522432">
                <text:p>-1175224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18145024">
                <text:p>-1181450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18734848">
                <text:p>-1187348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22322944">
                <text:p>-1223229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23043840">
                <text:p>-12304384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22798080">
                <text:p>-1227980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22421248">
                <text:p>-1224212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20537088">
                <text:p>-1205370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9996416">
                <text:p>-1199964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9422976">
                <text:p>-1194229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8390784">
                <text:p>-11839078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6539392">
                <text:p>-1165393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15310592">
                <text:p>-1153105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14294784">
                <text:p>-1142947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13410048">
                <text:p>-1134100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13065984">
                <text:p>-1130659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11853568">
                <text:p>-1118535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11443968">
                <text:p>-1114439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10608384">
                <text:p>-1106083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09920256">
                <text:p>-1099202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09592576">
                <text:p>-1095925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09051904">
                <text:p>-1090519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08855296">
                <text:p>-1088552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08724224">
                <text:p>-1087242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08642304">
                <text:p>-1086423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08675072">
                <text:p>-1086750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09084672">
                <text:p>-1090846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09461504">
                <text:p>-1094615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1394816">
                <text:p>-1113948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2033792">
                <text:p>-1120337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14016256">
                <text:p>-1140162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14819072">
                <text:p>-1148190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15507200">
                <text:p>-1155072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16129792">
                <text:p>-1161297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16883456">
                <text:p>-1168834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17587968">
                <text:p>-1175879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18784000">
                <text:p>-118784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19914496">
                <text:p>-1199144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20356864">
                <text:p>-1203568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20782848">
                <text:p>-1207828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21618432">
                <text:p>-1216184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22437632">
                <text:p>-1224376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22699776">
                <text:p>-1226997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22454016">
                <text:p>-1224540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21602048">
                <text:p>-1216020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20520704">
                <text:p>-1205207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20012800">
                <text:p>-1200128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9062528">
                <text:p>-1190625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7260288">
                <text:p>-1172602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16031488">
                <text:p>-11603148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13885184">
                <text:p>-1138851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13459200">
                <text:p>-1134592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13098752">
                <text:p>-1130987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11542272">
                <text:p>-1115422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09166592">
                <text:p>-10916659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08740608">
                <text:p>-1087406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08904448">
                <text:p>-1089044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0395392">
                <text:p>-1103953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14769920">
                <text:p>-11476992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16097024">
                <text:p>-1160970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16850688">
                <text:p>-1168506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17604352">
                <text:p>-1176043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18210560">
                <text:p>-11821056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18898688">
                <text:p>-1188986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19554048">
                <text:p>-1195540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21307136">
                <text:p>-1213071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21782272">
                <text:p>-1217822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22470400">
                <text:p>-1224704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22830848">
                <text:p>-1228308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23617280">
                <text:p>-1236172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22617856">
                <text:p>-1226178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20750080">
                <text:p>-1207500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3.328cm" svg:height="17.612cm" xlink:href=".." xlink:type="simple" chart:class="chart:scatter" chart:style-name="ch1">
        <chart:legend chart:legend-position="end" svg:x="100.476cm" svg:y="8.507cm" style:legend-expansion="high" chart:style-name="ch2"/>
        <chart:plot-area chart:style-name="ch3" table:cell-range-address="dummy1.A2:dummy1.B1001" svg:x="2.066cm" svg:y="0.352cm" svg:width="96.344cm" svg:height="16.908cm">
          <chartooo:coordinate-region svg:x="4.09cm" svg:y="0.551cm" svg:width="93.948cm" svg:height="16.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ummy1.B2:dummy1.B1001" chart:class="chart:scatter">
            <chart:domain table:cell-range-address="dummy1.A2:dummy1.A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ummy1.A2:dummy1.A1001</svg:desc>
                </draw:g>
              </table:table-cell>
              <table:table-cell office:value-type="float" office:value="-108789760">
                <text:p>-108789760</text:p>
                <draw:g>
                  <svg:desc>dummy1.B2:dummy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10510080">
                <text:p>-1105100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11886336">
                <text:p>-111886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13229824">
                <text:p>-113229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14933760">
                <text:p>-114933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16408320">
                <text:p>-116408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17161984">
                <text:p>-117161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17915648">
                <text:p>-117915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18652928">
                <text:p>-118652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19259136">
                <text:p>-119259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19816192">
                <text:p>-119816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20766464">
                <text:p>-120766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21208832">
                <text:p>-121208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21683968">
                <text:p>-121683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23502592">
                <text:p>-123502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23355136">
                <text:p>-123355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23109376">
                <text:p>-123109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22912768">
                <text:p>-122912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22535936">
                <text:p>-122535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20438784">
                <text:p>-120438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16686848">
                <text:p>-116686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12721920">
                <text:p>-1127219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12230400">
                <text:p>-11223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10886912">
                <text:p>-110886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10034944">
                <text:p>-110034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09576192">
                <text:p>-109576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08494848">
                <text:p>-108494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07184128">
                <text:p>-107184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07462656">
                <text:p>-107462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08773376">
                <text:p>-108773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09314048">
                <text:p>-109314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11198208">
                <text:p>-111198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12590848">
                <text:p>-1125908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13459200">
                <text:p>-113459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14180096">
                <text:p>-114180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14917376">
                <text:p>-114917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15638272">
                <text:p>-115638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16342784">
                <text:p>-116342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17178368">
                <text:p>-117178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20471552">
                <text:p>-1204715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20963072">
                <text:p>-1209630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22241024">
                <text:p>-122241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22601472">
                <text:p>-1226014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23142144">
                <text:p>-123142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23715584">
                <text:p>-1237155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23699200">
                <text:p>-1236992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22437632">
                <text:p>-122437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21520128">
                <text:p>-121520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20995840">
                <text:p>-1209958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19734272">
                <text:p>-119734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17866496">
                <text:p>-117866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15982336">
                <text:p>-1159823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14573312">
                <text:p>-114573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12754688">
                <text:p>-1127546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12246784">
                <text:p>-112246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11689728">
                <text:p>-1116897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10428160">
                <text:p>-1104281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09510656">
                <text:p>-1095106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09117440">
                <text:p>-109117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08003328">
                <text:p>-1080033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07790336">
                <text:p>-1077903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07331584">
                <text:p>-1073315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07184128">
                <text:p>-107184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07184128">
                <text:p>-107184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07282432">
                <text:p>-1072824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08314624">
                <text:p>-108314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09346816">
                <text:p>-109346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11034368">
                <text:p>-1110343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12574464">
                <text:p>-112574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13278976">
                <text:p>-1132789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17145600">
                <text:p>-1171456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17882880">
                <text:p>-1178828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21225216">
                <text:p>-121225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21634816">
                <text:p>-121634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22109952">
                <text:p>-122109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22470400">
                <text:p>-122470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22994688">
                <text:p>-1229946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23617280">
                <text:p>-1236172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23387904">
                <text:p>-1233879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23060224">
                <text:p>-123060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22781696">
                <text:p>-1227816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21896960">
                <text:p>-1218969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20389632">
                <text:p>-120389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19177216">
                <text:p>-119177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18554624">
                <text:p>-118554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17342208">
                <text:p>-117342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16654080">
                <text:p>-1166540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15900416">
                <text:p>-1159004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15163136">
                <text:p>-115163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13917952">
                <text:p>-113917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13295360">
                <text:p>-1132953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12705536">
                <text:p>-1127055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12279552">
                <text:p>-1122795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11378432">
                <text:p>-1113784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09936640">
                <text:p>-1099366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09608960">
                <text:p>-1096089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07790336">
                <text:p>-1077903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07413504">
                <text:p>-1074135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07315200">
                <text:p>-1073152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07298816">
                <text:p>-107298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07921408">
                <text:p>-1079214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08314624">
                <text:p>-1083146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11165440">
                <text:p>-1111654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12640000">
                <text:p>-11264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14851840">
                <text:p>-1148518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18603776">
                <text:p>-1186037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19963648">
                <text:p>-119963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21339904">
                <text:p>-1213399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22552320">
                <text:p>-1225523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22912768">
                <text:p>-122912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23437056">
                <text:p>-123437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23518976">
                <text:p>-1235189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23617280">
                <text:p>-1236172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23256832">
                <text:p>-123256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22503168">
                <text:p>-122503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21044992">
                <text:p>-1210449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19275520">
                <text:p>-1192755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16588544">
                <text:p>-1165885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14638848">
                <text:p>-1146388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13999872">
                <text:p>-1139998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13360896">
                <text:p>-1133608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12312320">
                <text:p>-1123123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10936064">
                <text:p>-1109360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10575616">
                <text:p>-1105756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09674496">
                <text:p>-1096744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09232128">
                <text:p>-1092321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08822528">
                <text:p>-1088225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07855872">
                <text:p>-1078558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07642880">
                <text:p>-1076428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07167744">
                <text:p>-1071677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07216896">
                <text:p>-1072168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07626496">
                <text:p>-1076264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07905024">
                <text:p>-1079050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08249088">
                <text:p>-1082490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08691456">
                <text:p>-108691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10379008">
                <text:p>-1103790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11804416">
                <text:p>-111804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12476160">
                <text:p>-112476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14737152">
                <text:p>-114737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15523584">
                <text:p>-1155235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16228096">
                <text:p>-1162280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17833728">
                <text:p>-1178337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19668736">
                <text:p>-1196687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20193024">
                <text:p>-1201930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21192448">
                <text:p>-1211924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22372096">
                <text:p>-1223720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23158528">
                <text:p>-1231585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23699200">
                <text:p>-1236992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22322944">
                <text:p>-122322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21946112">
                <text:p>-121946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21470976">
                <text:p>-1214709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20881152">
                <text:p>-1208811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19144448">
                <text:p>-1191444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18538240">
                <text:p>-1185382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17850112">
                <text:p>-117850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16637696">
                <text:p>-1166376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15949568">
                <text:p>-1159495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15245056">
                <text:p>-1152450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13950720">
                <text:p>-1139507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12787456">
                <text:p>-1127874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12214016">
                <text:p>-1122140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11755264">
                <text:p>-111755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10903296">
                <text:p>-110903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10477312">
                <text:p>-1104773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10002176">
                <text:p>-1100021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08806144">
                <text:p>-1088061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08068864">
                <text:p>-1080688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07839488">
                <text:p>-1078394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07200512">
                <text:p>-1072005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07118592">
                <text:p>-1071185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08216320">
                <text:p>-1082163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09690880">
                <text:p>-1096908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10821376">
                <text:p>-1108213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12246784">
                <text:p>-1122467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13033216">
                <text:p>-1130332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13803264">
                <text:p>-1138032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15294208">
                <text:p>-1152942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18325248">
                <text:p>-1183252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18947840">
                <text:p>-1189478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20619008">
                <text:p>-1206190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21569280">
                <text:p>-1215692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22339328">
                <text:p>-1223393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23224064">
                <text:p>-1232240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22650624">
                <text:p>-1226506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22372096">
                <text:p>-1223720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21454592">
                <text:p>-1214545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20848384">
                <text:p>-1208483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20242176">
                <text:p>-1202421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19586816">
                <text:p>-1195868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18980608">
                <text:p>-1189806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18456320">
                <text:p>-1184563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17899264">
                <text:p>-1178992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17293056">
                <text:p>-117293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16604928">
                <text:p>-1166049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14524160">
                <text:p>-1145241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13393664">
                <text:p>-1133936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12738304">
                <text:p>-1127383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12115712">
                <text:p>-112115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11640576">
                <text:p>-1116405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11280128">
                <text:p>-1112801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10051328">
                <text:p>-1100513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07954176">
                <text:p>-1079541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07724800">
                <text:p>-1077248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07331584">
                <text:p>-1073315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07167744">
                <text:p>-1071677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07053056">
                <text:p>-1070530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07069440">
                <text:p>-1070694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07134976">
                <text:p>-1071349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07806720">
                <text:p>-1078067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09723648">
                <text:p>-1097236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10804992">
                <text:p>-1108049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12328704">
                <text:p>-1123287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13049600">
                <text:p>-1130496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14540544">
                <text:p>-1145405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16162560">
                <text:p>-1161625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16948992">
                <text:p>-1169489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17719040">
                <text:p>-1177190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18292480">
                <text:p>-1182924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18931456">
                <text:p>-1189314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19603200">
                <text:p>-1196032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20127488">
                <text:p>-1201274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20569856">
                <text:p>-1205698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21061376">
                <text:p>-1210613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21995264">
                <text:p>-1219952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22404864">
                <text:p>-1224048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22781696">
                <text:p>-1227816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23092992">
                <text:p>-123092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23305984">
                <text:p>-123305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23535360">
                <text:p>-1235353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23453440">
                <text:p>-1234534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23174912">
                <text:p>-1231749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22863616">
                <text:p>-1228636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22470400">
                <text:p>-1224704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22060800">
                <text:p>-1220608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20406016">
                <text:p>-1204060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19848960">
                <text:p>-1198489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19209984">
                <text:p>-1192099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18620160">
                <text:p>-1186201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18013952">
                <text:p>-1180139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17391360">
                <text:p>-1173913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16703232">
                <text:p>-1167032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16015104">
                <text:p>-116015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15359744">
                <text:p>-1153597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14704384">
                <text:p>-1147043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13475584">
                <text:p>-1134755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11869952">
                <text:p>-1118699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11345664">
                <text:p>-1113456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10985216">
                <text:p>-1109852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10215168">
                <text:p>-1102151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09756416">
                <text:p>-1097564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08511232">
                <text:p>-1085112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08265472">
                <text:p>-1082654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08003328">
                <text:p>-108003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07380736">
                <text:p>-1073807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07233280">
                <text:p>-1072332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07347968">
                <text:p>-1073479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07675648">
                <text:p>-1076756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08298240">
                <text:p>-10829824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09215744">
                <text:p>-1092157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09838336">
                <text:p>-1098383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10493696">
                <text:p>-1104936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11149056">
                <text:p>-1111490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11788032">
                <text:p>-1117880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12525312">
                <text:p>-1125253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13229824">
                <text:p>-1132298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16375552">
                <text:p>-1163755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17112832">
                <text:p>-1171128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17817344">
                <text:p>-1178173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18521856">
                <text:p>-1185218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19193600">
                <text:p>-1191936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20307712">
                <text:p>-1203077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20832000">
                <text:p>-120832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21323520">
                <text:p>-1213235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21749504">
                <text:p>-121749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22208256">
                <text:p>-1222082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22634240">
                <text:p>-1226342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22961920">
                <text:p>-1229619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23797504">
                <text:p>-1237975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23846656">
                <text:p>-1238466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23895808">
                <text:p>-1238958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22372096">
                <text:p>-1223720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21913344">
                <text:p>-1219133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20717312">
                <text:p>-1207173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20111104">
                <text:p>-1201111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18882304">
                <text:p>-1188823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18226944">
                <text:p>-1182269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17620736">
                <text:p>-1176207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16981760">
                <text:p>-11698176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15671040">
                <text:p>-1156710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14311168">
                <text:p>-1143111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13655808">
                <text:p>-1136558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12099328">
                <text:p>-1120993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11624192">
                <text:p>-1116241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10788608">
                <text:p>-1107886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09527040">
                <text:p>-10952704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09150208">
                <text:p>-1091502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08412928">
                <text:p>-1084129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08101632">
                <text:p>-1081016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07397120">
                <text:p>-1073971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07413504">
                <text:p>-1074135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07446272">
                <text:p>-1074462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08773376">
                <text:p>-1087733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09297664">
                <text:p>-1092976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09854720">
                <text:p>-1098547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11050752">
                <text:p>-1110507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11722496">
                <text:p>-1117224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12427008">
                <text:p>-1124270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15474432">
                <text:p>-1154744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16277248">
                <text:p>-1162772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17063680">
                <text:p>-1170636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17800960">
                <text:p>-11780096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18439936">
                <text:p>-1184399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19095296">
                <text:p>-1190952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20815616">
                <text:p>-1208156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21323520">
                <text:p>-1213235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21765888">
                <text:p>-1217658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22896384">
                <text:p>-1228963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23191296">
                <text:p>-123191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23486208">
                <text:p>-1234862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23731968">
                <text:p>-1237319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23846656">
                <text:p>-1238466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23797504">
                <text:p>-1237975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23699200">
                <text:p>-1236992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23076608">
                <text:p>-1230766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22355712">
                <text:p>-1223557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21815040">
                <text:p>-1218150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21241600">
                <text:p>-1212416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20635392">
                <text:p>-1206353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20045568">
                <text:p>-1200455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19472128">
                <text:p>-1194721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18833152">
                <text:p>-1188331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18243328">
                <text:p>-1182433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17686272">
                <text:p>-117686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16310016">
                <text:p>-1163100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15605504">
                <text:p>-1156055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14966528">
                <text:p>-1149665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14376704">
                <text:p>-1143767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13786880">
                <text:p>-1137868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13147904">
                <text:p>-1131479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12541696">
                <text:p>-112541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11984640">
                <text:p>-11198464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11525888">
                <text:p>-11152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11116288">
                <text:p>-1111162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10706688">
                <text:p>-1107066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10346240">
                <text:p>-1103462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09903872">
                <text:p>-1099038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08576768">
                <text:p>-1085767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08281856">
                <text:p>-1082818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08019712">
                <text:p>-1080197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07479040">
                <text:p>-10747904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07298816">
                <text:p>-1072988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07266048">
                <text:p>-1072660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07249664">
                <text:p>-1072496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07364352">
                <text:p>-1073643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07511808">
                <text:p>-1075118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07986944">
                <text:p>-1079869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08298240">
                <text:p>-1082982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08658688">
                <text:p>-1086586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09182976">
                <text:p>-1091829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10870528">
                <text:p>-1108705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11591424">
                <text:p>-1115914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12345088">
                <text:p>-1123450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13115136">
                <text:p>-1131151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13934336">
                <text:p>-1139343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14688000">
                <text:p>-114688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15458048">
                <text:p>-1154580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16260864">
                <text:p>-1162608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16965376">
                <text:p>-1169653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17702656">
                <text:p>-1177026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18439936">
                <text:p>-1184399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20274944">
                <text:p>-1202749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21700352">
                <text:p>-1217003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22191872">
                <text:p>-1221918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22847232">
                <text:p>-1228472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23207680">
                <text:p>-1232076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23748352">
                <text:p>-1237483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23830272">
                <text:p>-1238302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23797504">
                <text:p>-1237975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23666432">
                <text:p>-1236664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23404288">
                <text:p>-1234042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23027456">
                <text:p>-1230274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22748928">
                <text:p>-1227489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22306560">
                <text:p>-12230656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21356288">
                <text:p>-121356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20750080">
                <text:p>-1207500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20160256">
                <text:p>-1201602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19537664">
                <text:p>-1195376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18915072">
                <text:p>-1189150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17751808">
                <text:p>-1177518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17047296">
                <text:p>-1170472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16441088">
                <text:p>-1164410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15703808">
                <text:p>-1157038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14982912">
                <text:p>-1149829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14327552">
                <text:p>-1143275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13672192">
                <text:p>-1136721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13131520">
                <text:p>-11313152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12164864">
                <text:p>-1121648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11706112">
                <text:p>-1117061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11214592">
                <text:p>-1112145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10755840">
                <text:p>-1107558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10411776">
                <text:p>-1104117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09985792">
                <text:p>-1099857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09543424">
                <text:p>-1095434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09199360">
                <text:p>-1091993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08789760">
                <text:p>-1087897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08396544">
                <text:p>-1083965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07888640">
                <text:p>-1078886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07659264">
                <text:p>-1076592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07528192">
                <text:p>-1075281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07495424">
                <text:p>-1074954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07610112">
                <text:p>-1076101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07823104">
                <text:p>-1078231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08937216">
                <text:p>-1089372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09412352">
                <text:p>-1094123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09887488">
                <text:p>-1098874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10460928">
                <text:p>-1104609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11181824">
                <text:p>-1111818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11837184">
                <text:p>-1118371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13311744">
                <text:p>-1133117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14835456">
                <text:p>-1148354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15654656">
                <text:p>-1156546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16457472">
                <text:p>-1164574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18669312">
                <text:p>-1186693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19390208">
                <text:p>-1193902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19980032">
                <text:p>-1199800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20504320">
                <text:p>-12050432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20930304">
                <text:p>-1209303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21405440">
                <text:p>-12140544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21978880">
                <text:p>-1219788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22765312">
                <text:p>-1227653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23076608">
                <text:p>-1230766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23371520">
                <text:p>-12337152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23600896">
                <text:p>-1236008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23731968">
                <text:p>-1237319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23944960">
                <text:p>-12394496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24010496">
                <text:p>-1240104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23977728">
                <text:p>-1239777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23879424">
                <text:p>-1238794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23584512">
                <text:p>-1235845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23240448">
                <text:p>-1232404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22945536">
                <text:p>-1229455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22585088">
                <text:p>-1225850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22093568">
                <text:p>-1220935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21552896">
                <text:p>-1215528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20946688">
                <text:p>-1209466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20340480">
                <text:p>-1203404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19767040">
                <text:p>-1197670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19226368">
                <text:p>-1192263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18669312">
                <text:p>-1186693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18079488">
                <text:p>-1180794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16670464">
                <text:p>-11667046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15195904">
                <text:p>-11519590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13983488">
                <text:p>-1139834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12377856">
                <text:p>-1123778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11919104">
                <text:p>-1119191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11476736">
                <text:p>-1114767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11099904">
                <text:p>-1110999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10198784">
                <text:p>-1101987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09740032">
                <text:p>-1097400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09264896">
                <text:p>-1092648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08609536">
                <text:p>-1086095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08331008">
                <text:p>-1083310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08134400">
                <text:p>-1081344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07888640">
                <text:p>-10788864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07675648">
                <text:p>-1076756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07626496">
                <text:p>-1076264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07855872">
                <text:p>-1078558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08085248">
                <text:p>-1080852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08429312">
                <text:p>-1084293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08888064">
                <text:p>-1088880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09330432">
                <text:p>-1093304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09871104">
                <text:p>-1098711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10559232">
                <text:p>-1105592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11263744">
                <text:p>-1112637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11951872">
                <text:p>-1119518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12656384">
                <text:p>-1126563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13377280">
                <text:p>-1133772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14098176">
                <text:p>-1140981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14802688">
                <text:p>-1148026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15556352">
                <text:p>-1155563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16359168">
                <text:p>-1163591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17194752">
                <text:p>-1171947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17964800">
                <text:p>-1179648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18636544">
                <text:p>-1186365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19291904">
                <text:p>-1192919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19947264">
                <text:p>-1199472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20553472">
                <text:p>-1205534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21077760">
                <text:p>-12107776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21962496">
                <text:p>-1219624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22388480">
                <text:p>-1223884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22716160">
                <text:p>-12271616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23011072">
                <text:p>-1230110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23650048">
                <text:p>-1236500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23846656">
                <text:p>-1238466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24026880">
                <text:p>-1240268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24207104">
                <text:p>-1242071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24174336">
                <text:p>-1241743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24010496">
                <text:p>-1240104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23731968">
                <text:p>-1237319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23338752">
                <text:p>-1233387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22994688">
                <text:p>-1229946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22126336">
                <text:p>-1221263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21012224">
                <text:p>-1210122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20487936">
                <text:p>-1204879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19930880">
                <text:p>-1199308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19357440">
                <text:p>-1193574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18702080">
                <text:p>-1187020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18063104">
                <text:p>-1180631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17407744">
                <text:p>-1174077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16736000">
                <text:p>-116736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15998720">
                <text:p>-1159987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15261440">
                <text:p>-11526144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14655232">
                <text:p>-1146552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14065408">
                <text:p>-1140654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13442816">
                <text:p>-1134428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12918528">
                <text:p>-1129185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12508928">
                <text:p>-1125089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12050176">
                <text:p>-1120501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11067136">
                <text:p>-1110671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10673920">
                <text:p>-1106739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10264320">
                <text:p>-11026432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09084672">
                <text:p>-1090846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08707840">
                <text:p>-1087078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08445696">
                <text:p>-1084456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08167168">
                <text:p>-1081671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07937792">
                <text:p>-1079377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07593728">
                <text:p>-1075937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07692032">
                <text:p>-1076920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07921408">
                <text:p>-1079214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08199936">
                <text:p>-1081999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08920832">
                <text:p>-1089208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09445120">
                <text:p>-1094451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10018560">
                <text:p>-11001856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10624768">
                <text:p>-1106247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11247360">
                <text:p>-11124736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12607232">
                <text:p>-1126072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13328128">
                <text:p>-11332812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14049024">
                <text:p>-1140490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14786304">
                <text:p>-1147863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15589120">
                <text:p>-1155891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16391936">
                <text:p>-11639193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17211136">
                <text:p>-1172111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17948416">
                <text:p>-1179484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18685696">
                <text:p>-1186856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19308288">
                <text:p>-1193082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19881728">
                <text:p>-1198817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20455168">
                <text:p>-1204551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20913920">
                <text:p>-1209139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21372672">
                <text:p>-1213726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21798656">
                <text:p>-1217986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22257408">
                <text:p>-1222574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22667008">
                <text:p>-1226670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23322368">
                <text:p>-1233223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23568128">
                <text:p>-1235681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23682816">
                <text:p>-1236828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23912192">
                <text:p>-1239121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24076032">
                <text:p>-1240760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23961344">
                <text:p>-1239613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23551744">
                <text:p>-1235517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23273216">
                <text:p>-1232732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22978304">
                <text:p>-1229783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21536512">
                <text:p>-1215365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20373248">
                <text:p>-1203732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19783424">
                <text:p>-1197834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19160832">
                <text:p>-1191608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17997568">
                <text:p>-1179975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17325824">
                <text:p>-1173258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15884032">
                <text:p>-1158840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15179520">
                <text:p>-11517952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14556928">
                <text:p>-1145569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13967104">
                <text:p>-1139671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13344512">
                <text:p>-1133445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12836608">
                <text:p>-1128366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11902720">
                <text:p>-11190272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11411200">
                <text:p>-1114112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10968832">
                <text:p>-1109688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10542848">
                <text:p>-1105428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10116864">
                <text:p>-1101168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09658112">
                <text:p>-1096581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08986368">
                <text:p>-1089863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08560384">
                <text:p>-10856038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08199936">
                <text:p>-1081999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07986944">
                <text:p>-1079869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07741184">
                <text:p>-1077411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07577344">
                <text:p>-1075773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07511808">
                <text:p>-1075118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07429888">
                <text:p>-10742988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07560960">
                <text:p>-1075609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07773952">
                <text:p>-1077739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08036096">
                <text:p>-1080360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08347392">
                <text:p>-10834739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08756992">
                <text:p>-1087569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09281280">
                <text:p>-10928128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09805568">
                <text:p>-1098055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10362624">
                <text:p>-1103626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10919680">
                <text:p>-1109196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11575040">
                <text:p>-11157504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12410624">
                <text:p>-1124106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13180672">
                <text:p>-1131806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13836032">
                <text:p>-1138360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15392512">
                <text:p>-1153925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16178944">
                <text:p>-1161789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16916224">
                <text:p>-116916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17669888">
                <text:p>-11766988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18423552">
                <text:p>-1184235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19111680">
                <text:p>-1191116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19750656">
                <text:p>-1197506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20209408">
                <text:p>-1202094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20733696">
                <text:p>-1207336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21274368">
                <text:p>-1212743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21716736">
                <text:p>-1217167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22159104">
                <text:p>-12215910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22568704">
                <text:p>-1225687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22929152">
                <text:p>-1229291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23174912">
                <text:p>-12317491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23469824">
                <text:p>-1234698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23863040">
                <text:p>-12386304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23912192">
                <text:p>-1239121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23895808">
                <text:p>-1238958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23764736">
                <text:p>-1237647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23633664">
                <text:p>-1236336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23420672">
                <text:p>-1234206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23125760">
                <text:p>-1231257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22781696">
                <text:p>-1227816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22421248">
                <text:p>-1224212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22044416">
                <text:p>-1220444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21585664">
                <text:p>-1215856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20979456">
                <text:p>-1209794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20324096">
                <text:p>-1203240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19701504">
                <text:p>-1197015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19128064">
                <text:p>-1191280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18571008">
                <text:p>-1185710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17932032">
                <text:p>-1179320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17276672">
                <text:p>-1172766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16572160">
                <text:p>-11657216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15933184">
                <text:p>-11593318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15277824">
                <text:p>-1152778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14589696">
                <text:p>-1145896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13901568">
                <text:p>-1139015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13246208">
                <text:p>-1132462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